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03800000019A22767CCBF12352C.png" manifest:media-type="image/png"/>
  <manifest:file-entry manifest:full-path="Pictures/100000000000027B0000010804BCDF31E80A886A.png" manifest:media-type="image/png"/>
  <manifest:file-entry manifest:full-path="Pictures/1000000000000348000001783250F78F8E09DBB2.png" manifest:media-type="image/png"/>
  <manifest:file-entry manifest:full-path="Pictures/100002010000027000000230B06C0BBF82F69F25.png" manifest:media-type="image/png"/>
  <manifest:file-entry manifest:full-path="Pictures/10000000000000120000000D1ACFF2A61F40BE64.png" manifest:media-type="image/png"/>
  <manifest:file-entry manifest:full-path="Pictures/10000201000003E8000000D262270D7C3E523D96.png" manifest:media-type="image/png"/>
  <manifest:file-entry manifest:full-path="Pictures/10000000000001590000016BCD6606A412E16CFF.png" manifest:media-type="image/png"/>
  <manifest:file-entry manifest:full-path="Pictures/100000000000001000000012578ABB4D3FD417BB.png" manifest:media-type="image/png"/>
  <manifest:file-entry manifest:full-path="Pictures/10000000000000AA0000009D89E5228948E4137E.png" manifest:media-type="image/png"/>
  <manifest:file-entry manifest:full-path="Pictures/10000000000000120000001174A2B4AC9F628EA1.png" manifest:media-type="image/png"/>
  <manifest:file-entry manifest:full-path="Pictures/100003A50000017B000001E7A5B2E84C42C85B96.svg" manifest:media-type="image/svg+xml"/>
  <manifest:file-entry manifest:full-path="Pictures/100006A2000001A8000001A8B3B6DC61F342ADE9.svg" manifest:media-type="image/svg+xml"/>
  <manifest:file-entry manifest:full-path="Pictures/100000000000003700000016BDC91E3B478A7E57.png" manifest:media-type="image/png"/>
  <manifest:file-entry manifest:full-path="Pictures/100000000000000F00000012CA7179904469E27D.png" manifest:media-type="image/png"/>
  <manifest:file-entry manifest:full-path="Pictures/100000000000021500000112DA02E9454AC03FC7.png" manifest:media-type="image/png"/>
  <manifest:file-entry manifest:full-path="Pictures/10000000000000E7000000C455D90F72F996A878.png" manifest:media-type="image/png"/>
  <manifest:file-entry manifest:full-path="Pictures/10000000000001250000010DA3A421688BA03AC7.png" manifest:media-type="image/png"/>
  <manifest:file-entry manifest:full-path="Pictures/10000000000003460000019A186D4CDE92021525.png" manifest:media-type="image/png"/>
  <manifest:file-entry manifest:full-path="Pictures/100002010000026E0000022FC207CFE9E99DA888.png" manifest:media-type="image/png"/>
  <manifest:file-entry manifest:full-path="Pictures/10000000000001A600000142F3D425707531A747.png" manifest:media-type="image/png"/>
  <manifest:file-entry manifest:full-path="Pictures/10000000000001F4000000E9E98B5E973C666037.png" manifest:media-type="image/png"/>
  <manifest:file-entry manifest:full-path="Pictures/100000000000034900000220929BC5CB171FC354.png" manifest:media-type="image/png"/>
  <manifest:file-entry manifest:full-path="Pictures/10000000000002AA0000023CFEC71C2D0E13795C.png" manifest:media-type="image/png"/>
  <manifest:file-entry manifest:full-path="Pictures/1000000000000349000002207675ACBE986C02D5.png" manifest:media-type="image/png"/>
  <manifest:file-entry manifest:full-path="Configurations2/accelerator/current.xml" manifest:media-type=""/>
  <manifest:file-entry manifest:full-path="Configurations2/" manifest:media-type="application/vnd.sun.xml.ui.configuration"/>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styles.xml" manifest:media-type="text/xml"/>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settings.xml" manifest:media-type="text/xml"/>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meta.xml" manifest:media-type="text/xml"/>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manifest.rdf" manifest:media-type="application/rdf+xml"/>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Replacements/Object 44"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 manifest:media-type=""/>
  <manifest:file-entry manifest:full-path="ObjectReplacements/Object 1"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52/Configurations2/accelerator/current.xml" manifest:media-type=""/>
  <manifest:file-entry manifest:full-path="Object 52/Configurations2/" manifest:media-type="application/vnd.sun.xml.ui.configuration"/>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content.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2/settings.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layout-cache" manifest:media-type="application/binary"/>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DejaVu Sans1" svg:font-family="'DejaVu Sans'" style:font-adornments="Regular" style:font-family-generic="swiss"/>
    <style:font-face style:name="Liberation Sans5" svg:font-family="'Liberation Sans'" style:font-family-generic="swiss"/>
    <style:font-face style:name="Liberation Sans6" svg:font-family="'Liberation Sans'" style:font-adornments="Regular"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3" svg:font-family="'Liberation Mono'"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Mono2" svg:font-family="'Liberation Mono'" style:font-adornments="Regular" style:font-family-generic="swiss"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2.A1" style:family="table-cell">
      <style:table-cell-properties fo:padding="0in" fo:border="none"/>
    </style:style>
    <style:style style:name="Table3" style:family="table">
      <style:table-properties style:width="6.6931in" fo:margin-top="0.0396in" fo:margin-bottom="0.0785in" table:align="margins"/>
    </style:style>
    <style:style style:name="Table3.A" style:family="table-column">
      <style:table-column-properties style:column-width="2.2646in" style:rel-column-width="22175*"/>
    </style:style>
    <style:style style:name="Table3.B" style:family="table-column">
      <style:table-column-properties style:column-width="2.2097in" style:rel-column-width="21636*"/>
    </style:style>
    <style:style style:name="Table3.C" style:family="table-column">
      <style:table-column-properties style:column-width="2.2188in" style:rel-column-width="21724*"/>
    </style:style>
    <style:style style:name="Table4" style:family="table">
      <style:table-properties style:width="6.6931in" fo:margin-top="0.0396in" fo:margin-bottom="0.0785in" table:align="margins"/>
    </style:style>
    <style:style style:name="Table4.A" style:family="table-column">
      <style:table-column-properties style:column-width="2.2646in" style:rel-column-width="22175*"/>
    </style:style>
    <style:style style:name="Table4.B" style:family="table-column">
      <style:table-column-properties style:column-width="2.2097in" style:rel-column-width="21636*"/>
    </style:style>
    <style:style style:name="Table4.C" style:family="table-column">
      <style:table-column-properties style:column-width="2.2188in" style:rel-column-width="21724*"/>
    </style:style>
    <style:style style:name="Table1" style:family="table">
      <style:table-properties style:width="6.6931in" fo:margin-left="0in" fo:margin-right="0in" fo:margin-top="0.1181in" fo:margin-bottom="0.1181in" table:align="margins" style:may-break-between-rows="true"/>
    </style:style>
    <style:style style:name="Table1.A" style:family="table-column">
      <style:table-column-properties style:column-width="1.5299in" style:rel-column-width="14979*"/>
    </style:style>
    <style:style style:name="Table1.B" style:family="table-column">
      <style:table-column-properties style:column-width="2.2257in" style:rel-column-width="21792*"/>
    </style:style>
    <style:style style:name="Table1.C" style:family="table-column">
      <style:table-column-properties style:column-width="2.9375in" style:rel-column-width="28764*"/>
    </style:style>
    <style:style style:name="Table1.1" style:family="table-row">
      <style:table-row-properties fo:keep-together="always"/>
    </style:style>
    <style:style style:name="Table1.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1.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5" style:family="table">
      <style:table-properties style:width="6.6931in" fo:margin-top="0in" fo:margin-bottom="0.1576in" table:align="margins" fo:keep-with-next="auto" style:may-break-between-rows="false"/>
    </style:style>
    <style:style style:name="Table5.A" style:family="table-column">
      <style:table-column-properties style:column-width="5.5924in" style:rel-column-width="54757*"/>
    </style:style>
    <style:style style:name="Table5.B" style:family="table-column">
      <style:table-column-properties style:column-width="1.1007in" style:rel-column-width="10778*"/>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style:vertical-align="middle" fo:padding="0.0382in" fo:border="0.05pt solid #000000"/>
    </style:style>
    <style:style style:name="Table7" style:family="table">
      <style:table-properties style:width="6.6931in" table:align="margins"/>
    </style:style>
    <style:style style:name="Table7.A" style:family="table-column">
      <style:table-column-properties style:column-width="1.6729in" style:rel-column-width="16383*"/>
    </style:style>
    <style:style style:name="Table7.D" style:family="table-column">
      <style:table-column-properties style:column-width="1.6736in" style:rel-column-width="16386*"/>
    </style:style>
    <style:style style:name="Table7.A1" style:family="table-cell">
      <style:table-cell-properties fo:padding="0.0382in" fo:border-left="0.05pt solid #000000" fo:border-right="none" fo:border-top="0.05pt solid #000000" fo:border-bottom="0.05pt solid #000000"/>
    </style:style>
    <style:style style:name="Table7.D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0.05pt solid #000000" fo:border-top="none" fo:border-bottom="0.05pt solid #000000"/>
    </style:style>
    <style:style style:name="Table28" style:family="table">
      <style:table-properties style:width="6.6931in" fo:margin-top="0in" fo:margin-bottom="0.0396in" table:align="margins"/>
    </style:style>
    <style:style style:name="Table28.A" style:family="table-column">
      <style:table-column-properties style:column-width="5.9493in" style:rel-column-width="58251*"/>
    </style:style>
    <style:style style:name="Table28.B" style:family="table-column">
      <style:table-column-properties style:column-width="0.7438in" style:rel-column-width="7284*"/>
    </style:style>
    <style:style style:name="Table28.B1" style:family="table-cell">
      <style:table-cell-properties style:vertical-align="middle"/>
    </style:style>
    <style:style style:name="P1" style:family="paragraph" style:parent-style-name="Footer">
      <style:text-properties officeooo:paragraph-rsid="00a7e8e2"/>
    </style:style>
    <style:style style:name="P2" style:family="paragraph" style:parent-style-name="Footer">
      <style:paragraph-properties fo:text-align="start" style:justify-single-word="false"/>
      <style:text-properties officeooo:paragraph-rsid="007aace0"/>
    </style:style>
    <style:style style:name="P3" style:family="paragraph" style:parent-style-name="Footer">
      <style:text-properties officeooo:paragraph-rsid="0029a911"/>
    </style:style>
    <style:style style:name="P4" style:family="paragraph" style:parent-style-name="Text_20_body">
      <style:text-properties fo:language="en" fo:country="US" officeooo:rsid="001f0121" officeooo:paragraph-rsid="001f012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fo:language="en" fo:country="US" officeooo:paragraph-rsid="00a5ebf2"/>
    </style:style>
    <style:style style:name="P7" style:family="paragraph" style:parent-style-name="Text_20_body">
      <style:text-properties officeooo:rsid="00d78416" officeooo:paragraph-rsid="00d89275"/>
    </style:style>
    <style:style style:name="P8" style:family="paragraph" style:parent-style-name="Text_20_body">
      <style:text-properties officeooo:rsid="00d78416" officeooo:paragraph-rsid="00d9a07e"/>
    </style:style>
    <style:style style:name="P9" style:family="paragraph" style:parent-style-name="Text_20_body">
      <style:text-properties officeooo:paragraph-rsid="00deb0ce"/>
    </style:style>
    <style:style style:name="P10" style:family="paragraph" style:parent-style-name="Text_20_body">
      <style:text-properties officeooo:paragraph-rsid="00a5ebf2"/>
    </style:style>
    <style:style style:name="P11" style:family="paragraph" style:parent-style-name="Text_20_body">
      <style:text-properties officeooo:paragraph-rsid="00d5e9b1"/>
    </style:style>
    <style:style style:name="P12" style:family="paragraph" style:parent-style-name="Text_20_body">
      <style:text-properties officeooo:paragraph-rsid="00c0cb09"/>
    </style:style>
    <style:style style:name="P13" style:family="paragraph" style:parent-style-name="Text_20_body">
      <style:text-properties officeooo:paragraph-rsid="00733b65"/>
    </style:style>
    <style:style style:name="P14" style:family="paragraph" style:parent-style-name="Text_20_body">
      <style:text-properties officeooo:rsid="009e5bf9" officeooo:paragraph-rsid="00a7e8e2"/>
    </style:style>
    <style:style style:name="P15" style:family="paragraph" style:parent-style-name="Text_20_body">
      <style:text-properties fo:font-size="11pt" fo:font-weight="normal" officeooo:paragraph-rsid="00a5ebf2" style:font-name-asian="DejaVu Sans1" style:font-size-asian="11pt" style:font-weight-asian="normal" style:font-name-complex="DejaVu Sans1" style:font-size-complex="11pt" style:font-weight-complex="normal"/>
    </style:style>
    <style:style style:name="P16" style:family="paragraph" style:parent-style-name="Text_20_body">
      <style:text-properties officeooo:rsid="0043c8ba" officeooo:paragraph-rsid="00a5ebf2"/>
    </style:style>
    <style:style style:name="P17" style:family="paragraph" style:parent-style-name="Text_20_body">
      <style:text-properties officeooo:paragraph-rsid="00ac4f4c"/>
    </style:style>
    <style:style style:name="P18" style:family="paragraph" style:parent-style-name="Text_20_body">
      <style:text-properties officeooo:paragraph-rsid="00d5bd1c"/>
    </style:style>
    <style:style style:name="P19" style:family="paragraph" style:parent-style-name="Text_20_Note">
      <style:text-properties fo:language="en" fo:country="US" officeooo:rsid="00a50034" officeooo:paragraph-rsid="00a5ebf2"/>
    </style:style>
    <style:style style:name="P20" style:family="paragraph" style:parent-style-name="Text_20_Note">
      <style:text-properties fo:language="en" fo:country="US" officeooo:rsid="00ae6553" officeooo:paragraph-rsid="00a5ebf2"/>
    </style:style>
    <style:style style:name="P21" style:family="paragraph" style:parent-style-name="Text_20_Note">
      <style:text-properties officeooo:paragraph-rsid="00a5ebf2"/>
    </style:style>
    <style:style style:name="P22" style:family="paragraph" style:parent-style-name="Text_20_Note">
      <style:text-properties officeooo:rsid="00c7a65e" officeooo:paragraph-rsid="00a5ebf2"/>
    </style:style>
    <style:style style:name="P23" style:family="paragraph" style:parent-style-name="Text_20_Note">
      <style:text-properties officeooo:rsid="00ae6553" officeooo:paragraph-rsid="00a5ebf2"/>
    </style:style>
    <style:style style:name="P24" style:family="paragraph" style:parent-style-name="Text_20_Note">
      <style:text-properties officeooo:rsid="00c7a036" officeooo:paragraph-rsid="00a5ebf2"/>
    </style:style>
    <style:style style:name="P25" style:family="paragraph" style:parent-style-name="Text_20_Note">
      <style:text-properties officeooo:paragraph-rsid="00b201b4"/>
    </style:style>
    <style:style style:name="P26" style:family="paragraph" style:parent-style-name="Text_20_Note">
      <style:text-properties officeooo:rsid="00b3cf4d" officeooo:paragraph-rsid="00b3cf4d"/>
    </style:style>
    <style:style style:name="P27" style:family="paragraph" style:parent-style-name="Text_20_Note">
      <style:text-properties officeooo:paragraph-rsid="00b723bd"/>
    </style:style>
    <style:style style:name="P28" style:family="paragraph" style:parent-style-name="Text_20_Note">
      <style:text-properties officeooo:rsid="00c708da" officeooo:paragraph-rsid="00bac76e"/>
    </style:style>
    <style:style style:name="P29" style:family="paragraph" style:parent-style-name="Text_20_Note">
      <style:text-properties officeooo:paragraph-rsid="00d5bd1c"/>
    </style:style>
    <style:style style:name="P30" style:family="paragraph" style:parent-style-name="Text_20_body_20_indent">
      <style:text-properties officeooo:paragraph-rsid="00a5ebf2"/>
    </style:style>
    <style:style style:name="P31" style:family="paragraph" style:parent-style-name="Text_20_body_20_indent">
      <style:text-properties officeooo:rsid="00c7a65e" officeooo:paragraph-rsid="00a5ebf2"/>
    </style:style>
    <style:style style:name="P32" style:family="paragraph" style:parent-style-name="Standard">
      <style:paragraph-properties fo:text-align="center" style:justify-single-word="false"/>
      <style:text-properties style:font-name="Liberation Mono2" fo:font-size="11pt" fo:language="en" fo:country="US" fo:font-style="normal" fo:font-weight="normal" officeooo:paragraph-rsid="00a5ebf2" style:font-size-asian="11pt" style:font-style-asian="normal" style:font-weight-asian="normal"/>
    </style:style>
    <style:style style:name="P33" style:family="paragraph" style:parent-style-name="Standard">
      <style:text-properties officeooo:paragraph-rsid="00f65481"/>
    </style:style>
    <style:style style:name="P34" style:family="paragraph" style:parent-style-name="Text_20_body">
      <style:paragraph-properties fo:margin-top="0in" fo:margin-bottom="0.0598in" loext:contextual-spacing="false" style:writing-mode="page"/>
      <style:text-properties fo:language="en" fo:country="US" officeooo:rsid="00a0e34e" officeooo:paragraph-rsid="00a5ebf2"/>
    </style:style>
    <style:style style:name="P35" style:family="paragraph" style:parent-style-name="Text_20_body">
      <style:paragraph-properties fo:margin-top="0in" fo:margin-bottom="0.0598in" loext:contextual-spacing="false" style:writing-mode="page"/>
      <style:text-properties officeooo:rsid="009e5bf9" officeooo:paragraph-rsid="00a5ebf2"/>
    </style:style>
    <style:style style:name="P36" style:family="paragraph" style:parent-style-name="Guide_20_Name">
      <style:text-properties fo:language="en" fo:country="US" officeooo:rsid="001f0121" officeooo:paragraph-rsid="00a5ebf2"/>
    </style:style>
    <style:style style:name="P37" style:family="paragraph" style:parent-style-name="Title">
      <style:text-properties fo:language="en" fo:country="US" officeooo:rsid="001f0121" officeooo:paragraph-rsid="00a5ebf2"/>
    </style:style>
    <style:style style:name="P38" style:family="paragraph" style:parent-style-name="Subtitle">
      <style:text-properties fo:language="en" fo:country="US" officeooo:rsid="009faa14" officeooo:paragraph-rsid="00a5ebf2"/>
    </style:style>
    <style:style style:name="P39" style:family="paragraph" style:parent-style-name="Table_20_Contents">
      <style:text-properties officeooo:paragraph-rsid="00a5ebf2"/>
    </style:style>
    <style:style style:name="P40" style:family="paragraph" style:parent-style-name="Table_20_Contents">
      <style:text-properties officeooo:rsid="00aab80e" officeooo:paragraph-rsid="00a5ebf2"/>
    </style:style>
    <style:style style:name="P41" style:family="paragraph" style:parent-style-name="Table_20_Contents">
      <style:paragraph-properties fo:text-align="end" style:justify-single-word="false"/>
      <style:text-properties fo:language="en" fo:country="US" officeooo:paragraph-rsid="00a5ebf2"/>
    </style:style>
    <style:style style:name="P42" style:family="paragraph" style:parent-style-name="Table_20_Contents">
      <style:text-properties officeooo:paragraph-rsid="00f65481"/>
    </style:style>
    <style:style style:name="P43" style:family="paragraph" style:parent-style-name="Table_20_Contents">
      <style:paragraph-properties fo:margin-top="0.0299in" fo:margin-bottom="0in" loext:contextual-spacing="false" style:writing-mode="page"/>
      <style:text-properties officeooo:rsid="009e514e" officeooo:paragraph-rsid="00a0da95"/>
    </style:style>
    <style:style style:name="P44" style:family="paragraph" style:parent-style-name="Table_20_Contents">
      <style:paragraph-properties fo:margin-top="0.0299in" fo:margin-bottom="0in" loext:contextual-spacing="false" style:writing-mode="page"/>
      <style:text-properties officeooo:rsid="00a0da95" officeooo:paragraph-rsid="00a0da95"/>
    </style:style>
    <style:style style:name="P45" style:family="paragraph" style:parent-style-name="Table_20_Contents">
      <style:paragraph-properties fo:margin-top="0.0299in" fo:margin-bottom="0in" loext:contextual-spacing="false" style:writing-mode="page"/>
      <style:text-properties officeooo:rsid="009e5bf9" officeooo:paragraph-rsid="00a5ebf2"/>
    </style:style>
    <style:style style:name="P46" style:family="paragraph" style:parent-style-name="Table_20_Contents">
      <style:paragraph-properties fo:margin-top="0.0299in" fo:margin-bottom="0in" loext:contextual-spacing="false" style:writing-mode="page"/>
      <style:text-properties officeooo:paragraph-rsid="00a5ebf2"/>
    </style:style>
    <style:style style:name="P47" style:family="paragraph" style:parent-style-name="Table_20_Contents">
      <style:paragraph-properties fo:margin-top="0.0299in" fo:margin-bottom="0in" loext:contextual-spacing="false" style:writing-mode="page"/>
      <style:text-properties officeooo:rsid="00f0c24a" officeooo:paragraph-rsid="00f0c24a"/>
    </style:style>
    <style:style style:name="P48" style:family="paragraph" style:parent-style-name="Definition_20_Term">
      <style:text-properties officeooo:rsid="00b31232" officeooo:paragraph-rsid="00a5ebf2"/>
    </style:style>
    <style:style style:name="P49" style:family="paragraph" style:parent-style-name="Definition_20_Term">
      <style:text-properties style:font-name="Liberation Sans" fo:font-size="11pt" fo:language="en" fo:country="US" fo:font-style="normal" fo:font-weight="bold" officeooo:rsid="00cfa033" officeooo:paragraph-rsid="00a5ebf2" style:font-size-asian="11pt" style:font-style-asian="normal" style:font-weight-asian="bold" style:font-size-complex="11pt" style:font-style-complex="normal" style:font-weight-complex="bold"/>
    </style:style>
    <style:style style:name="P50" style:family="paragraph" style:parent-style-name="Definition_20_Term">
      <style:text-properties officeooo:paragraph-rsid="00a5ebf2"/>
    </style:style>
    <style:style style:name="P51" style:family="paragraph" style:parent-style-name="Figure">
      <style:text-properties fo:language="en" fo:country="US" fo:font-style="normal" officeooo:rsid="00f7fecb" officeooo:paragraph-rsid="00a5ebf2" style:font-style-asian="normal" style:font-style-complex="normal"/>
    </style:style>
    <style:style style:name="P52" style:family="paragraph" style:parent-style-name="Figure">
      <style:text-properties fo:language="en" fo:country="US" officeooo:paragraph-rsid="00a5ebf2"/>
    </style:style>
    <style:style style:name="P53" style:family="paragraph" style:parent-style-name="Figure">
      <style:text-properties fo:language="en" fo:country="US" fo:font-weight="normal" officeooo:rsid="0035ea8f" officeooo:paragraph-rsid="00a5ebf2" style:font-weight-asian="normal" style:font-weight-complex="normal"/>
    </style:style>
    <style:style style:name="P54" style:family="paragraph" style:parent-style-name="Figure">
      <style:text-properties fo:language="en" fo:country="US" fo:font-weight="normal" officeooo:rsid="00d17bdd" officeooo:paragraph-rsid="00a5ebf2" style:font-weight-asian="normal" style:font-weight-complex="normal"/>
    </style:style>
    <style:style style:name="P55" style:family="paragraph" style:parent-style-name="Figure">
      <style:text-properties fo:language="en" fo:country="US" fo:font-weight="normal" officeooo:paragraph-rsid="00bac76e" style:font-weight-asian="normal" style:font-weight-complex="normal"/>
    </style:style>
    <style:style style:name="P56" style:family="paragraph" style:parent-style-name="Figure">
      <style:text-properties style:font-name="Liberation Sans" fo:font-size="11pt" fo:language="en" fo:country="US" fo:font-style="normal" fo:font-weight="normal" officeooo:rsid="00b9e56d" officeooo:paragraph-rsid="00a5ebf2" style:font-size-asian="11pt" style:font-style-asian="normal" style:font-weight-asian="normal" style:font-size-complex="11pt" style:font-style-complex="normal" style:font-weight-complex="normal"/>
    </style:style>
    <style:style style:name="P57" style:family="paragraph" style:parent-style-name="Figure">
      <style:text-properties officeooo:paragraph-rsid="00a5ebf2"/>
    </style:style>
    <style:style style:name="P58" style:family="paragraph" style:parent-style-name="Table_20_Heading">
      <style:text-properties officeooo:paragraph-rsid="00a5ebf2"/>
    </style:style>
    <style:style style:name="P59" style:family="paragraph" style:parent-style-name="Table_20_Heading">
      <style:text-properties fo:font-size="10.5pt" officeooo:paragraph-rsid="00f65481" style:font-size-asian="10.5pt" style:font-size-complex="10.5pt"/>
    </style:style>
    <style:style style:name="P60" style:family="paragraph" style:parent-style-name="Table">
      <style:paragraph-properties fo:keep-with-next="always"/>
      <style:text-properties officeooo:paragraph-rsid="00a5ebf2"/>
    </style:style>
    <style:style style:name="P61" style:family="paragraph" style:parent-style-name="Text_20_body" style:master-page-name="">
      <style:paragraph-properties fo:keep-together="always" fo:orphans="0" fo:widows="0" style:page-number="auto" style:writing-mode="page"/>
      <style:text-properties officeooo:paragraph-rsid="00a5ebf2"/>
    </style:style>
    <style:style style:name="P62" style:family="paragraph" style:parent-style-name="Text_20_Body_20_List_20_Intro" style:master-page-name="">
      <style:paragraph-properties style:page-number="auto" style:writing-mode="page"/>
    </style:style>
    <style:style style:name="P63" style:family="paragraph" style:parent-style-name="Text_20_body_20_indent" style:master-page-name="">
      <style:paragraph-properties style:page-number="auto" fo:keep-with-next="always" style:writing-mode="page"/>
      <style:text-properties officeooo:paragraph-rsid="00a5ebf2"/>
    </style:style>
    <style:style style:name="P64" style:family="paragraph" style:parent-style-name="Frame_20_contents">
      <style:paragraph-properties fo:text-align="start" style:justify-single-word="false"/>
    </style:style>
    <style:style style:name="P65" style:family="paragraph" style:parent-style-name="Table">
      <style:text-properties officeooo:rsid="00d78416" officeooo:paragraph-rsid="00dac157"/>
    </style:style>
    <style:style style:name="P66" style:family="paragraph" style:parent-style-name="Contents_20_1">
      <style:paragraph-properties>
        <style:tab-stops>
          <style:tab-stop style:position="6.6929in" style:type="right" style:leader-style="dotted" style:leader-text="."/>
        </style:tab-stops>
      </style:paragraph-properties>
    </style:style>
    <style:style style:name="P67" style:family="paragraph" style:parent-style-name="Text_20_body">
      <style:paragraph-properties fo:margin-top="0in" fo:margin-bottom="0.0398in" loext:contextual-spacing="false" style:writing-mode="page"/>
    </style:style>
    <style:style style:name="P68" style:family="paragraph" style:parent-style-name="Contents_20_2">
      <style:paragraph-properties>
        <style:tab-stops>
          <style:tab-stop style:position="6.4965in" style:type="right" style:leader-style="dotted" style:leader-text="."/>
        </style:tab-stops>
      </style:paragraph-properties>
    </style:style>
    <style:style style:name="P69" style:family="paragraph" style:parent-style-name="Definition_20_Term">
      <style:paragraph-properties fo:margin-top="0.0783in" fo:margin-bottom="0in" loext:contextual-spacing="false" style:writing-mode="page"/>
      <style:text-properties officeooo:paragraph-rsid="00a5ebf2"/>
    </style:style>
    <style:style style:name="P70" style:family="paragraph" style:parent-style-name="Text_20_body_20_indent">
      <style:paragraph-properties fo:margin-left="0.1965in" fo:margin-right="0in" fo:text-indent="0in" style:auto-text-indent="false" style:writing-mode="page"/>
      <style:text-properties officeooo:paragraph-rsid="00ea8bd5"/>
    </style:style>
    <style:style style:name="P71" style:family="paragraph" style:parent-style-name="Contents_20_3">
      <style:paragraph-properties>
        <style:tab-stops>
          <style:tab-stop style:position="6.2929in" style:type="right" style:leader-style="dotted" style:leader-text="."/>
        </style:tab-stops>
      </style:paragraph-properties>
    </style:style>
    <style:style style:name="P72" style:family="paragraph" style:parent-style-name="Text_20_Note" style:master-page-name="">
      <style:paragraph-properties fo:margin-top="0in" fo:margin-bottom="0.1575in" loext:contextual-spacing="false" style:page-number="auto" style:writing-mode="page"/>
      <style:text-properties fo:font-size="11pt" fo:font-weight="normal" officeooo:rsid="00be6aac" officeooo:paragraph-rsid="00a5ebf2" style:font-name-asian="DejaVu Sans1" style:font-size-asian="11pt" style:font-weight-asian="normal" style:font-name-complex="DejaVu Sans1" style:font-size-complex="11pt" style:font-weight-complex="normal"/>
    </style:style>
    <style:style style:name="P73" style:family="paragraph" style:parent-style-name="Standard" style:list-style-name="Heading_20_Note"/>
    <style:style style:name="P74"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75" style:family="paragraph" style:parent-style-name="Heading_20_1">
      <style:text-properties officeooo:paragraph-rsid="00a5ebf2"/>
    </style:style>
    <style:style style:name="P76" style:family="paragraph" style:parent-style-name="Heading_20_1">
      <style:text-properties fo:language="en" fo:country="US" officeooo:rsid="00a50034" officeooo:paragraph-rsid="00a5ebf2"/>
    </style:style>
    <style:style style:name="P77" style:family="paragraph" style:parent-style-name="Heading_20_1">
      <style:text-properties officeooo:rsid="00b0b2e7" officeooo:paragraph-rsid="00a5ebf2"/>
    </style:style>
    <style:style style:name="P78" style:family="paragraph" style:parent-style-name="Heading_20_1" style:master-page-name="LOFrontMatter">
      <style:paragraph-properties fo:margin-top="0.1965in" fo:margin-bottom="0.0783in" loext:contextual-spacing="false" style:page-number="auto" style:writing-mode="page"/>
      <style:text-properties fo:language="en" fo:country="US"/>
    </style:style>
    <style:style style:name="P79" style:family="paragraph" style:parent-style-name="Heading_20_1" style:master-page-name="Standard">
      <style:paragraph-properties style:page-number="auto"/>
      <style:text-properties fo:language="en" fo:country="US" officeooo:paragraph-rsid="00a5ebf2"/>
    </style:style>
    <style:style style:name="P80" style:family="paragraph" style:parent-style-name="Heading_20_1" style:master-page-name="">
      <style:paragraph-properties fo:margin-top="0.1799in" fo:margin-bottom="0.1in" loext:contextual-spacing="false" style:page-number="auto" style:writing-mode="page"/>
      <style:text-properties officeooo:rsid="00ac56da" officeooo:paragraph-rsid="00a5ebf2"/>
    </style:style>
    <style:style style:name="P81" style:family="paragraph" style:parent-style-name="Heading_20_2">
      <style:text-properties officeooo:paragraph-rsid="00a5ebf2"/>
    </style:style>
    <style:style style:name="P82" style:family="paragraph" style:parent-style-name="Heading_20_2">
      <style:text-properties officeooo:rsid="0080f3c7" officeooo:paragraph-rsid="00a5ebf2"/>
    </style:style>
    <style:style style:name="P83" style:family="paragraph" style:parent-style-name="Heading_20_2" style:master-page-name="">
      <style:paragraph-properties fo:margin-top="0.0783in" fo:margin-bottom="0.0398in" loext:contextual-spacing="false" style:page-number="auto" style:writing-mode="page"/>
    </style:style>
    <style:style style:name="P84" style:family="paragraph" style:parent-style-name="Heading_20_2">
      <style:paragraph-properties fo:margin-top="0.0783in" fo:margin-bottom="0.0398in" loext:contextual-spacing="false" style:writing-mode="page"/>
    </style:style>
    <style:style style:name="P85" style:family="paragraph" style:parent-style-name="Heading_20_2">
      <style:paragraph-properties fo:margin-top="0.0783in" fo:margin-bottom="0.0398in" loext:contextual-spacing="false" style:writing-mode="page"/>
      <style:text-properties officeooo:paragraph-rsid="00733b65"/>
    </style:style>
    <style:style style:name="P86" style:family="paragraph" style:parent-style-name="Heading_20_2">
      <style:paragraph-properties fo:margin-top="0.1in" fo:margin-bottom="0.0598in" loext:contextual-spacing="false" style:writing-mode="page"/>
    </style:style>
    <style:style style:name="P87" style:family="paragraph" style:parent-style-name="Heading_20_2">
      <style:paragraph-properties fo:margin-top="0.1in" fo:margin-bottom="0.0598in" loext:contextual-spacing="false" style:writing-mode="page"/>
      <style:text-properties officeooo:paragraph-rsid="00a5ebf2"/>
    </style:style>
    <style:style style:name="P88" style:family="paragraph" style:parent-style-name="Heading_20_2" style:master-page-name="">
      <style:paragraph-properties fo:margin-top="0.2402in" fo:margin-bottom="0.0402in" loext:contextual-spacing="false" style:page-number="auto" style:writing-mode="page"/>
      <style:text-properties officeooo:paragraph-rsid="00a5ebf2"/>
    </style:style>
    <style:style style:name="P89" style:family="paragraph" style:parent-style-name="Heading_20_2">
      <style:paragraph-properties fo:margin-top="0.1402in" fo:margin-bottom="0.0598in" loext:contextual-spacing="false" style:writing-mode="page"/>
      <style:text-properties officeooo:paragraph-rsid="00a5ebf2"/>
    </style:style>
    <style:style style:name="P90" style:family="paragraph" style:parent-style-name="Heading_20_2">
      <style:paragraph-properties fo:margin-top="0.1181in" fo:margin-bottom="0.0783in" loext:contextual-spacing="false" style:writing-mode="page"/>
      <style:text-properties officeooo:paragraph-rsid="00a5ebf2"/>
    </style:style>
    <style:style style:name="P91" style:family="paragraph" style:parent-style-name="Heading_20_2" style:master-page-name="">
      <style:paragraph-properties fo:margin-top="0.1598in" fo:margin-bottom="0.0201in" loext:contextual-spacing="false" style:page-number="auto" style:writing-mode="page"/>
      <style:text-properties officeooo:paragraph-rsid="00a5ebf2"/>
    </style:style>
    <style:style style:name="P92" style:family="paragraph" style:parent-style-name="Heading_20_Note">
      <style:text-properties officeooo:rsid="005ae930" officeooo:paragraph-rsid="00a5ebf2"/>
    </style:style>
    <style:style style:name="P93" style:family="paragraph" style:parent-style-name="Heading_20_Note">
      <style:text-properties officeooo:rsid="005ae930" officeooo:paragraph-rsid="00b0c28e"/>
    </style:style>
    <style:style style:name="P94" style:family="paragraph" style:parent-style-name="Heading_20_Note">
      <style:text-properties officeooo:rsid="005ae930" officeooo:paragraph-rsid="00b201b4"/>
    </style:style>
    <style:style style:name="P95" style:family="paragraph" style:parent-style-name="Heading_20_Note">
      <style:text-properties officeooo:rsid="00b47bba" officeooo:paragraph-rsid="00a5ebf2"/>
    </style:style>
    <style:style style:name="P96" style:family="paragraph" style:parent-style-name="Heading_20_Note">
      <style:text-properties officeooo:rsid="00c708da" officeooo:paragraph-rsid="00b723bd"/>
    </style:style>
    <style:style style:name="P97" style:family="paragraph" style:parent-style-name="Heading_20_Note">
      <style:text-properties officeooo:rsid="00c7a036" officeooo:paragraph-rsid="00a5ebf2"/>
    </style:style>
    <style:style style:name="P98" style:family="paragraph" style:parent-style-name="Heading_20_Note">
      <style:text-properties officeooo:rsid="00c7a65e" officeooo:paragraph-rsid="00a5ebf2"/>
    </style:style>
    <style:style style:name="P99" style:family="paragraph" style:parent-style-name="Heading_20_Tip">
      <style:text-properties officeooo:rsid="005ae930" officeooo:paragraph-rsid="00a5ebf2"/>
    </style:style>
    <style:style style:name="P100" style:family="paragraph" style:parent-style-name="Heading_20_Tip">
      <style:text-properties fo:language="en" fo:country="US"/>
    </style:style>
    <style:style style:name="P101" style:family="paragraph" style:parent-style-name="Numbering_20_1">
      <style:text-properties officeooo:paragraph-rsid="00a5ebf2"/>
    </style:style>
    <style:style style:name="P102" style:family="paragraph" style:parent-style-name="Numbering_20_1">
      <style:text-properties officeooo:paragraph-rsid="00f15360"/>
    </style:style>
    <style:style style:name="P103" style:family="paragraph" style:parent-style-name="Numbering_20_1">
      <style:text-properties officeooo:paragraph-rsid="00d5e9b1"/>
    </style:style>
    <style:style style:name="P104" style:family="paragraph" style:parent-style-name="Numbering_20_1">
      <style:text-properties officeooo:paragraph-rsid="00fb3553"/>
    </style:style>
    <style:style style:name="P105" style:family="paragraph" style:parent-style-name="Numbering_20_1" style:list-style-name="Numbering_20_1" style:master-page-name="">
      <style:paragraph-properties style:page-number="auto" fo:keep-with-next="always" style:writing-mode="page"/>
      <style:text-properties officeooo:paragraph-rsid="00c0cb09"/>
    </style:style>
    <style:style style:name="P106" style:family="paragraph" style:parent-style-name="Numbering_20_1" style:list-style-name="Numbering_20_1">
      <style:paragraph-properties style:writing-mode="page"/>
      <style:text-properties officeooo:paragraph-rsid="00c0cb09"/>
    </style:style>
    <style:style style:name="P107" style:family="paragraph" style:parent-style-name="Heading_20_3">
      <style:text-properties officeooo:paragraph-rsid="00a5ebf2"/>
    </style:style>
    <style:style style:name="P108" style:family="paragraph" style:parent-style-name="Heading_20_3">
      <style:text-properties fo:language="en" fo:country="US" officeooo:rsid="0092a5e5" officeooo:paragraph-rsid="00a5ebf2"/>
    </style:style>
    <style:style style:name="P109" style:family="paragraph" style:parent-style-name="Heading_20_3">
      <style:text-properties fo:language="en" fo:country="US" officeooo:rsid="004061ae" officeooo:paragraph-rsid="00a5ebf2"/>
    </style:style>
    <style:style style:name="P110" style:family="paragraph" style:parent-style-name="Heading_20_3">
      <style:text-properties officeooo:paragraph-rsid="00b723bd"/>
    </style:style>
    <style:style style:name="P111" style:family="paragraph" style:parent-style-name="Heading_20_3">
      <style:paragraph-properties fo:margin-top="0.1201in" fo:margin-bottom="0.0402in" loext:contextual-spacing="false" style:writing-mode="page"/>
      <style:text-properties officeooo:paragraph-rsid="00a5ebf2"/>
    </style:style>
    <style:style style:name="P112" style:family="paragraph" style:parent-style-name="List_20_1">
      <style:text-properties officeooo:paragraph-rsid="00ac4f4c"/>
    </style:style>
    <style:style style:name="P113" style:family="paragraph" style:parent-style-name="List_20_1" style:list-style-name="List_20_1">
      <style:text-properties officeooo:paragraph-rsid="00ac4f4c"/>
    </style:style>
    <style:style style:name="P114" style:family="paragraph" style:parent-style-name="List_20_1" style:list-style-name="List_20_1">
      <style:text-properties officeooo:paragraph-rsid="00a5ebf2"/>
    </style:style>
    <style:style style:name="P115" style:family="paragraph" style:parent-style-name="List_20_1">
      <style:text-properties officeooo:paragraph-rsid="00a5ebf2"/>
    </style:style>
    <style:style style:name="P116" style:family="paragraph" style:parent-style-name="List_20_1">
      <style:text-properties officeooo:rsid="00d5bd1c" officeooo:paragraph-rsid="00d5bd1c"/>
    </style:style>
    <style:style style:name="P117" style:family="paragraph" style:parent-style-name="List_20_2">
      <style:text-properties officeooo:paragraph-rsid="00a5ebf2"/>
    </style:style>
    <style:style style:name="T1" style:family="text">
      <style:text-properties officeooo:rsid="007aace0"/>
    </style:style>
    <style:style style:name="T2" style:family="text">
      <style:text-properties officeooo:rsid="0079ac0e"/>
    </style:style>
    <style:style style:name="T3" style:family="text">
      <style:text-properties fo:font-size="10pt" style:font-size-asian="10pt" style:font-size-complex="10pt"/>
    </style:style>
    <style:style style:name="T4" style:family="text">
      <style:text-properties fo:font-size="10pt" fo:font-style="italic" style:font-size-asian="10pt" style:font-style-asian="italic" style:font-size-complex="10pt" style:font-style-complex="italic"/>
    </style:style>
    <style:style style:name="T5" style:family="text">
      <style:text-properties officeooo:rsid="0029a911"/>
    </style:style>
    <style:style style:name="T6" style:family="text">
      <style:text-properties officeooo:rsid="00a7e8e2"/>
    </style:style>
    <style:style style:name="T7" style:family="text">
      <style:text-properties officeooo:rsid="00d31b26"/>
    </style:style>
    <style:style style:name="T8" style:family="text">
      <style:text-properties officeooo:rsid="00d89275"/>
    </style:style>
    <style:style style:name="T9" style:family="text">
      <style:text-properties fo:language="en" fo:country="US"/>
    </style:style>
    <style:style style:name="T10" style:family="text">
      <style:text-properties fo:language="en" fo:country="US" officeooo:rsid="0086a02d"/>
    </style:style>
    <style:style style:name="T11" style:family="text">
      <style:text-properties fo:language="en" fo:country="US" officeooo:rsid="00163f85"/>
    </style:style>
    <style:style style:name="T12" style:family="text">
      <style:text-properties fo:language="en" fo:country="US" officeooo:rsid="00e5c53d"/>
    </style:style>
    <style:style style:name="T13" style:family="text">
      <style:text-properties fo:language="en" fo:country="US" officeooo:rsid="009f66a3"/>
    </style:style>
    <style:style style:name="T14" style:family="text">
      <style:text-properties fo:language="en" fo:country="US" fo:font-style="normal"/>
    </style:style>
    <style:style style:name="T15" style:family="text">
      <style:text-properties fo:language="en" fo:country="US" fo:font-style="normal" fo:font-weight="normal" style:font-style-asian="normal" style:font-weight-asian="normal"/>
    </style:style>
    <style:style style:name="T16" style:family="text">
      <style:text-properties fo:language="en" fo:country="US" fo:font-style="normal" fo:font-weight="normal" style:font-style-asian="normal" style:font-weight-asian="normal" style:font-style-complex="normal" style:font-weight-complex="normal"/>
    </style:style>
    <style:style style:name="T17" style:family="text">
      <style:text-properties fo:language="en" fo:country="US" fo:font-style="normal" fo:font-weight="normal" officeooo:rsid="003c2ee6" style:font-style-asian="normal" style:font-weight-asian="normal" style:font-style-complex="normal" style:font-weight-complex="normal"/>
    </style:style>
    <style:style style:name="T18" style:family="text">
      <style:text-properties fo:language="en" fo:country="US" fo:font-style="normal" fo:font-weight="normal" officeooo:rsid="00f0302f" style:font-style-asian="normal" style:font-weight-asian="normal" style:font-style-complex="normal" style:font-weight-complex="normal"/>
    </style:style>
    <style:style style:name="T19" style:family="text">
      <style:text-properties fo:language="en" fo:country="US" fo:font-style="normal" fo:font-weight="normal" officeooo:rsid="01047cf3" style:font-style-asian="normal" style:font-weight-asian="normal" style:font-style-complex="normal" style:font-weight-complex="normal"/>
    </style:style>
    <style:style style:name="T20" style:family="text">
      <style:text-properties fo:language="en" fo:country="US" fo:font-style="normal" fo:font-weight="normal" officeooo:rsid="01075672" style:font-style-asian="normal" style:font-weight-asian="normal" style:font-style-complex="normal" style:font-weight-complex="normal"/>
    </style:style>
    <style:style style:name="T21" style:family="text">
      <style:text-properties fo:language="en" fo:country="US" fo:font-style="normal" fo:font-weight="normal" officeooo:rsid="00f7fecb" style:font-style-asian="normal" style:font-weight-asian="normal" style:font-style-complex="normal" style:font-weight-complex="normal"/>
    </style:style>
    <style:style style:name="T22" style:family="text">
      <style:text-properties fo:language="en" fo:country="US" fo:font-style="normal" fo:font-weight="normal" officeooo:rsid="0108a22b" style:font-style-asian="normal" style:font-weight-asian="normal" style:font-style-complex="normal" style:font-weight-complex="normal"/>
    </style:style>
    <style:style style:name="T23" style:family="text">
      <style:text-properties fo:language="en" fo:country="US" fo:font-style="normal" fo:font-weight="normal" officeooo:rsid="00e78937" style:font-style-asian="normal" style:font-weight-asian="normal" style:font-style-complex="normal" style:font-weight-complex="normal"/>
    </style:style>
    <style:style style:name="T24" style:family="text">
      <style:text-properties fo:language="en" fo:country="US" fo:font-style="normal" fo:font-weight="normal" style:font-style-asian="normal" style:font-weight-asian="normal" style:font-size-complex="11pt" style:font-style-complex="normal" style:font-weight-complex="normal"/>
    </style:style>
    <style:style style:name="T25" style:family="text">
      <style:text-properties fo:language="en" fo:country="US" fo:font-style="normal" fo:font-weight="normal" style:font-name-asian="Courier New" style:font-style-asian="normal" style:font-weight-asian="normal" style:font-name-complex="Courier New" style:font-size-complex="11pt" style:font-style-complex="normal" style:font-weight-complex="normal"/>
    </style:style>
    <style:style style:name="T26" style:family="text">
      <style:text-properties fo:language="en" fo:country="US" fo:font-style="normal" style:font-style-asian="normal" style:font-style-complex="normal"/>
    </style:style>
    <style:style style:name="T27" style:family="text">
      <style:text-properties fo:language="en" fo:country="US" fo:font-style="normal" officeooo:rsid="00530770" style:font-style-asian="normal" style:font-style-complex="normal"/>
    </style:style>
    <style:style style:name="T28" style:family="text">
      <style:text-properties fo:language="en" fo:country="US" fo:font-style="normal" officeooo:rsid="002620d5" style:font-style-asian="normal" style:font-style-complex="normal"/>
    </style:style>
    <style:style style:name="T29" style:family="text">
      <style:text-properties fo:language="en" fo:country="US" fo:font-style="normal" officeooo:rsid="00a94fd3" style:font-style-asian="normal" style:font-style-complex="normal"/>
    </style:style>
    <style:style style:name="T30" style:family="text">
      <style:text-properties fo:language="en" fo:country="US" fo:font-style="normal" officeooo:rsid="00f0302f" style:font-style-asian="normal" style:font-style-complex="normal"/>
    </style:style>
    <style:style style:name="T31" style:family="text">
      <style:text-properties fo:language="en" fo:country="US" fo:font-style="normal" officeooo:rsid="01047cf3" style:font-style-asian="normal" style:font-style-complex="normal"/>
    </style:style>
    <style:style style:name="T32" style:family="text">
      <style:text-properties fo:language="en" fo:country="US" fo:font-style="normal" officeooo:rsid="003c2ee6" style:font-style-asian="normal" style:font-style-complex="normal"/>
    </style:style>
    <style:style style:name="T33" style:family="text">
      <style:text-properties fo:language="en" fo:country="US" fo:font-style="normal" officeooo:rsid="00f7fecb" style:font-style-asian="normal" style:font-style-complex="normal"/>
    </style:style>
    <style:style style:name="T34" style:family="text">
      <style:text-properties fo:language="en" fo:country="US" fo:font-style="normal" officeooo:rsid="00ba0f13" style:font-style-asian="normal" style:font-style-complex="normal"/>
    </style:style>
    <style:style style:name="T35" style:family="text">
      <style:text-properties fo:language="en" fo:country="US" officeooo:rsid="005f4f8e"/>
    </style:style>
    <style:style style:name="T36" style:family="text">
      <style:text-properties fo:language="en" fo:country="US" officeooo:rsid="006018fe"/>
    </style:style>
    <style:style style:name="T37" style:family="text">
      <style:text-properties fo:language="en" fo:country="US" officeooo:rsid="00f5346b"/>
    </style:style>
    <style:style style:name="T38" style:family="text">
      <style:text-properties fo:language="en" fo:country="US" officeooo:rsid="00fdcc7a"/>
    </style:style>
    <style:style style:name="T39" style:family="text">
      <style:text-properties fo:language="en" fo:country="US" officeooo:rsid="00048fb0"/>
    </style:style>
    <style:style style:name="T40" style:family="text">
      <style:text-properties fo:language="en" fo:country="US" fo:font-style="italic" fo:font-weight="bold" officeooo:rsid="01047cf3" style:font-style-asian="italic" style:font-weight-asian="bold" style:font-style-complex="italic" style:font-weight-complex="bold"/>
    </style:style>
    <style:style style:name="T41" style:family="text">
      <style:text-properties fo:language="en" fo:country="US" officeooo:rsid="00419812"/>
    </style:style>
    <style:style style:name="T42" style:family="text">
      <style:text-properties fo:language="en" fo:country="US" officeooo:rsid="0040f95e"/>
    </style:style>
    <style:style style:name="T43" style:family="text">
      <style:text-properties fo:language="en" fo:country="US" officeooo:rsid="010edbb4"/>
    </style:style>
    <style:style style:name="T44" style:family="text">
      <style:text-properties fo:language="en" fo:country="US" officeooo:rsid="002923a0"/>
    </style:style>
    <style:style style:name="T45" style:family="text">
      <style:text-properties fo:language="en" fo:country="US" officeooo:rsid="007725a0"/>
    </style:style>
    <style:style style:name="T46" style:family="text">
      <style:text-properties fo:language="en" fo:country="US" officeooo:rsid="0035ea8f"/>
    </style:style>
    <style:style style:name="T47" style:family="text">
      <style:text-properties fo:language="en" fo:country="US" officeooo:rsid="0038ada2"/>
    </style:style>
    <style:style style:name="T48" style:family="text">
      <style:text-properties fo:language="en" fo:country="US" officeooo:rsid="0047ded7"/>
    </style:style>
    <style:style style:name="T49" style:family="text">
      <style:text-properties fo:language="en" fo:country="US" officeooo:rsid="003b1d2b"/>
    </style:style>
    <style:style style:name="T50" style:family="text">
      <style:text-properties fo:language="en" fo:country="US" fo:font-weight="normal" style:font-weight-asian="normal"/>
    </style:style>
    <style:style style:name="T51" style:family="text">
      <style:text-properties fo:language="en" fo:country="US" fo:font-weight="normal" style:font-weight-asian="normal" style:font-weight-complex="normal"/>
    </style:style>
    <style:style style:name="T52" style:family="text">
      <style:text-properties fo:language="en" fo:country="US" fo:font-weight="normal" officeooo:rsid="0035ea8f" style:font-weight-asian="normal" style:font-weight-complex="normal"/>
    </style:style>
    <style:style style:name="T53" style:family="text">
      <style:text-properties fo:language="en" fo:country="US" fo:font-weight="normal" officeooo:rsid="00819ab2" style:font-weight-asian="normal" style:font-weight-complex="normal"/>
    </style:style>
    <style:style style:name="T54" style:family="text">
      <style:text-properties fo:language="en" fo:country="US" fo:font-weight="normal" officeooo:rsid="00a60e89" style:font-weight-asian="normal" style:font-weight-complex="normal"/>
    </style:style>
    <style:style style:name="T55" style:family="text">
      <style:text-properties fo:language="en" fo:country="US" fo:font-weight="normal" officeooo:rsid="00163f85" style:font-weight-asian="normal" style:font-weight-complex="normal"/>
    </style:style>
    <style:style style:name="T56" style:family="text">
      <style:text-properties fo:language="en" fo:country="US" fo:font-weight="normal" officeooo:rsid="002f61ae" style:font-weight-asian="normal" style:font-weight-complex="normal"/>
    </style:style>
    <style:style style:name="T57" style:family="text">
      <style:text-properties fo:language="en" fo:country="US" fo:font-weight="normal" officeooo:rsid="00d17bdd" style:font-weight-asian="normal" style:font-weight-complex="normal"/>
    </style:style>
    <style:style style:name="T58" style:family="text">
      <style:text-properties fo:language="en" fo:country="US" fo:font-weight="normal" officeooo:rsid="00d87b51" style:font-weight-asian="normal" style:font-weight-complex="normal"/>
    </style:style>
    <style:style style:name="T59" style:family="text">
      <style:text-properties fo:language="en" fo:country="US" fo:font-weight="normal" officeooo:rsid="00debd43" style:font-weight-asian="normal" style:font-weight-complex="normal"/>
    </style:style>
    <style:style style:name="T60" style:family="text">
      <style:text-properties fo:language="en" fo:country="US" fo:font-weight="normal" officeooo:rsid="00e23694" style:font-weight-asian="normal" style:font-weight-complex="normal"/>
    </style:style>
    <style:style style:name="T61" style:family="text">
      <style:text-properties fo:language="en" fo:country="US" fo:font-weight="normal" officeooo:rsid="0043c8ba" style:font-weight-asian="normal" style:font-weight-complex="normal"/>
    </style:style>
    <style:style style:name="T62" style:family="text">
      <style:text-properties fo:language="en" fo:country="US" fo:font-weight="normal" officeooo:rsid="0045534a" style:font-weight-asian="normal" style:font-weight-complex="normal"/>
    </style:style>
    <style:style style:name="T63" style:family="text">
      <style:text-properties fo:language="en" fo:country="US" fo:font-weight="normal" officeooo:rsid="00da1295" style:font-weight-asian="normal" style:font-weight-complex="normal"/>
    </style:style>
    <style:style style:name="T64" style:family="text">
      <style:text-properties fo:language="en" fo:country="US" fo:font-weight="normal" officeooo:rsid="00b3cf4d" style:font-weight-asian="normal" style:font-weight-complex="normal"/>
    </style:style>
    <style:style style:name="T65" style:family="text">
      <style:text-properties fo:language="en" fo:country="US" fo:font-weight="normal" officeooo:rsid="00f0302f" style:font-weight-asian="normal" style:font-weight-complex="normal"/>
    </style:style>
    <style:style style:name="T66" style:family="text">
      <style:text-properties fo:language="en" fo:country="US" fo:font-weight="normal" officeooo:rsid="00c519bb" style:font-weight-asian="normal" style:font-weight-complex="normal"/>
    </style:style>
    <style:style style:name="T67" style:family="text">
      <style:text-properties fo:language="en" fo:country="US" fo:font-weight="normal" officeooo:rsid="00d5bd1c" style:font-weight-asian="normal" style:font-weight-complex="normal"/>
    </style:style>
    <style:style style:name="T68" style:family="text">
      <style:text-properties fo:language="en" fo:country="US" fo:font-weight="normal" officeooo:rsid="00ec22db" style:font-weight-asian="normal" style:font-weight-complex="normal"/>
    </style:style>
    <style:style style:name="T69" style:family="text">
      <style:text-properties fo:language="en" fo:country="US" fo:font-weight="normal" style:font-name-asian="DejaVu Sans1" style:font-weight-asian="normal" style:font-name-complex="DejaVu Sans1" style:font-size-complex="11pt" style:font-weight-complex="normal"/>
    </style:style>
    <style:style style:name="T70" style:family="text">
      <style:text-properties fo:language="en" fo:country="US" fo:font-weight="normal" style:font-weight-complex="normal"/>
    </style:style>
    <style:style style:name="T71" style:family="text">
      <style:text-properties fo:language="en" fo:country="US" officeooo:rsid="003a7ed9"/>
    </style:style>
    <style:style style:name="T72" style:family="text">
      <style:text-properties fo:language="en" fo:country="US" officeooo:rsid="003cc64a"/>
    </style:style>
    <style:style style:name="T73" style:family="text">
      <style:text-properties fo:language="en" fo:country="US" officeooo:rsid="004b0254"/>
    </style:style>
    <style:style style:name="T74" style:family="text">
      <style:text-properties fo:language="en" fo:country="US" officeooo:rsid="004b49d3"/>
    </style:style>
    <style:style style:name="T75" style:family="text">
      <style:text-properties fo:language="en" fo:country="US" officeooo:rsid="004996b6"/>
    </style:style>
    <style:style style:name="T76" style:family="text">
      <style:text-properties fo:language="en" fo:country="US" officeooo:rsid="00a30607"/>
    </style:style>
    <style:style style:name="T77" style:family="text">
      <style:text-properties fo:language="en" fo:country="US" officeooo:rsid="003760ba"/>
    </style:style>
    <style:style style:name="T78" style:family="text">
      <style:text-properties fo:language="en" fo:country="US" officeooo:rsid="00b83244"/>
    </style:style>
    <style:style style:name="T79" style:family="text">
      <style:text-properties fo:language="en" fo:country="US" officeooo:rsid="00418bfb"/>
    </style:style>
    <style:style style:name="T80" style:family="text">
      <style:text-properties fo:language="en" fo:country="US" officeooo:rsid="002bd5b2"/>
    </style:style>
    <style:style style:name="T81" style:family="text">
      <style:text-properties fo:language="en" fo:country="US" officeooo:rsid="003e9977"/>
    </style:style>
    <style:style style:name="T82" style:family="text">
      <style:text-properties fo:language="en" fo:country="US" officeooo:rsid="002add52"/>
    </style:style>
    <style:style style:name="T83" style:family="text">
      <style:text-properties fo:language="en" fo:country="US" officeooo:rsid="002a5ce3"/>
    </style:style>
    <style:style style:name="T84" style:family="text">
      <style:text-properties fo:language="en" fo:country="US" officeooo:rsid="00a65e8c"/>
    </style:style>
    <style:style style:name="T85" style:family="text">
      <style:text-properties fo:language="en" fo:country="US" officeooo:rsid="00a840e6"/>
    </style:style>
    <style:style style:name="T86" style:family="text">
      <style:text-properties fo:language="en" fo:country="US" officeooo:rsid="00442773"/>
    </style:style>
    <style:style style:name="T87" style:family="text">
      <style:text-properties fo:language="en" fo:country="US" officeooo:rsid="00461f1b"/>
    </style:style>
    <style:style style:name="T88" style:family="text">
      <style:text-properties fo:language="en" fo:country="US" officeooo:rsid="0046ff6a"/>
    </style:style>
    <style:style style:name="T89" style:family="text">
      <style:text-properties fo:language="en" fo:country="US" officeooo:rsid="004a55d0"/>
    </style:style>
    <style:style style:name="T90" style:family="text">
      <style:text-properties fo:language="en" fo:country="US" officeooo:rsid="00a50034"/>
    </style:style>
    <style:style style:name="T91" style:family="text">
      <style:text-properties fo:language="en" fo:country="US" officeooo:rsid="004fe697"/>
    </style:style>
    <style:style style:name="T92" style:family="text">
      <style:text-properties fo:language="en" fo:country="US" officeooo:rsid="002e3c8f"/>
    </style:style>
    <style:style style:name="T93" style:family="text">
      <style:text-properties fo:language="en" fo:country="US" officeooo:rsid="004b5a7c"/>
    </style:style>
    <style:style style:name="T94" style:family="text">
      <style:text-properties fo:language="en" fo:country="US" officeooo:rsid="0050ca97"/>
    </style:style>
    <style:style style:name="T95" style:family="text">
      <style:text-properties fo:language="en" fo:country="US" officeooo:rsid="0112df80"/>
    </style:style>
    <style:style style:name="T96" style:family="text">
      <style:text-properties fo:language="en" fo:country="US" officeooo:rsid="00aab80e"/>
    </style:style>
    <style:style style:name="T97" style:family="text">
      <style:text-properties fo:language="en" fo:country="US" officeooo:rsid="00530770"/>
    </style:style>
    <style:style style:name="T98" style:family="text">
      <style:text-properties fo:language="en" fo:country="US" officeooo:rsid="004c9917"/>
    </style:style>
    <style:style style:name="T99" style:family="text">
      <style:text-properties fo:language="en" fo:country="US" officeooo:rsid="005350d0"/>
    </style:style>
    <style:style style:name="T100" style:family="text">
      <style:text-properties fo:language="en" fo:country="US" officeooo:rsid="00c83917"/>
    </style:style>
    <style:style style:name="T101" style:family="text">
      <style:text-properties fo:language="en" fo:country="US" officeooo:rsid="00544b65"/>
    </style:style>
    <style:style style:name="T102" style:family="text">
      <style:text-properties fo:language="en" fo:country="US" officeooo:rsid="005391c6"/>
    </style:style>
    <style:style style:name="T103" style:family="text">
      <style:text-properties fo:language="en" fo:country="US" officeooo:rsid="005a7531"/>
    </style:style>
    <style:style style:name="T104" style:family="text">
      <style:text-properties fo:language="en" fo:country="US" officeooo:rsid="00567522"/>
    </style:style>
    <style:style style:name="T105" style:family="text">
      <style:text-properties fo:language="en" fo:country="US" officeooo:rsid="0058232c"/>
    </style:style>
    <style:style style:name="T106" style:family="text">
      <style:text-properties fo:language="en" fo:country="US" officeooo:rsid="005c118d"/>
    </style:style>
    <style:style style:name="T107" style:family="text">
      <style:text-properties fo:language="en" fo:country="US" officeooo:rsid="0059917c"/>
    </style:style>
    <style:style style:name="T108" style:family="text">
      <style:text-properties fo:language="en" fo:country="US" officeooo:rsid="005a2fab"/>
    </style:style>
    <style:style style:name="T109" style:family="text">
      <style:text-properties fo:language="en" fo:country="US" officeooo:rsid="006716ac"/>
    </style:style>
    <style:style style:name="T110" style:family="text">
      <style:text-properties fo:language="en" fo:country="US" officeooo:rsid="00676268"/>
    </style:style>
    <style:style style:name="T111" style:family="text">
      <style:text-properties fo:language="en" fo:country="US" officeooo:rsid="006a30cc"/>
    </style:style>
    <style:style style:name="T112" style:family="text">
      <style:text-properties fo:language="en" fo:country="US" officeooo:rsid="006b5857"/>
    </style:style>
    <style:style style:name="T113" style:family="text">
      <style:text-properties fo:language="en" fo:country="US" officeooo:rsid="008141fc"/>
    </style:style>
    <style:style style:name="T114" style:family="text">
      <style:text-properties fo:language="en" fo:country="US" style:font-weight-asian="normal" style:font-weight-complex="normal"/>
    </style:style>
    <style:style style:name="T115" style:family="text">
      <style:text-properties fo:language="en" fo:country="US" officeooo:rsid="008141fc" style:font-weight-asian="normal" style:font-weight-complex="normal"/>
    </style:style>
    <style:style style:name="T116" style:family="text">
      <style:text-properties fo:language="en" fo:country="US" officeooo:rsid="00a60e89" style:font-weight-asian="normal" style:font-weight-complex="normal"/>
    </style:style>
    <style:style style:name="T117" style:family="text">
      <style:text-properties fo:language="en" fo:country="US" officeooo:rsid="00854ab6"/>
    </style:style>
    <style:style style:name="T118" style:family="text">
      <style:text-properties fo:language="en" fo:country="US" officeooo:rsid="0086940e"/>
    </style:style>
    <style:style style:name="T119" style:family="text">
      <style:text-properties fo:language="en" fo:country="US" officeooo:rsid="008df8c1"/>
    </style:style>
    <style:style style:name="T120" style:family="text">
      <style:text-properties fo:language="en" fo:country="US" officeooo:rsid="00899288"/>
    </style:style>
    <style:style style:name="T121" style:family="text">
      <style:text-properties fo:language="en" fo:country="US" officeooo:rsid="0087581e"/>
    </style:style>
    <style:style style:name="T122" style:family="text">
      <style:text-properties fo:language="en" fo:country="US" officeooo:rsid="009399cf"/>
    </style:style>
    <style:style style:name="T123" style:family="text">
      <style:text-properties fo:language="en" fo:country="US" officeooo:rsid="00b167a9"/>
    </style:style>
    <style:style style:name="T124" style:family="text">
      <style:text-properties fo:language="en" fo:country="US" officeooo:rsid="00cb9b03"/>
    </style:style>
    <style:style style:name="T125" style:family="text">
      <style:text-properties fo:language="en" fo:country="US" officeooo:rsid="00a115eb"/>
    </style:style>
    <style:style style:name="T126" style:family="text">
      <style:text-properties fo:language="en" fo:country="US" officeooo:rsid="00a744fb"/>
    </style:style>
    <style:style style:name="T127" style:family="text">
      <style:text-properties fo:language="en" fo:country="US" officeooo:rsid="002f61ae"/>
    </style:style>
    <style:style style:name="T128" style:family="text">
      <style:text-properties fo:language="en" fo:country="US" officeooo:rsid="00a94fd3"/>
    </style:style>
    <style:style style:name="T129" style:family="text">
      <style:text-properties fo:language="en" fo:country="US" officeooo:rsid="00aaf36f"/>
    </style:style>
    <style:style style:name="T130" style:family="text">
      <style:text-properties fo:language="en" fo:country="US" officeooo:rsid="00aed5f2"/>
    </style:style>
    <style:style style:name="T131" style:family="text">
      <style:text-properties fo:language="en" fo:country="US" officeooo:rsid="00d17bdd"/>
    </style:style>
    <style:style style:name="T132" style:family="text">
      <style:text-properties fo:language="en" fo:country="US" officeooo:rsid="00d24724"/>
    </style:style>
    <style:style style:name="T133" style:family="text">
      <style:text-properties fo:language="en" fo:country="US" officeooo:rsid="0032f54c"/>
    </style:style>
    <style:style style:name="T134" style:family="text">
      <style:text-properties fo:language="en" fo:country="US" officeooo:rsid="00d438fe"/>
    </style:style>
    <style:style style:name="T135" style:family="text">
      <style:text-properties fo:language="en" fo:country="US" officeooo:rsid="00daa5ef"/>
    </style:style>
    <style:style style:name="T136" style:family="text">
      <style:text-properties fo:language="en" fo:country="US" officeooo:rsid="00d87b51"/>
    </style:style>
    <style:style style:name="T137" style:family="text">
      <style:text-properties fo:language="en" fo:country="US" officeooo:rsid="00debd43"/>
    </style:style>
    <style:style style:name="T138" style:family="text">
      <style:text-properties fo:language="en" fo:country="US" officeooo:rsid="00da1295"/>
    </style:style>
    <style:style style:name="T139" style:family="text">
      <style:text-properties fo:language="en" fo:country="US" officeooo:rsid="00bfc27d"/>
    </style:style>
    <style:style style:name="T140" style:family="text">
      <style:text-properties fo:language="en" fo:country="US" officeooo:rsid="00e23694"/>
    </style:style>
    <style:style style:name="T141" style:family="text">
      <style:text-properties fo:language="en" fo:country="US" officeooo:rsid="001885d3"/>
    </style:style>
    <style:style style:name="T142" style:family="text">
      <style:text-properties fo:language="en" fo:country="US" officeooo:rsid="00e3298c"/>
    </style:style>
    <style:style style:name="T143" style:family="text">
      <style:text-properties fo:language="en" fo:country="US" officeooo:rsid="004061ae"/>
    </style:style>
    <style:style style:name="T144" style:family="text">
      <style:text-properties fo:language="en" fo:country="US" officeooo:rsid="00e4d2fa"/>
    </style:style>
    <style:style style:name="T145" style:family="text">
      <style:text-properties fo:language="en" fo:country="US" officeooo:rsid="0053cb89"/>
    </style:style>
    <style:style style:name="T146" style:family="text">
      <style:text-properties fo:language="en" fo:country="US" officeooo:rsid="00e52130"/>
    </style:style>
    <style:style style:name="T147" style:family="text">
      <style:text-properties fo:language="en" fo:country="US" officeooo:rsid="0041f542"/>
    </style:style>
    <style:style style:name="T148" style:family="text">
      <style:text-properties fo:language="en" fo:country="US" officeooo:rsid="0043c8ba"/>
    </style:style>
    <style:style style:name="T149" style:family="text">
      <style:text-properties fo:language="en" fo:country="US" officeooo:rsid="0045534a"/>
    </style:style>
    <style:style style:name="T150" style:family="text">
      <style:text-properties fo:language="en" fo:country="US" officeooo:rsid="00f0302f"/>
    </style:style>
    <style:style style:name="T151" style:family="text">
      <style:text-properties fo:language="en" fo:country="US" officeooo:rsid="01047cf3"/>
    </style:style>
    <style:style style:name="T152" style:family="text">
      <style:text-properties fo:language="en" fo:country="US" officeooo:rsid="01075672"/>
    </style:style>
    <style:style style:name="T153" style:family="text">
      <style:text-properties fo:language="en" fo:country="US" officeooo:rsid="00f74dfa"/>
    </style:style>
    <style:style style:name="T154" style:family="text">
      <style:text-properties fo:language="en" fo:country="US" officeooo:rsid="00fe5cd6"/>
    </style:style>
    <style:style style:name="T155" style:family="text">
      <style:text-properties fo:language="en" fo:country="US" officeooo:rsid="00f7fecb"/>
    </style:style>
    <style:style style:name="T156" style:family="text">
      <style:text-properties fo:language="en" fo:country="US" officeooo:rsid="003cda34"/>
    </style:style>
    <style:style style:name="T157" style:family="text">
      <style:text-properties fo:language="en" fo:country="US" officeooo:rsid="003d96f2"/>
    </style:style>
    <style:style style:name="T158" style:family="text">
      <style:text-properties fo:language="en" fo:country="US" officeooo:rsid="00fde444"/>
    </style:style>
    <style:style style:name="T159" style:family="text">
      <style:text-properties fo:language="en" fo:country="US" officeooo:rsid="00f6519f"/>
    </style:style>
    <style:style style:name="T160" style:family="text">
      <style:text-properties fo:language="en" fo:country="US" officeooo:rsid="003e4e0b"/>
    </style:style>
    <style:style style:name="T161" style:family="text">
      <style:text-properties fo:language="en" fo:country="US" officeooo:rsid="003dbe95"/>
    </style:style>
    <style:style style:name="T162" style:family="text">
      <style:text-properties fo:language="en" fo:country="US" officeooo:rsid="00c7a65e"/>
    </style:style>
    <style:style style:name="T163" style:family="text">
      <style:text-properties fo:language="en" fo:country="US" officeooo:rsid="0059702d"/>
    </style:style>
    <style:style style:name="T164" style:family="text">
      <style:text-properties fo:language="en" fo:country="US" officeooo:rsid="005e3f28"/>
    </style:style>
    <style:style style:name="T165" style:family="text">
      <style:text-properties fo:language="en" fo:country="US" officeooo:rsid="005cb444"/>
    </style:style>
    <style:style style:name="T166" style:family="text">
      <style:text-properties fo:language="en" fo:country="US" officeooo:rsid="00b0b2e7"/>
    </style:style>
    <style:style style:name="T167" style:family="text">
      <style:text-properties fo:language="en" fo:country="US" officeooo:rsid="00615adc"/>
    </style:style>
    <style:style style:name="T168" style:family="text">
      <style:text-properties fo:language="en" fo:country="US" officeooo:rsid="005b62c5"/>
    </style:style>
    <style:style style:name="T169" style:family="text">
      <style:text-properties fo:language="en" fo:country="US" officeooo:rsid="00a92748"/>
    </style:style>
    <style:style style:name="T170" style:family="text">
      <style:text-properties fo:language="en" fo:country="US" officeooo:rsid="00ae4b20"/>
    </style:style>
    <style:style style:name="T171" style:family="text">
      <style:text-properties fo:language="en" fo:country="US" officeooo:rsid="00b0c28e"/>
    </style:style>
    <style:style style:name="T172" style:family="text">
      <style:text-properties fo:language="en" fo:country="US" officeooo:rsid="00b37ca6"/>
    </style:style>
    <style:style style:name="T173" style:family="text">
      <style:text-properties fo:language="en" fo:country="US" officeooo:rsid="00b3cf4d"/>
    </style:style>
    <style:style style:name="T174" style:family="text">
      <style:text-properties fo:language="en" fo:country="US" officeooo:rsid="00b4f537"/>
    </style:style>
    <style:style style:name="T175" style:family="text">
      <style:text-properties fo:language="en" fo:country="US" officeooo:rsid="00b530d2"/>
    </style:style>
    <style:style style:name="T176" style:family="text">
      <style:text-properties fo:language="en" fo:country="US" officeooo:rsid="00b8d1df"/>
    </style:style>
    <style:style style:name="T177" style:family="text">
      <style:text-properties fo:language="en" fo:country="US" officeooo:rsid="00ba0f13"/>
    </style:style>
    <style:style style:name="T178" style:family="text">
      <style:text-properties fo:language="en" fo:country="US" officeooo:rsid="00be0ecd"/>
    </style:style>
    <style:style style:name="T179" style:family="text">
      <style:text-properties fo:language="en" fo:country="US" officeooo:rsid="00bedaed"/>
    </style:style>
    <style:style style:name="T180" style:family="text">
      <style:text-properties fo:language="en" fo:country="US" officeooo:rsid="0062249c"/>
    </style:style>
    <style:style style:name="T181" style:family="text">
      <style:text-properties fo:language="en" fo:country="US" officeooo:rsid="00c0cb09"/>
    </style:style>
    <style:style style:name="T182" style:family="text">
      <style:text-properties fo:language="en" fo:country="US" officeooo:rsid="00c390be"/>
    </style:style>
    <style:style style:name="T183" style:family="text">
      <style:text-properties fo:language="en" fo:country="US" officeooo:rsid="00c70402"/>
    </style:style>
    <style:style style:name="T184" style:family="text">
      <style:text-properties fo:language="en" fo:country="US" officeooo:rsid="00c8d6e2"/>
    </style:style>
    <style:style style:name="T185" style:family="text">
      <style:text-properties fo:language="en" fo:country="US" officeooo:rsid="00caf1bf"/>
    </style:style>
    <style:style style:name="T186" style:family="text">
      <style:text-properties fo:language="en" fo:country="US" officeooo:rsid="00d31b26"/>
    </style:style>
    <style:style style:name="T187" style:family="text">
      <style:text-properties fo:language="en" fo:country="US" officeooo:rsid="00d5bd1c"/>
    </style:style>
    <style:style style:name="T188" style:family="text">
      <style:text-properties fo:language="en" fo:country="US" officeooo:rsid="00deb0ce"/>
    </style:style>
    <style:style style:name="T189" style:family="text">
      <style:text-properties fo:language="en" fo:country="US" officeooo:rsid="00e42cf2"/>
    </style:style>
    <style:style style:name="T190" style:family="text">
      <style:text-properties fo:language="en" fo:country="US" officeooo:rsid="00e70e5a"/>
    </style:style>
    <style:style style:name="T191" style:family="text">
      <style:text-properties fo:language="en" fo:country="US" officeooo:rsid="00ec22db"/>
    </style:style>
    <style:style style:name="T192" style:family="text">
      <style:text-properties fo:language="en" fo:country="US" officeooo:rsid="00f080ec"/>
    </style:style>
    <style:style style:name="T193" style:family="text">
      <style:text-properties fo:language="en" fo:country="US" officeooo:rsid="00f0c24a"/>
    </style:style>
    <style:style style:name="T194" style:family="text">
      <style:text-properties fo:language="en" fo:country="US" officeooo:rsid="00f15360"/>
    </style:style>
    <style:style style:name="T195" style:family="text">
      <style:text-properties fo:language="en" fo:country="US" officeooo:rsid="00f24988"/>
    </style:style>
    <style:style style:name="T196" style:family="text">
      <style:text-properties fo:font-weight="normal"/>
    </style:style>
    <style:style style:name="T197" style:family="text">
      <style:text-properties fo:font-weight="normal" style:font-weight-asian="normal" style:font-weight-complex="normal"/>
    </style:style>
    <style:style style:name="T198" style:family="text">
      <style:text-properties fo:font-weight="normal" officeooo:rsid="00a4fa5d" style:font-weight-asian="normal" style:font-weight-complex="normal"/>
    </style:style>
    <style:style style:name="T199" style:family="text">
      <style:text-properties fo:font-weight="normal" officeooo:rsid="00442773" style:font-weight-asian="normal" style:font-weight-complex="normal"/>
    </style:style>
    <style:style style:name="T200" style:family="text">
      <style:text-properties fo:font-weight="normal" officeooo:rsid="0046ff6a" style:font-weight-asian="normal" style:font-weight-complex="normal"/>
    </style:style>
    <style:style style:name="T201" style:family="text">
      <style:text-properties fo:font-weight="normal" officeooo:rsid="008141fc" style:font-weight-asian="normal" style:font-weight-complex="normal"/>
    </style:style>
    <style:style style:name="T202" style:family="text">
      <style:text-properties fo:font-weight="normal" officeooo:rsid="010eedc2" style:font-weight-asian="normal" style:font-weight-complex="normal"/>
    </style:style>
    <style:style style:name="T203" style:family="text">
      <style:text-properties fo:font-weight="normal" officeooo:rsid="00819ab2" style:font-weight-asian="normal" style:font-weight-complex="normal"/>
    </style:style>
    <style:style style:name="T204" style:family="text">
      <style:text-properties fo:font-weight="normal" officeooo:rsid="008b2048" style:font-weight-asian="normal" style:font-weight-complex="normal"/>
    </style:style>
    <style:style style:name="T205" style:family="text">
      <style:text-properties fo:font-weight="normal" officeooo:rsid="0083763f" style:font-weight-asian="normal" style:font-weight-complex="normal"/>
    </style:style>
    <style:style style:name="T206" style:family="text">
      <style:text-properties fo:font-weight="normal" officeooo:rsid="00a840e6" style:font-weight-asian="normal" style:font-weight-complex="normal"/>
    </style:style>
    <style:style style:name="T207" style:family="text">
      <style:text-properties fo:font-weight="normal" officeooo:rsid="002f61ae" style:font-weight-asian="normal" style:font-weight-complex="normal"/>
    </style:style>
    <style:style style:name="T208" style:family="text">
      <style:text-properties fo:font-weight="normal" officeooo:rsid="00f5346b" style:font-weight-asian="normal" style:font-weight-complex="normal"/>
    </style:style>
    <style:style style:name="T209" style:family="text">
      <style:text-properties fo:font-weight="normal" officeooo:rsid="00c708da" style:font-weight-asian="normal" style:font-weight-complex="normal"/>
    </style:style>
    <style:style style:name="T210" style:family="text">
      <style:text-properties fo:font-weight="normal" officeooo:rsid="00f7fecb" style:font-weight-asian="normal" style:font-weight-complex="normal"/>
    </style:style>
    <style:style style:name="T211" style:family="text">
      <style:text-properties fo:font-weight="normal" officeooo:rsid="00c7a65e" style:font-weight-asian="normal" style:font-weight-complex="normal"/>
    </style:style>
    <style:style style:name="T212" style:family="text">
      <style:text-properties fo:font-weight="normal" officeooo:rsid="00e5c53d" style:font-weight-asian="normal" style:font-weight-complex="normal"/>
    </style:style>
    <style:style style:name="T213" style:family="text">
      <style:text-properties fo:font-weight="normal" style:font-weight-asian="normal" style:font-size-complex="11pt" style:font-weight-complex="normal"/>
    </style:style>
    <style:style style:name="T214" style:family="text">
      <style:text-properties fo:font-weight="normal" officeooo:rsid="0080567f"/>
    </style:style>
    <style:style style:name="T215" style:family="text">
      <style:text-properties fo:font-weight="normal" officeooo:rsid="00aaf36f"/>
    </style:style>
    <style:style style:name="T216" style:family="text">
      <style:text-properties fo:font-weight="normal" officeooo:rsid="00ab08e7"/>
    </style:style>
    <style:style style:name="T217" style:family="text">
      <style:text-properties fo:font-weight="normal" officeooo:rsid="00a840e6"/>
    </style:style>
    <style:style style:name="T218" style:family="text">
      <style:text-properties fo:font-weight="normal" style:font-name-asian="DejaVu Sans1" style:font-weight-asian="normal" style:font-name-complex="DejaVu Sans1" style:font-size-complex="11pt" style:font-weight-complex="normal"/>
    </style:style>
    <style:style style:name="T219" style:family="text">
      <style:text-properties fo:font-size="11pt" fo:font-weight="normal" style:font-name-asian="DejaVu Sans1" style:font-size-asian="11pt" style:font-weight-asian="normal" style:font-name-complex="DejaVu Sans1" style:font-size-complex="11pt" style:font-weight-complex="normal"/>
    </style:style>
    <style:style style:name="T220" style:family="text">
      <style:text-properties fo:font-size="11pt" fo:font-weight="normal" officeooo:rsid="00afcf2e" style:font-name-asian="DejaVu Sans1" style:font-size-asian="11pt" style:font-weight-asian="normal" style:font-name-complex="DejaVu Sans1" style:font-size-complex="11pt" style:font-weight-complex="normal"/>
    </style:style>
    <style:style style:name="T221" style:family="text">
      <style:text-properties fo:font-size="11pt" fo:font-weight="normal" officeooo:rsid="00ae71b3" style:font-name-asian="DejaVu Sans1" style:font-size-asian="11pt" style:font-weight-asian="normal" style:font-name-complex="DejaVu Sans1" style:font-size-complex="11pt" style:font-weight-complex="normal"/>
    </style:style>
    <style:style style:name="T222" style:family="text">
      <style:text-properties fo:font-size="11pt" fo:font-weight="normal" officeooo:rsid="00bda1b0" style:font-name-asian="DejaVu Sans1" style:font-size-asian="11pt" style:font-weight-asian="normal" style:font-name-complex="DejaVu Sans1" style:font-size-complex="11pt" style:font-weight-complex="normal"/>
    </style:style>
    <style:style style:name="T223" style:family="text">
      <style:text-properties fo:font-size="11pt" fo:font-weight="normal" officeooo:rsid="0032f54c" style:font-name-asian="DejaVu Sans1" style:font-size-asian="11pt" style:font-weight-asian="normal" style:font-name-complex="DejaVu Sans1" style:font-size-complex="11pt" style:font-weight-complex="normal"/>
    </style:style>
    <style:style style:name="T224" style:family="text">
      <style:text-properties fo:font-size="11pt" fo:font-weight="normal" officeooo:rsid="0034b34f" style:font-name-asian="DejaVu Sans1" style:font-size-asian="11pt" style:font-weight-asian="normal" style:font-name-complex="DejaVu Sans1" style:font-size-complex="11pt" style:font-weight-complex="normal"/>
    </style:style>
    <style:style style:name="T225" style:family="text">
      <style:text-properties fo:font-size="11pt" fo:font-weight="normal" officeooo:rsid="010f8ebe" style:font-name-asian="DejaVu Sans1" style:font-size-asian="11pt" style:font-weight-asian="normal" style:font-name-complex="DejaVu Sans1" style:font-size-complex="11pt" style:font-weight-complex="normal"/>
    </style:style>
    <style:style style:name="T226" style:family="text">
      <style:text-properties fo:font-size="11pt" fo:font-weight="normal" officeooo:rsid="0110e70a" style:font-name-asian="DejaVu Sans1" style:font-size-asian="11pt" style:font-weight-asian="normal" style:font-name-complex="DejaVu Sans1" style:font-size-complex="11pt" style:font-weight-complex="normal"/>
    </style:style>
    <style:style style:name="T227" style:family="text">
      <style:text-properties fo:font-size="11pt" fo:font-weight="normal" officeooo:rsid="003531c8" style:font-name-asian="DejaVu Sans1" style:font-size-asian="11pt" style:font-weight-asian="normal" style:font-name-complex="DejaVu Sans1" style:font-size-complex="11pt" style:font-weight-complex="normal"/>
    </style:style>
    <style:style style:name="T228" style:family="text">
      <style:text-properties fo:font-size="11pt" fo:font-weight="normal" officeooo:rsid="00e23694" style:font-name-asian="DejaVu Sans1" style:font-size-asian="11pt" style:font-weight-asian="normal" style:font-name-complex="DejaVu Sans1" style:font-size-complex="11pt" style:font-weight-complex="normal"/>
    </style:style>
    <style:style style:name="T229" style:family="text">
      <style:text-properties fo:font-size="11pt" fo:font-weight="normal" officeooo:rsid="00e2d052" style:font-name-asian="DejaVu Sans1" style:font-size-asian="11pt" style:font-weight-asian="normal" style:font-name-complex="DejaVu Sans1" style:font-size-complex="11pt" style:font-weight-complex="normal"/>
    </style:style>
    <style:style style:name="T230" style:family="text">
      <style:text-properties fo:font-size="11pt" fo:font-weight="normal" officeooo:rsid="00e3298c" style:font-name-asian="DejaVu Sans1" style:font-size-asian="11pt" style:font-weight-asian="normal" style:font-name-complex="DejaVu Sans1" style:font-size-complex="11pt" style:font-weight-complex="normal"/>
    </style:style>
    <style:style style:name="T231" style:family="text">
      <style:text-properties fo:font-size="11pt" fo:font-weight="normal" officeooo:rsid="00364d61" style:font-name-asian="DejaVu Sans1" style:font-size-asian="11pt" style:font-weight-asian="normal" style:font-name-complex="DejaVu Sans1" style:font-size-complex="11pt" style:font-weight-complex="normal"/>
    </style:style>
    <style:style style:name="T232" style:family="text">
      <style:text-properties fo:font-size="11pt" fo:font-weight="normal" officeooo:rsid="00e5c53d" style:font-name-asian="DejaVu Sans1" style:font-size-asian="11pt" style:font-weight-asian="normal" style:font-name-complex="DejaVu Sans1" style:font-size-complex="11pt" style:font-weight-complex="normal"/>
    </style:style>
    <style:style style:name="T233" style:family="text">
      <style:text-properties fo:font-size="11pt" fo:font-weight="normal" officeooo:rsid="00ec22db" style:font-name-asian="DejaVu Sans1" style:font-size-asian="11pt" style:font-weight-asian="normal" style:font-name-complex="DejaVu Sans1" style:font-size-complex="11pt" style:font-weight-complex="normal"/>
    </style:style>
    <style:style style:name="T234" style:family="text">
      <style:text-properties fo:font-size="11pt" fo:font-weight="normal" officeooo:rsid="00edb527" style:font-name-asian="DejaVu Sans1" style:font-size-asian="11pt" style:font-weight-asian="normal" style:font-name-complex="DejaVu Sans1" style:font-size-complex="11pt" style:font-weight-complex="normal"/>
    </style:style>
    <style:style style:name="T235" style:family="text">
      <style:text-properties fo:font-size="11pt" fo:font-weight="normal" officeooo:rsid="00ee6dce" style:font-name-asian="DejaVu Sans1" style:font-size-asian="11pt" style:font-weight-asian="normal" style:font-name-complex="DejaVu Sans1" style:font-size-complex="11pt" style:font-weight-complex="normal"/>
    </style:style>
    <style:style style:name="T236" style:family="text">
      <style:text-properties fo:font-size="11pt" fo:font-weight="normal" officeooo:rsid="00f080ec" style:font-name-asian="DejaVu Sans1" style:font-size-asian="11pt" style:font-weight-asian="normal" style:font-name-complex="DejaVu Sans1" style:font-size-complex="11pt" style:font-weight-complex="normal"/>
    </style:style>
    <style:style style:name="T237" style:family="text">
      <style:text-properties fo:font-size="11pt" fo:language="en" fo:country="US" style:font-size-asian="11pt" style:font-size-complex="11pt"/>
    </style:style>
    <style:style style:name="T238" style:family="text">
      <style:text-properties fo:font-size="11pt" fo:language="en" fo:country="US" officeooo:rsid="00aed5f2" style:font-size-asian="11pt" style:font-size-complex="11pt"/>
    </style:style>
    <style:style style:name="T239" style:family="text">
      <style:text-properties fo:font-size="11pt" fo:language="en" fo:country="US" officeooo:rsid="00c63ca0" style:font-size-asian="11pt" style:font-size-complex="11pt"/>
    </style:style>
    <style:style style:name="T240" style:family="text">
      <style:text-properties fo:font-size="11pt" fo:language="en" fo:country="US" fo:font-style="normal" fo:font-weight="normal" style:font-size-asian="11pt" style:font-style-asian="normal" style:font-weight-asian="normal"/>
    </style:style>
    <style:style style:name="T241" style:family="text">
      <style:text-properties fo:font-size="11pt" fo:language="en" fo:country="US" fo:font-style="normal" fo:font-weight="normal" officeooo:rsid="00bacef7" style:font-size-asian="11pt" style:font-style-asian="normal" style:font-weight-asian="normal" style:font-size-complex="11pt" style:font-style-complex="normal" style:font-weight-complex="normal"/>
    </style:style>
    <style:style style:name="T242" style:family="text">
      <style:text-properties fo:font-size="11pt" fo:language="en" fo:country="US" fo:font-style="normal" fo:font-weight="normal" officeooo:rsid="00e4d2fa" style:font-size-asian="11pt" style:font-style-asian="normal" style:font-weight-asian="normal"/>
    </style:style>
    <style:style style:name="T243" style:family="text">
      <style:text-properties fo:font-size="11pt" fo:language="en" fo:country="US" fo:font-style="normal" fo:font-weight="normal" officeooo:rsid="00ea7030" style:font-size-asian="11pt" style:font-style-asian="normal" style:font-weight-asian="normal"/>
    </style:style>
    <style:style style:name="T244" style:family="text">
      <style:text-properties fo:font-size="11pt" fo:language="en" fo:country="US" fo:font-style="normal" fo:font-weight="normal" officeooo:rsid="00a92428" style:font-size-asian="11pt" style:font-style-asian="normal" style:font-weight-asian="normal"/>
    </style:style>
    <style:style style:name="T245" style:family="text">
      <style:text-properties fo:font-size="11pt" fo:language="en" fo:country="US" fo:font-style="normal" fo:font-weight="normal" officeooo:rsid="00ba0f13" style:font-size-asian="11pt" style:font-style-asian="normal" style:font-weight-asian="normal"/>
    </style:style>
    <style:style style:name="T246" style:family="text">
      <style:text-properties fo:font-size="11pt" fo:language="en" fo:country="US" fo:font-weight="normal" officeooo:rsid="00d17bdd" style:font-name-asian="DejaVu Sans1" style:font-size-asian="11pt" style:font-weight-asian="normal" style:font-name-complex="DejaVu Sans1" style:font-size-complex="11pt" style:font-weight-complex="normal"/>
    </style:style>
    <style:style style:name="T247" style:family="text">
      <style:text-properties fo:font-size="11pt" fo:language="en" fo:country="US" fo:font-weight="normal" officeooo:rsid="00d438fe" style:font-name-asian="DejaVu Sans1" style:font-size-asian="11pt" style:font-weight-asian="normal" style:font-name-complex="DejaVu Sans1" style:font-size-complex="11pt" style:font-weight-complex="normal"/>
    </style:style>
    <style:style style:name="T248" style:family="text">
      <style:text-properties fo:font-size="11pt" fo:language="en" fo:country="US" fo:font-weight="normal" officeooo:rsid="00d6a71b" style:font-name-asian="DejaVu Sans1" style:font-size-asian="11pt" style:font-weight-asian="normal" style:font-name-complex="DejaVu Sans1" style:font-size-complex="11pt" style:font-weight-complex="normal"/>
    </style:style>
    <style:style style:name="T249" style:family="text">
      <style:text-properties fo:font-size="11pt" fo:language="en" fo:country="US" fo:font-weight="normal" officeooo:rsid="00a92428" style:font-name-asian="DejaVu Sans1" style:font-size-asian="11pt" style:font-weight-asian="normal" style:font-name-complex="DejaVu Sans1" style:font-size-complex="11pt" style:font-weight-complex="normal"/>
    </style:style>
    <style:style style:name="T250" style:family="text">
      <style:text-properties fo:font-size="11pt" fo:language="en" fo:country="US" fo:font-weight="normal" officeooo:rsid="00d87b51" style:font-name-asian="DejaVu Sans1" style:font-size-asian="11pt" style:font-weight-asian="normal" style:font-name-complex="DejaVu Sans1" style:font-size-complex="11pt" style:font-weight-complex="normal"/>
    </style:style>
    <style:style style:name="T251" style:family="text">
      <style:text-properties fo:font-size="11pt" fo:language="en" fo:country="US" fo:font-weight="normal" officeooo:rsid="00e23694" style:font-name-asian="DejaVu Sans1" style:font-size-asian="11pt" style:font-weight-asian="normal" style:font-name-complex="DejaVu Sans1" style:font-size-complex="11pt" style:font-weight-complex="normal"/>
    </style:style>
    <style:style style:name="T252" style:family="text">
      <style:text-properties fo:font-size="11pt" fo:language="en" fo:country="US" fo:font-weight="normal" officeooo:rsid="00f080ec" style:font-name-asian="DejaVu Sans1" style:font-size-asian="11pt" style:font-weight-asian="normal" style:font-name-complex="DejaVu Sans1" style:font-size-complex="11pt" style:font-weight-complex="normal"/>
    </style:style>
    <style:style style:name="T253" style:family="text">
      <style:text-properties fo:font-size="11pt" fo:language="en" fo:country="US" officeooo:rsid="00d17bdd" style:font-name-asian="DejaVu Sans1" style:font-size-asian="11pt" style:font-name-complex="DejaVu Sans1" style:font-size-complex="11pt"/>
    </style:style>
    <style:style style:name="T254" style:family="text">
      <style:text-properties fo:font-size="11pt" style:font-size-asian="11pt" style:font-size-complex="11pt"/>
    </style:style>
    <style:style style:name="T255" style:family="text">
      <style:text-properties fo:font-size="11pt" officeooo:rsid="0098daec" style:font-size-asian="11pt" style:font-size-complex="11pt"/>
    </style:style>
    <style:style style:name="T256" style:family="text">
      <style:text-properties fo:font-size="11pt" officeooo:rsid="00b2fab0" style:font-size-asian="11pt" style:font-size-complex="11pt"/>
    </style:style>
    <style:style style:name="T257" style:family="text">
      <style:text-properties fo:font-size="11pt" officeooo:rsid="00aed5f2" style:font-size-asian="11pt" style:font-size-complex="11pt"/>
    </style:style>
    <style:style style:name="T258" style:family="text">
      <style:text-properties fo:font-size="11pt" officeooo:rsid="00ea8bd5" style:font-size-asian="11pt" style:font-size-complex="11pt"/>
    </style:style>
    <style:style style:name="T259" style:family="text">
      <style:text-properties officeooo:rsid="003dbe95"/>
    </style:style>
    <style:style style:name="T260" style:family="text">
      <style:text-properties officeooo:rsid="00c0cb09"/>
    </style:style>
    <style:style style:name="T261" style:family="text">
      <style:text-properties fo:font-style="normal"/>
    </style:style>
    <style:style style:name="T262" style:family="text">
      <style:text-properties fo:font-style="normal" style:font-style-asian="normal" style:font-style-complex="normal"/>
    </style:style>
    <style:style style:name="T263" style:family="text">
      <style:text-properties fo:font-style="normal" officeooo:rsid="00344e3e" style:font-style-asian="normal" style:font-style-complex="normal"/>
    </style:style>
    <style:style style:name="T264" style:family="text">
      <style:text-properties fo:font-style="normal" officeooo:rsid="0027abd4" style:font-style-asian="normal" style:font-style-complex="normal"/>
    </style:style>
    <style:style style:name="T265" style:family="text">
      <style:text-properties fo:font-style="normal" officeooo:rsid="010edbb4" style:font-style-asian="normal" style:font-style-complex="normal"/>
    </style:style>
    <style:style style:name="T266" style:family="text">
      <style:text-properties fo:font-style="normal" officeooo:rsid="00a744fb" style:font-style-asian="normal" style:font-style-complex="normal"/>
    </style:style>
    <style:style style:name="T267" style:family="text">
      <style:text-properties fo:font-style="normal" officeooo:rsid="00e23694" style:font-style-asian="normal" style:font-style-complex="normal"/>
    </style:style>
    <style:style style:name="T268" style:family="text">
      <style:text-properties fo:font-style="normal" fo:font-weight="normal" style:font-style-asian="normal" style:font-weight-asian="normal"/>
    </style:style>
    <style:style style:name="T269" style:family="text">
      <style:text-properties fo:font-style="normal" fo:font-weight="normal" style:font-style-asian="normal" style:font-weight-asian="normal" style:font-style-complex="normal" style:font-weight-complex="normal"/>
    </style:style>
    <style:style style:name="T270" style:family="text">
      <style:text-properties fo:font-style="normal" fo:font-weight="normal" style:font-style-asian="normal" style:font-weight-asian="normal" style:font-size-complex="11pt" style:font-style-complex="normal" style:font-weight-complex="normal"/>
    </style:style>
    <style:style style:name="T271" style:family="text">
      <style:text-properties officeooo:rsid="0061d268"/>
    </style:style>
    <style:style style:name="T272" style:family="text">
      <style:text-properties officeooo:rsid="006018fe"/>
    </style:style>
    <style:style style:name="T273" style:family="text">
      <style:text-properties fo:font-weight="bold" style:font-weight-asian="bold" style:font-weight-complex="bold"/>
    </style:style>
    <style:style style:name="T274" style:family="text">
      <style:text-properties fo:font-weight="bold" officeooo:rsid="008004fb" style:font-weight-asian="bold" style:font-weight-complex="bold"/>
    </style:style>
    <style:style style:name="T275" style:family="text">
      <style:text-properties style:font-weight-asian="bold" style:font-weight-complex="bold"/>
    </style:style>
    <style:style style:name="T276" style:family="text">
      <style:text-properties officeooo:rsid="005e68eb"/>
    </style:style>
    <style:style style:name="T277" style:family="text">
      <style:text-properties style:font-name="Times New Roman"/>
    </style:style>
    <style:style style:name="T278" style:family="text">
      <style:text-properties officeooo:rsid="00232bb6"/>
    </style:style>
    <style:style style:name="T279" style:family="text">
      <style:text-properties style:font-name="Liberation Sans5" officeooo:rsid="0019deb4" style:font-name-asian="Liberation Sans5" style:font-name-complex="Liberation Sans5"/>
    </style:style>
    <style:style style:name="T280" style:family="text">
      <style:text-properties officeooo:rsid="008004fb"/>
    </style:style>
    <style:style style:name="T281" style:family="text">
      <style:text-properties officeooo:rsid="009f6080"/>
    </style:style>
    <style:style style:name="T282" style:family="text">
      <style:text-properties officeooo:rsid="00a5ebf2"/>
    </style:style>
    <style:style style:name="T283" style:family="text">
      <style:text-properties officeooo:rsid="009faa14"/>
    </style:style>
    <style:style style:name="T284" style:family="text">
      <style:text-properties officeooo:rsid="00705636"/>
    </style:style>
    <style:style style:name="T285" style:family="text">
      <style:text-properties officeooo:rsid="0040f95e"/>
    </style:style>
    <style:style style:name="T286" style:family="text">
      <style:text-properties officeooo:rsid="0027abd4"/>
    </style:style>
    <style:style style:name="T287" style:family="text">
      <style:text-properties officeooo:rsid="00344e3e"/>
    </style:style>
    <style:style style:name="T288" style:family="text">
      <style:text-properties style:font-name="Liberation Mono3"/>
    </style:style>
    <style:style style:name="T289" style:family="text">
      <style:text-properties style:font-name="Liberation Mono3" fo:language="en" fo:country="US" fo:font-style="normal" style:font-style-asian="normal" style:font-style-complex="normal"/>
    </style:style>
    <style:style style:name="T290" style:family="text">
      <style:text-properties style:font-name="Liberation Mono3" fo:language="en" fo:country="US" fo:font-style="normal" fo:font-weight="normal" style:font-style-asian="normal" style:font-weight-asian="normal" style:font-style-complex="normal" style:font-weight-complex="normal"/>
    </style:style>
    <style:style style:name="T291" style:family="text">
      <style:text-properties style:font-name="Liberation Mono3" fo:language="en" fo:country="US" officeooo:rsid="00e3298c"/>
    </style:style>
    <style:style style:name="T292" style:family="text">
      <style:text-properties style:font-name="Liberation Mono3" fo:font-weight="normal" officeooo:rsid="008141fc" style:font-weight-asian="normal" style:font-weight-complex="normal"/>
    </style:style>
    <style:style style:name="T293" style:family="text">
      <style:text-properties style:font-name="Liberation Mono3" fo:font-weight="normal" officeooo:rsid="00819ab2" style:font-weight-asian="normal" style:font-weight-complex="normal"/>
    </style:style>
    <style:style style:name="T294" style:family="text">
      <style:text-properties style:font-name="Liberation Mono3" fo:font-weight="normal" officeooo:rsid="0083763f" style:font-weight-asian="normal" style:font-weight-complex="normal"/>
    </style:style>
    <style:style style:name="T295" style:family="text">
      <style:text-properties style:font-name="Liberation Mono3" fo:font-size="11pt" officeooo:rsid="0098daec" style:font-size-asian="11pt" style:font-size-complex="11pt"/>
    </style:style>
    <style:style style:name="T296" style:family="text">
      <style:text-properties style:font-name="Liberation Mono3" fo:font-size="11pt" fo:language="en" fo:country="US" fo:font-weight="bold" style:font-size-asian="11pt" style:font-weight-asian="bold" style:font-size-complex="11pt" style:font-weight-complex="bold"/>
    </style:style>
    <style:style style:name="T297" style:family="text">
      <style:text-properties style:font-name="Liberation Mono3" fo:font-size="11pt" fo:language="en" fo:country="US" fo:font-weight="normal" style:font-size-asian="11pt" style:font-weight-asian="normal" style:font-size-complex="11pt" style:font-weight-complex="normal"/>
    </style:style>
    <style:style style:name="T298" style:family="text">
      <style:text-properties style:font-name="Liberation Mono3" officeooo:rsid="0042dd06"/>
    </style:style>
    <style:style style:name="T299" style:family="text">
      <style:text-properties officeooo:rsid="0047ded7"/>
    </style:style>
    <style:style style:name="T300" style:family="text">
      <style:text-properties officeooo:rsid="002923a0"/>
    </style:style>
    <style:style style:name="T301" style:family="text">
      <style:text-properties officeooo:rsid="00714c6e"/>
    </style:style>
    <style:style style:name="T302" style:family="text">
      <style:text-properties officeooo:rsid="00418bfb"/>
    </style:style>
    <style:style style:name="T303" style:family="text">
      <style:text-properties officeooo:rsid="003760ba"/>
    </style:style>
    <style:style style:name="T304" style:family="text">
      <style:text-properties officeooo:rsid="003cc64a"/>
    </style:style>
    <style:style style:name="T305" style:family="text">
      <style:text-properties style:font-weight-asian="normal" style:font-weight-complex="normal"/>
    </style:style>
    <style:style style:name="T306" style:family="text">
      <style:text-properties officeooo:rsid="004b0254" style:font-weight-asian="normal" style:font-weight-complex="normal"/>
    </style:style>
    <style:style style:name="T307" style:family="text">
      <style:text-properties officeooo:rsid="003b1d2b"/>
    </style:style>
    <style:style style:name="T308" style:family="text">
      <style:text-properties officeooo:rsid="00431183"/>
    </style:style>
    <style:style style:name="T309" style:family="text">
      <style:text-properties officeooo:rsid="00442773"/>
    </style:style>
    <style:style style:name="T310" style:family="text">
      <style:text-properties officeooo:rsid="0046ff6a"/>
    </style:style>
    <style:style style:name="T311" style:family="text">
      <style:text-properties officeooo:rsid="00461f1b"/>
    </style:style>
    <style:style style:name="T312" style:family="text">
      <style:text-properties officeooo:rsid="004b5a7c"/>
    </style:style>
    <style:style style:name="T313" style:family="text">
      <style:text-properties officeooo:rsid="00504c24"/>
    </style:style>
    <style:style style:name="T314" style:family="text">
      <style:text-properties officeooo:rsid="0050ca97"/>
    </style:style>
    <style:style style:name="T315" style:family="text">
      <style:text-properties officeooo:rsid="002bd5b2"/>
    </style:style>
    <style:style style:name="T316" style:family="text">
      <style:text-properties style:font-name="Liberation Sans6" fo:language="en" fo:country="US" officeooo:rsid="00544b65"/>
    </style:style>
    <style:style style:name="T317" style:family="text">
      <style:text-properties style:font-name="Liberation Sans6" fo:language="en" fo:country="US" officeooo:rsid="005391c6"/>
    </style:style>
    <style:style style:name="T318" style:family="text">
      <style:text-properties style:font-name="Liberation Sans6" officeooo:rsid="006716ac"/>
    </style:style>
    <style:style style:name="T319" style:family="text">
      <style:text-properties style:font-name="Liberation Sans1" fo:language="en" fo:country="US" officeooo:rsid="00544b65"/>
    </style:style>
    <style:style style:name="T320" style:family="text">
      <style:text-properties officeooo:rsid="0059917c"/>
    </style:style>
    <style:style style:name="T321" style:family="text">
      <style:text-properties officeooo:rsid="0058232c"/>
    </style:style>
    <style:style style:name="T322" style:family="text">
      <style:text-properties officeooo:rsid="00c89afd"/>
    </style:style>
    <style:style style:name="T323" style:family="text">
      <style:text-properties officeooo:rsid="005d2592"/>
    </style:style>
    <style:style style:name="T324" style:family="text">
      <style:text-properties officeooo:rsid="005e2880"/>
    </style:style>
    <style:style style:name="T325" style:family="text">
      <style:text-properties officeooo:rsid="006716ac"/>
    </style:style>
    <style:style style:name="T326" style:family="text">
      <style:text-properties officeooo:rsid="00676268"/>
    </style:style>
    <style:style style:name="T327" style:family="text">
      <style:text-properties officeooo:rsid="0068f512"/>
    </style:style>
    <style:style style:name="T328" style:family="text">
      <style:text-properties officeooo:rsid="006a30cc"/>
    </style:style>
    <style:style style:name="T329" style:family="text">
      <style:text-properties officeooo:rsid="006c53e3"/>
    </style:style>
    <style:style style:name="T330" style:family="text">
      <style:text-properties officeooo:rsid="007b8619"/>
    </style:style>
    <style:style style:name="T331" style:family="text">
      <style:text-properties officeooo:rsid="006f812b"/>
    </style:style>
    <style:style style:name="T332" style:family="text">
      <style:text-properties officeooo:rsid="0076858d"/>
    </style:style>
    <style:style style:name="T333" style:family="text">
      <style:text-properties officeooo:rsid="007a6b3a"/>
    </style:style>
    <style:style style:name="T334" style:family="text">
      <style:text-properties officeooo:rsid="004de2b5"/>
    </style:style>
    <style:style style:name="T335" style:family="text">
      <style:text-properties officeooo:rsid="007f5983"/>
    </style:style>
    <style:style style:name="T336" style:family="text">
      <style:text-properties officeooo:rsid="007d4eb1"/>
    </style:style>
    <style:style style:name="T337" style:family="text">
      <style:text-properties officeooo:rsid="0080567f"/>
    </style:style>
    <style:style style:name="T338" style:family="text">
      <style:text-properties officeooo:rsid="008025ae"/>
    </style:style>
    <style:style style:name="T339" style:family="text">
      <style:text-properties officeooo:rsid="0080f3c7"/>
    </style:style>
    <style:style style:name="T340" style:family="text">
      <style:text-properties officeooo:rsid="008141fc"/>
    </style:style>
    <style:style style:name="T341" style:family="text">
      <style:text-properties officeooo:rsid="00819ab2"/>
    </style:style>
    <style:style style:name="T342" style:family="text">
      <style:text-properties officeooo:rsid="0083763f"/>
    </style:style>
    <style:style style:name="T343" style:family="text">
      <style:text-properties officeooo:rsid="010eedc2"/>
    </style:style>
    <style:style style:name="T344" style:family="text">
      <style:text-properties officeooo:rsid="0086940e"/>
    </style:style>
    <style:style style:name="T345" style:family="text">
      <style:text-properties officeooo:rsid="0086a02d"/>
    </style:style>
    <style:style style:name="T346" style:family="text">
      <style:text-properties officeooo:rsid="0088c370"/>
    </style:style>
    <style:style style:name="T347" style:family="text">
      <style:text-properties officeooo:rsid="008814e5"/>
    </style:style>
    <style:style style:name="T348" style:family="text">
      <style:text-properties style:font-name="Liberation Sans"/>
    </style:style>
    <style:style style:name="T349" style:family="text">
      <style:text-properties style:font-name="Liberation Sans" fo:language="en" fo:country="US"/>
    </style:style>
    <style:style style:name="T350" style:family="text">
      <style:text-properties style:font-name="Liberation Sans" fo:language="en" fo:country="US" officeooo:rsid="008e2d88"/>
    </style:style>
    <style:style style:name="T351" style:family="text">
      <style:text-properties style:font-name="Liberation Sans" fo:language="en" fo:country="US" officeooo:rsid="009399cf"/>
    </style:style>
    <style:style style:name="T352" style:family="text">
      <style:text-properties style:font-name="Liberation Sans" fo:language="en" fo:country="US" officeooo:rsid="002620d5"/>
    </style:style>
    <style:style style:name="T353" style:family="text">
      <style:text-properties style:font-name="Liberation Sans" fo:language="en" fo:country="US" officeooo:rsid="0093a4ca"/>
    </style:style>
    <style:style style:name="T354" style:family="text">
      <style:text-properties style:font-name="Liberation Sans" fo:language="en" fo:country="US" officeooo:rsid="00902849"/>
    </style:style>
    <style:style style:name="T355" style:family="text">
      <style:text-properties style:font-name="Liberation Sans" fo:language="en" fo:country="US" officeooo:rsid="00962871"/>
    </style:style>
    <style:style style:name="T356" style:family="text">
      <style:text-properties style:font-name="Liberation Sans" fo:language="en" fo:country="US" officeooo:rsid="00940a7c"/>
    </style:style>
    <style:style style:name="T357" style:family="text">
      <style:text-properties style:font-name="Liberation Sans" fo:language="en" fo:country="US" officeooo:rsid="0090ec66"/>
    </style:style>
    <style:style style:name="T358" style:family="text">
      <style:text-properties style:font-name="Liberation Sans" fo:language="en" fo:country="US" fo:font-weight="normal" officeooo:rsid="00981ce1" style:font-weight-asian="normal" style:font-weight-complex="normal"/>
    </style:style>
    <style:style style:name="T359" style:family="text">
      <style:text-properties style:font-name="Liberation Sans" fo:font-size="14pt" fo:language="en" fo:country="US" style:font-size-asian="14pt" style:font-size-complex="14pt"/>
    </style:style>
    <style:style style:name="T360" style:family="text">
      <style:text-properties style:font-name="Liberation Sans" fo:font-size="14pt" fo:language="en" fo:country="US" officeooo:rsid="00ac92fb" style:font-size-asian="14pt" style:font-size-complex="14pt"/>
    </style:style>
    <style:style style:name="T361" style:family="text">
      <style:text-properties style:font-name="Liberation Sans" fo:font-size="11pt" fo:language="en" fo:country="US" fo:font-weight="normal" style:font-size-asian="11pt" style:font-weight-asian="normal" style:font-size-complex="11pt" style:font-weight-complex="normal"/>
    </style:style>
    <style:style style:name="T362" style:family="text">
      <style:text-properties style:font-name="Liberation Sans" fo:font-size="11pt" fo:language="en" fo:country="US" fo:font-weight="normal" officeooo:rsid="00ac92fb" style:font-size-asian="11pt" style:font-weight-asian="normal" style:font-size-complex="11pt" style:font-weight-complex="normal"/>
    </style:style>
    <style:style style:name="T363" style:family="text">
      <style:text-properties style:font-name="Liberation Sans" fo:font-size="11pt" fo:language="en" fo:country="US" fo:font-weight="normal" officeooo:rsid="00aed5f2" style:font-size-asian="11pt" style:font-weight-asian="normal" style:font-size-complex="11pt" style:font-weight-complex="normal"/>
    </style:style>
    <style:style style:name="T364" style:family="text">
      <style:text-properties style:font-name="Liberation Sans" fo:font-size="11pt" fo:language="en" fo:country="US" fo:font-weight="normal" officeooo:rsid="00b3d284" style:font-size-asian="11pt" style:font-weight-asian="normal" style:font-size-complex="11pt" style:font-weight-complex="normal"/>
    </style:style>
    <style:style style:name="T365" style:family="text">
      <style:text-properties style:font-name="Liberation Sans" fo:font-size="11pt" fo:language="en" fo:country="US" fo:font-weight="normal" style:font-name-asian="DejaVu Sans1" style:font-size-asian="11pt" style:font-weight-asian="normal" style:font-name-complex="DejaVu Sans1" style:font-size-complex="11pt" style:font-weight-complex="normal"/>
    </style:style>
    <style:style style:name="T366" style:family="text">
      <style:text-properties style:font-name="Liberation Sans" fo:font-size="11pt" fo:language="en" fo:country="US" fo:font-weight="normal" officeooo:rsid="00ac92fb" style:font-name-asian="DejaVu Sans1" style:font-size-asian="11pt" style:font-weight-asian="normal" style:font-name-complex="DejaVu Sans1" style:font-size-complex="11pt" style:font-weight-complex="normal"/>
    </style:style>
    <style:style style:name="T367" style:family="text">
      <style:text-properties style:font-name="Liberation Sans" fo:font-size="11pt" fo:language="en" fo:country="US" fo:font-weight="normal" officeooo:rsid="00ae71b3" style:font-name-asian="DejaVu Sans1" style:font-size-asian="11pt" style:font-weight-asian="normal" style:font-name-complex="DejaVu Sans1" style:font-size-complex="11pt" style:font-weight-complex="normal"/>
    </style:style>
    <style:style style:name="T368" style:family="text">
      <style:text-properties style:font-name="Liberation Sans" fo:font-size="11pt" fo:language="en" fo:country="US" fo:font-weight="normal" officeooo:rsid="00ce995e" style:font-name-asian="DejaVu Sans1" style:font-size-asian="11pt" style:font-weight-asian="normal" style:font-name-complex="DejaVu Sans1" style:font-size-complex="11pt" style:font-weight-complex="normal"/>
    </style:style>
    <style:style style:name="T369" style:family="text">
      <style:text-properties style:font-name="Liberation Sans" fo:font-size="11pt" fo:language="en" fo:country="US" fo:font-weight="normal" officeooo:rsid="00b0fc5f" style:font-name-asian="DejaVu Sans1" style:font-size-asian="11pt" style:font-weight-asian="normal" style:font-name-complex="DejaVu Sans1" style:font-size-complex="11pt" style:font-weight-complex="normal"/>
    </style:style>
    <style:style style:name="T370" style:family="text">
      <style:text-properties style:font-name="Liberation Sans" fo:font-size="11pt" fo:language="en" fo:country="US" fo:font-weight="normal" officeooo:rsid="00b6d3cc" style:font-name-asian="DejaVu Sans1" style:font-size-asian="11pt" style:font-weight-asian="normal" style:font-name-complex="DejaVu Sans1" style:font-size-complex="11pt" style:font-weight-complex="normal"/>
    </style:style>
    <style:style style:name="T371" style:family="text">
      <style:text-properties style:font-name="Liberation Sans" fo:font-size="11pt" fo:language="en" fo:country="US" fo:font-weight="bold" style:font-size-asian="11pt" style:font-weight-asian="bold" style:font-size-complex="11pt" style:font-weight-complex="bold"/>
    </style:style>
    <style:style style:name="T372" style:family="text">
      <style:text-properties style:font-name="Liberation Sans" fo:font-size="11pt" fo:language="en" fo:country="US" fo:font-style="normal" fo:font-weight="normal" style:font-size-asian="11pt" style:font-style-asian="normal" style:font-weight-asian="normal" style:font-size-complex="11pt" style:font-style-complex="normal" style:font-weight-complex="normal"/>
    </style:style>
    <style:style style:name="T373" style:family="text">
      <style:text-properties style:font-name="Liberation Sans" fo:font-size="11pt" fo:language="en" fo:country="US" fo:font-style="normal" fo:font-weight="normal" officeooo:rsid="00b3d284" style:font-size-asian="11pt" style:font-style-asian="normal" style:font-weight-asian="normal" style:font-size-complex="11pt" style:font-style-complex="normal" style:font-weight-complex="normal"/>
    </style:style>
    <style:style style:name="T374" style:family="text">
      <style:text-properties style:font-name="Liberation Sans" fo:font-size="11pt" fo:language="en" fo:country="US" fo:font-style="normal" fo:font-weight="normal" officeooo:rsid="00b5b1df" style:font-size-asian="11pt" style:font-style-asian="normal" style:font-weight-asian="normal" style:font-size-complex="11pt" style:font-style-complex="normal" style:font-weight-complex="normal"/>
    </style:style>
    <style:style style:name="T375" style:family="text">
      <style:text-properties style:font-name="Liberation Sans" fo:font-size="11pt" fo:language="en" fo:country="US" fo:font-style="normal" fo:font-weight="normal" officeooo:rsid="00bbe1c9" style:font-size-asian="11pt" style:font-style-asian="normal" style:font-weight-asian="normal" style:font-size-complex="11pt" style:font-style-complex="normal" style:font-weight-complex="normal"/>
    </style:style>
    <style:style style:name="T376" style:family="text">
      <style:text-properties style:font-name="Liberation Sans" fo:font-size="11pt" fo:language="en" fo:country="US" fo:font-style="normal" fo:font-weight="normal" officeooo:rsid="00b9bbcb" style:font-size-asian="11pt" style:font-style-asian="normal" style:font-weight-asian="normal" style:font-size-complex="11pt" style:font-style-complex="normal" style:font-weight-complex="normal"/>
    </style:style>
    <style:style style:name="T377" style:family="text">
      <style:text-properties style:font-name="Liberation Sans" fo:font-size="11pt" fo:language="en" fo:country="US" fo:font-style="normal" fo:font-weight="normal" officeooo:rsid="00163f85" style:font-size-asian="11pt" style:font-style-asian="normal" style:font-weight-asian="normal" style:font-size-complex="11pt" style:font-style-complex="normal" style:font-weight-complex="normal"/>
    </style:style>
    <style:style style:name="T378" style:family="text">
      <style:text-properties style:font-name="Liberation Sans" fo:font-size="11pt" fo:language="en" fo:country="US" fo:font-style="normal" fo:font-weight="normal" officeooo:rsid="00b74db0" style:font-size-asian="11pt" style:font-style-asian="normal" style:font-weight-asian="normal" style:font-size-complex="11pt" style:font-style-complex="normal" style:font-weight-complex="normal"/>
    </style:style>
    <style:style style:name="T379" style:family="text">
      <style:text-properties style:font-name="Liberation Sans" fo:font-size="11pt" fo:language="en" fo:country="US" fo:font-style="normal" fo:font-weight="normal" officeooo:rsid="001849ca" style:font-size-asian="11pt" style:font-style-asian="normal" style:font-weight-asian="normal" style:font-size-complex="11pt" style:font-style-complex="normal" style:font-weight-complex="normal"/>
    </style:style>
    <style:style style:name="T380" style:family="text">
      <style:text-properties style:font-name="Liberation Sans" fo:font-size="11pt" fo:language="en" fo:country="US" fo:font-style="normal" fo:font-weight="normal" officeooo:rsid="00b9e56d" style:font-size-asian="11pt" style:font-style-asian="normal" style:font-weight-asian="normal" style:font-size-complex="11pt" style:font-style-complex="normal" style:font-weight-complex="normal"/>
    </style:style>
    <style:style style:name="T381" style:family="text">
      <style:text-properties style:font-name="Liberation Sans" fo:font-size="11pt" fo:language="en" fo:country="US" fo:font-style="normal" fo:font-weight="normal" officeooo:rsid="00cfa033" style:font-size-asian="11pt" style:font-style-asian="normal" style:font-weight-asian="normal" style:font-size-complex="11pt" style:font-style-complex="normal" style:font-weight-complex="normal"/>
    </style:style>
    <style:style style:name="T382" style:family="text">
      <style:text-properties style:font-name="Liberation Sans" fo:font-size="11pt" fo:language="en" fo:country="US" fo:font-style="normal" fo:font-weight="normal" officeooo:rsid="00bacef7" style:font-size-asian="11pt" style:font-style-asian="normal" style:font-weight-asian="normal" style:font-size-complex="11pt" style:font-style-complex="normal" style:font-weight-complex="normal"/>
    </style:style>
    <style:style style:name="T383" style:family="text">
      <style:text-properties style:font-name="Liberation Sans" fo:font-size="11pt" fo:language="en" fo:country="US" fo:font-style="normal" fo:font-weight="normal" officeooo:rsid="00bc79f1" style:font-size-asian="11pt" style:font-style-asian="normal" style:font-weight-asian="normal" style:font-size-complex="11pt" style:font-style-complex="normal" style:font-weight-complex="normal"/>
    </style:style>
    <style:style style:name="T384" style:family="text">
      <style:text-properties style:font-name="Liberation Sans" fo:font-size="11pt" fo:language="en" fo:country="US" fo:font-style="normal" fo:font-weight="normal" officeooo:rsid="00d5bd1c" style:font-size-asian="11pt" style:font-style-asian="normal" style:font-weight-asian="normal" style:font-size-complex="11pt" style:font-style-complex="normal" style:font-weight-complex="normal"/>
    </style:style>
    <style:style style:name="T385" style:family="text">
      <style:text-properties style:font-name="Liberation Sans" officeooo:rsid="00a30607"/>
    </style:style>
    <style:style style:name="T386" style:family="text">
      <style:text-properties officeooo:rsid="00b31232"/>
    </style:style>
    <style:style style:name="T387" style:family="text">
      <style:text-properties style:font-size-complex="11pt"/>
    </style:style>
    <style:style style:name="T388" style:family="text">
      <style:text-properties officeooo:rsid="00981ce1"/>
    </style:style>
    <style:style style:name="T389" style:family="text">
      <style:text-properties officeooo:rsid="009af49d"/>
    </style:style>
    <style:style style:name="T390" style:family="text">
      <style:text-properties officeooo:rsid="00a840e6"/>
    </style:style>
    <style:style style:name="T391" style:family="text">
      <style:text-properties officeooo:rsid="009c0093"/>
    </style:style>
    <style:style style:name="T392" style:family="text">
      <style:text-properties fo:color="#000000" style:text-outline="false" style:text-line-through-style="none" style:text-line-through-type="none" style:font-name="Liberation Sans1" fo:font-size="10.4499998092651pt" fo:language="en" fo:country="US"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393" style:family="text">
      <style:text-properties fo:color="#000000" style:text-outline="false" style:text-line-through-style="none" style:text-line-through-type="none" style:font-name="Liberation Sans1" fo:font-size="10.4499998092651pt" fo:language="en" fo:country="US" fo:font-style="normal" fo:text-shadow="none" style:text-underline-style="none" fo:font-weight="normal" officeooo:rsid="009d8137" style:font-size-asian="10.4499998092651pt" style:font-style-asian="normal" style:font-weight-asian="normal" style:font-size-complex="10.4499998092651pt" style:font-style-complex="normal" style:font-weight-complex="normal" style:text-overline-style="none" style:text-overline-color="font-color"/>
    </style:style>
    <style:style style:name="T394" style:family="text">
      <style:text-properties fo:color="#000000" style:text-outline="false" style:text-line-through-style="none" style:text-line-through-type="none" style:font-name="Liberation Sans1" fo:font-size="10.4499998092651pt" fo:language="en" fo:country="US" fo:font-style="normal" fo:text-shadow="none" style:text-underline-style="none" fo:font-weight="normal" officeooo:rsid="00163f85" style:font-size-asian="10.4499998092651pt" style:font-style-asian="normal" style:font-weight-asian="normal" style:font-size-complex="10.4499998092651pt" style:font-style-complex="normal" style:font-weight-complex="normal" style:text-overline-style="none" style:text-overline-color="font-color"/>
    </style:style>
    <style:style style:name="T395" style:family="text">
      <style:text-properties style:text-outline="false" style:text-line-through-style="none" style:text-line-through-type="none" fo:language="en" fo:country="US" fo:text-shadow="none" style:text-underline-style="none" style:text-overline-style="none" style:text-overline-color="font-color"/>
    </style:style>
    <style:style style:name="T396" style:family="text">
      <style:text-properties style:text-outline="false" style:text-line-through-style="none" style:text-line-through-type="none" fo:text-shadow="none" style:text-underline-style="none" style:text-overline-style="none" style:text-overline-color="font-color"/>
    </style:style>
    <style:style style:name="T397" style:family="text">
      <style:text-properties style:text-outline="false" style:text-line-through-style="none" style:text-line-through-type="none" fo:text-shadow="none" style:text-underline-style="none" style:font-size-complex="10.4499998092651pt" style:font-weight-complex="normal" style:text-overline-style="none" style:text-overline-color="font-color"/>
    </style:style>
    <style:style style:name="T398" style:family="text">
      <style:text-properties officeooo:rsid="009e3e1e"/>
    </style:style>
    <style:style style:name="T399" style:family="text">
      <style:text-properties officeooo:rsid="009e09bd"/>
    </style:style>
    <style:style style:name="T400" style:family="text">
      <style:text-properties officeooo:rsid="00a20384"/>
    </style:style>
    <style:style style:name="T401" style:family="text">
      <style:text-properties officeooo:rsid="00a47c95"/>
    </style:style>
    <style:style style:name="T402" style:family="text">
      <style:text-properties officeooo:rsid="00a69eeb"/>
    </style:style>
    <style:style style:name="T403" style:family="text">
      <style:text-properties officeooo:rsid="00a82c39"/>
    </style:style>
    <style:style style:name="T404" style:family="text">
      <style:text-properties officeooo:rsid="00b3d284"/>
    </style:style>
    <style:style style:name="T405" style:family="text">
      <style:text-properties officeooo:rsid="00bda1b0"/>
    </style:style>
    <style:style style:name="T406" style:family="text">
      <style:text-properties officeooo:rsid="00d1045c"/>
    </style:style>
    <style:style style:name="T407" style:family="text">
      <style:text-properties officeooo:rsid="00bfc27d"/>
    </style:style>
    <style:style style:name="T408" style:family="text">
      <style:text-properties officeooo:rsid="00debd43"/>
    </style:style>
    <style:style style:name="T409" style:family="text">
      <style:text-properties officeooo:rsid="0032f54c"/>
    </style:style>
    <style:style style:name="T410" style:family="text">
      <style:text-properties officeooo:rsid="00d24724"/>
    </style:style>
    <style:style style:name="T411" style:family="text">
      <style:text-properties style:font-name="Liberation Mono2" fo:font-size="11pt" fo:font-style="normal" fo:font-weight="normal" officeooo:rsid="00d24724" style:font-size-asian="11pt" style:font-style-asian="normal" style:font-weight-asian="normal"/>
    </style:style>
    <style:style style:name="T412" style:family="text">
      <style:text-properties officeooo:rsid="010f8ebe"/>
    </style:style>
    <style:style style:name="T413" style:family="text">
      <style:text-properties officeooo:rsid="00d17bdd"/>
    </style:style>
    <style:style style:name="T414" style:family="text">
      <style:text-properties officeooo:rsid="00d438fe"/>
    </style:style>
    <style:style style:name="T415" style:family="text">
      <style:text-properties officeooo:rsid="0034b34f"/>
    </style:style>
    <style:style style:name="T416" style:family="text">
      <style:text-properties officeooo:rsid="00d87b51"/>
    </style:style>
    <style:style style:name="T417" style:family="text">
      <style:text-properties officeooo:rsid="003531c8"/>
    </style:style>
    <style:style style:name="T418" style:family="text">
      <style:text-properties officeooo:rsid="00e23694"/>
    </style:style>
    <style:style style:name="T419" style:family="text">
      <style:text-properties officeooo:rsid="00e3298c"/>
    </style:style>
    <style:style style:name="T420" style:family="text">
      <style:text-properties officeooo:rsid="003fb84f"/>
    </style:style>
    <style:style style:name="T421" style:family="text">
      <style:text-properties officeooo:rsid="00435b66"/>
    </style:style>
    <style:style style:name="T422" style:family="text">
      <style:text-properties officeooo:rsid="0042dd06"/>
    </style:style>
    <style:style style:name="T423" style:family="text">
      <style:text-properties officeooo:rsid="00ac56da"/>
    </style:style>
    <style:style style:name="T424" style:family="text">
      <style:text-properties officeooo:rsid="00ee9262"/>
    </style:style>
    <style:style style:name="T425" style:family="text">
      <style:text-properties officeooo:rsid="001885d3"/>
    </style:style>
    <style:style style:name="T426" style:family="text">
      <style:text-properties officeooo:rsid="00376be6"/>
    </style:style>
    <style:style style:name="T427" style:family="text">
      <style:text-properties officeooo:rsid="00f01120"/>
    </style:style>
    <style:style style:name="T428" style:family="text">
      <style:text-properties officeooo:rsid="0038aa58"/>
    </style:style>
    <style:style style:name="T429" style:family="text">
      <style:text-properties officeooo:rsid="0110e70a"/>
    </style:style>
    <style:style style:name="T430" style:family="text">
      <style:text-properties officeooo:rsid="00f0302f"/>
    </style:style>
    <style:style style:name="T431" style:family="text">
      <style:text-properties officeooo:rsid="00c708da"/>
    </style:style>
    <style:style style:name="T432" style:family="text">
      <style:text-properties officeooo:rsid="01092d84"/>
    </style:style>
    <style:style style:name="T433" style:family="text">
      <style:text-properties officeooo:rsid="00f5346b"/>
    </style:style>
    <style:style style:name="T434" style:family="text">
      <style:text-properties officeooo:rsid="00f6519f"/>
    </style:style>
    <style:style style:name="T435" style:family="text">
      <style:text-properties officeooo:rsid="010a466f"/>
    </style:style>
    <style:style style:name="T436" style:family="text">
      <style:text-properties officeooo:rsid="00f7fecb"/>
    </style:style>
    <style:style style:name="T437" style:family="text">
      <style:text-properties officeooo:rsid="01047cf3"/>
    </style:style>
    <style:style style:name="T438" style:family="text">
      <style:text-properties officeooo:rsid="003e4e0b"/>
    </style:style>
    <style:style style:name="T439" style:family="text">
      <style:text-properties officeooo:rsid="0055dcde"/>
    </style:style>
    <style:style style:name="T440" style:family="text">
      <style:text-properties officeooo:rsid="0057c93e"/>
    </style:style>
    <style:style style:name="T441" style:family="text">
      <style:text-properties officeooo:rsid="00ade0bd"/>
    </style:style>
    <style:style style:name="T442" style:family="text">
      <style:text-properties officeooo:rsid="0058ea50"/>
    </style:style>
    <style:style style:name="T443" style:family="text">
      <style:text-properties officeooo:rsid="0055f8ab"/>
    </style:style>
    <style:style style:name="T444" style:family="text">
      <style:text-properties officeooo:rsid="00596f07"/>
    </style:style>
    <style:style style:name="T445" style:family="text">
      <style:text-properties officeooo:rsid="001849ca"/>
    </style:style>
    <style:style style:name="T446" style:family="text">
      <style:text-properties officeooo:rsid="0055fc10"/>
    </style:style>
    <style:style style:name="T447" style:family="text">
      <style:text-properties officeooo:rsid="005f8bf7"/>
    </style:style>
    <style:style style:name="T448" style:family="text">
      <style:text-properties officeooo:rsid="00638c65"/>
    </style:style>
    <style:style style:name="T449" style:family="text">
      <style:text-properties officeooo:rsid="0061c228"/>
    </style:style>
    <style:style style:name="T450" style:family="text">
      <style:text-properties officeooo:rsid="00615adc"/>
    </style:style>
    <style:style style:name="T451" style:family="text">
      <style:text-properties officeooo:rsid="00689347"/>
    </style:style>
    <style:style style:name="T452" style:family="text">
      <style:text-properties officeooo:rsid="0066fa20"/>
    </style:style>
    <style:style style:name="T453" style:family="text">
      <style:text-properties officeooo:rsid="0069f674"/>
    </style:style>
    <style:style style:name="T454" style:family="text">
      <style:text-properties officeooo:rsid="00aa4dcc"/>
    </style:style>
    <style:style style:name="T455" style:family="text">
      <style:text-properties officeooo:rsid="00b0c28e"/>
    </style:style>
    <style:style style:name="T456" style:family="text">
      <style:text-properties officeooo:rsid="00b0ca53"/>
    </style:style>
    <style:style style:name="T457" style:family="text">
      <style:text-properties officeooo:rsid="00b201b4"/>
    </style:style>
    <style:style style:name="T458" style:family="text">
      <style:text-properties officeooo:rsid="00b2eaae"/>
    </style:style>
    <style:style style:name="T459" style:family="text">
      <style:text-properties officeooo:rsid="00b37ca6"/>
    </style:style>
    <style:style style:name="T460" style:family="text">
      <style:text-properties officeooo:rsid="00b3cf4d"/>
    </style:style>
    <style:style style:name="T461" style:family="text">
      <style:text-properties officeooo:rsid="00b4c555"/>
    </style:style>
    <style:style style:name="T462" style:family="text">
      <style:text-properties officeooo:rsid="00b4f537"/>
    </style:style>
    <style:style style:name="T463" style:family="text">
      <style:text-properties officeooo:rsid="00b530d2"/>
    </style:style>
    <style:style style:name="T464" style:family="text">
      <style:text-properties officeooo:rsid="00b56aac"/>
    </style:style>
    <style:style style:name="T465" style:family="text">
      <style:text-properties officeooo:rsid="00b8d1df"/>
    </style:style>
    <style:style style:name="T466" style:family="text">
      <style:text-properties officeooo:rsid="00ba0f13"/>
    </style:style>
    <style:style style:name="T467" style:family="text">
      <style:text-properties officeooo:rsid="00ca011e"/>
    </style:style>
    <style:style style:name="T468" style:family="text">
      <style:text-properties officeooo:rsid="00cbcfe9"/>
    </style:style>
    <style:style style:name="T469" style:family="text">
      <style:text-properties officeooo:rsid="00d63e38"/>
    </style:style>
    <style:style style:name="T470" style:family="text">
      <style:text-properties officeooo:rsid="00d9a07e"/>
    </style:style>
    <style:style style:name="T471" style:family="text">
      <style:text-properties officeooo:rsid="00db4f4e"/>
    </style:style>
    <style:style style:name="T472" style:family="text">
      <style:text-properties officeooo:rsid="00deb0ce"/>
    </style:style>
    <style:style style:name="T473" style:family="text">
      <style:text-properties officeooo:rsid="00e19035"/>
    </style:style>
    <style:style style:name="T474" style:family="text">
      <style:text-properties officeooo:rsid="00e42cf2"/>
    </style:style>
    <style:style style:name="T475" style:family="text">
      <style:text-properties officeooo:rsid="00e78937"/>
    </style:style>
    <style:style style:name="T476" style:family="text">
      <style:text-properties officeooo:rsid="00ea8bd5"/>
    </style:style>
    <style:style style:name="T477" style:family="text">
      <style:text-properties officeooo:rsid="00eacc72"/>
    </style:style>
    <style:style style:name="T478" style:family="text">
      <style:text-properties officeooo:rsid="00edb527"/>
    </style:style>
    <style:style style:name="T479" style:family="text">
      <style:text-properties officeooo:rsid="00f080ec"/>
    </style:style>
    <style:style style:name="T480" style:family="text">
      <style:text-properties officeooo:rsid="00f0c24a"/>
    </style:style>
    <style:style style:name="T481" style:family="text">
      <style:text-properties officeooo:rsid="00f15360"/>
    </style:style>
    <style:style style:name="T482" style:family="text">
      <style:text-properties officeooo:rsid="00f16dbc"/>
    </style:style>
    <style:style style:name="T483" style:family="text">
      <style:text-properties officeooo:rsid="00f24988"/>
    </style:style>
    <style:style style:name="T484" style:family="text">
      <style:text-properties style:font-size-complex="10pt"/>
    </style:style>
    <style:style style:name="fr1" style:family="graphic" style:parent-style-name="Frame">
      <style:graphic-properties style:wrap="none"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wrap="none" style:vertical-pos="top" style:vertical-rel="baseline" style:horizontal-pos="from-left" style:horizontal-rel="paragraph" fo:padding="0in" fo:border="none"/>
    </style:style>
    <style:style style:name="fr4" style:family="graphic" style:parent-style-name="Frame">
      <style:graphic-properties fo:margin-left="0in" fo:margin-right="0in" fo:margin-top="0in" fo:margin-bottom="0in" style:wrap="none" style:vertical-pos="from-top" style:horizontal-pos="from-left" style:horizontal-rel="paragraph" fo:padding="0in" fo:border="none"/>
    </style:style>
    <style:style style:name="fr5" style:family="graphic" style:parent-style-name="Frame">
      <style:graphic-properties style:vertical-pos="top" style:vertical-rel="baseline"/>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fo:padding="0in" fo:border-left="0.06pt solid #000000" fo:border-right="none" fo:border-top="0.06pt solid #000000" fo:border-bottom="0.06pt solid #000000" style:shadow="none" draw:shadow-opacity="100%"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fo:padding="0in" fo:border-left="0.06pt solid #000000" fo:border-right="none" fo:border-top="0.06pt solid #000000" fo:border-bottom="none" style:shadow="none" draw:shadow-opacity="100%"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fo:padding="0.0201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fo:padding="0in" fo:border-left="0.06pt solid #000000" fo:border-right="0.06pt solid #000000" fo:border-top="0.06pt solid #000000" fo:border-bottom="none" style:shadow="none" draw:shadow-opacity="100%" style:mirror="none" fo:clip="rect(0in, 0in, 0in, 0in)" draw:luminance="0%" draw:contrast="0%" draw:red="0%" draw:green="0%" draw:blue="0%" draw:gamma="100%" draw:color-inversion="false" draw:image-opacity="100%" draw:color-mode="standard"/>
    </style:style>
    <style:style style:name="fr14"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4"/>
      <text:p text:style-name="P36"><draw:frame draw:style-name="fr6" draw:name="Image1" text:anchor-type="paragraph" svg:x="1.3661in" svg:y="0.1772in" svg:width="3.3335in" svg:height="0.7in" draw:z-index="0"><draw:image xlink:href="Pictures/10000201000003E8000000D262270D7C3E523D96.png" xlink:type="simple" xlink:show="embed" xlink:actuate="onLoad"/></draw:frame>Začínáme s programem LibreOffice</text:p>
      <text:p text:style-name="P37">Chapter 9 <text:s/><text:line-break/>Začínáme s programem  Math</text:p>
      <text:p text:style-name="P38">LibreOffice’s Formula (Equation) Editor</text:p>
      <text:h text:style-name="P78" text:outline-level="1"><text:bookmark-start text:name="__RefHeading__5636_1566568644"/>Autorská práva<text:bookmark-end text:name="__RefHeading__5636_1566568644"/></text:h>
      <text:p text:style-name="P13">This document is Copyright © 2012–2016 by the LibreOffice Documentation Team.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P83" text:outline-level="2"><text:bookmark-start text:name="__RefHeading__5638_1566568644"/><text:soft-page-break/>Přispěvatelé<text:bookmark-end text:name="__RefHeading__5638_1566568644"/></text:h>
      <table:table table:name="Table2" table:style-name="Table2">
        <table:table-column table:style-name="Table2.A"/>
        <table:table-column table:style-name="Table2.B"/>
        <table:table-column table:style-name="Table2.C"/>
        <table:table-row>
          <table:table-cell table:style-name="Table2.A1" office:value-type="string">
            <text:p text:style-name="P43">Jean Hollis Weber</text:p>
          </table:table-cell>
          <table:table-cell table:style-name="Table2.A1" office:value-type="string">
            <text:p text:style-name="P43">Hazel Russman</text:p>
          </table:table-cell>
          <table:table-cell table:style-name="Table2.A1" office:value-type="string">
            <text:p text:style-name="P43">Laurent Balland-Poirier</text:p>
          </table:table-cell>
        </table:table-row>
        <table:table-row>
          <table:table-cell table:style-name="Table2.A1" office:value-type="string">
            <text:p text:style-name="P44">John A Smith</text:p>
          </table:table-cell>
          <table:table-cell table:style-name="Table2.A1" office:value-type="string">
            <text:p text:style-name="P44">Martin Saffron</text:p>
          </table:table-cell>
          <table:table-cell table:style-name="Table2.A1" office:value-type="string">
            <text:p text:style-name="P43">Peter Schofield</text:p>
          </table:table-cell>
        </table:table-row>
        <table:table-row>
          <table:table-cell table:style-name="Table2.A1" office:value-type="string">
            <text:p text:style-name="P47">Olivier Hallot</text:p>
          </table:table-cell>
          <table:table-cell table:style-name="Table2.A1" office:value-type="string">
            <text:p text:style-name="P44"/>
          </table:table-cell>
          <table:table-cell table:style-name="Table2.A1" office:value-type="string">
            <text:p text:style-name="P43"/>
          </table:table-cell>
        </table:table-row>
      </table:table>
      <text:h text:style-name="P84" text:outline-level="2"><text:bookmark-start text:name="__RefHeading__5640_1566568644"/>Zpětná vazba<text:bookmark-end text:name="__RefHeading__5640_1566568644"/></text:h>
      <text:p text:style-name="P13">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p text:style-name="P13">Poznámka: Všechno, co do e-mailové konference pošlete, včetně e-mailové adresy a dalších osobních informací uvedených ve zprávě, bude veřejně viditelné bez možnosti smazání.</text:p>
      <text:h text:style-name="P85" text:outline-level="2"><text:bookmark-start text:name="__RefHeading__5642_1566568644"/>Poděkování<text:bookmark-end text:name="__RefHeading__5642_1566568644"/></text:h>
      <text:p text:style-name="P34">This chapter is based on the <text:span text:style-name="LOEmphasis">OpenOffice.org 3.3 Math Guide</text:span>. Autoři této knihy jsou:</text:p>
      <table:table table:name="Table3" table:style-name="Table3">
        <table:table-column table:style-name="Table3.A"/>
        <table:table-column table:style-name="Table3.B"/>
        <table:table-column table:style-name="Table3.C"/>
        <table:table-row>
          <table:table-cell office:value-type="string">
            <text:p text:style-name="P45">Daniel Carrera</text:p>
          </table:table-cell>
          <table:table-cell office:value-type="string">
            <text:p text:style-name="P45">Agnes Belzunce</text:p>
          </table:table-cell>
          <table:table-cell office:value-type="string">
            <text:p text:style-name="P45">TJ Frazier</text:p>
          </table:table-cell>
        </table:table-row>
        <table:table-row>
          <table:table-cell office:value-type="string">
            <text:p text:style-name="P45">Peter Kupfer</text:p>
          </table:table-cell>
          <table:table-cell office:value-type="string">
            <text:p text:style-name="P45">Ian Laurenson</text:p>
          </table:table-cell>
          <table:table-cell office:value-type="string">
            <text:p text:style-name="P45">Janet M. Swisher</text:p>
          </table:table-cell>
        </table:table-row>
        <table:table-row>
          <table:table-cell office:value-type="string">
            <text:p text:style-name="P45">Jean Hollis Weber</text:p>
          </table:table-cell>
          <table:table-cell office:value-type="string">
            <text:p text:style-name="P45">Michele Zarri</text:p>
          </table:table-cell>
          <table:table-cell office:value-type="string">
            <text:p text:style-name="P45"/>
          </table:table-cell>
        </table:table-row>
      </table:table>
      <text:p text:style-name="P35">Additional material has been added from the German <text:span text:style-name="LOEmphasis">Math Handbuch for LibreOffice 3.4</text:span> (translated to English by Hazel Russman). Autoři této knihy jsou:</text:p>
      <table:table table:name="Table4" table:style-name="Table4">
        <table:table-column table:style-name="Table4.A"/>
        <table:table-column table:style-name="Table4.B"/>
        <table:table-column table:style-name="Table4.C"/>
        <table:table-row>
          <table:table-cell office:value-type="string">
            <text:p text:style-name="P45">Regina Henschel</text:p>
          </table:table-cell>
          <table:table-cell office:value-type="string">
            <text:p text:style-name="P45">Christian Kühl</text:p>
          </table:table-cell>
          <table:table-cell office:value-type="string">
            <text:p text:style-name="P45">Florian Reisinger</text:p>
          </table:table-cell>
        </table:table-row>
        <table:table-row>
          <table:table-cell office:value-type="string">
            <text:p text:style-name="P45">Gisbert Friege (Dmaths)</text:p>
          </table:table-cell>
          <table:table-cell office:value-type="string">
            <text:p text:style-name="P45">Jochen Schiffers</text:p>
          </table:table-cell>
          <table:table-cell office:value-type="string">
            <text:p text:style-name="P46"/>
          </table:table-cell>
        </table:table-row>
      </table:table>
      <text:p text:style-name="P14">Additional material has been added from the French <text:span text:style-name="LOEmphasis">How-To Math for LibreOffice</text:span> (translated to English by Laurent Balland-Poirier). Contributors to that book are Bernard Siaud and Frédéric Parrenin.</text:p>
      <text:h text:style-name="P87" text:outline-level="2"><text:bookmark-start text:name="__RefHeading__5644_1566568644"/>Datum vydání a verze programu<text:bookmark-end text:name="__RefHeading__5644_1566568644"/></text:h>
      <text:p text:style-name="P4">Published 22 June 2016. Kniha je určena pro LibreOffice 5.1.</text:p>
      <text:h text:style-name="P86" text:outline-level="2"><text:bookmark-start text:name="__RefHeading__10532_462712302"/>Poznámka pro uživatele systému Mac<text:bookmark-end text:name="__RefHeading__10532_462712302"/></text:h>
      <text:p text:style-name="P13">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59">Windows nebo Linux</text:p>
          </table:table-cell>
          <table:table-cell table:style-name="Table1.A1" office:value-type="string">
            <text:p text:style-name="P59">Ekvivalent pro Mac</text:p>
          </table:table-cell>
          <table:table-cell table:style-name="Table1.A1" office:value-type="string">
            <text:p text:style-name="P59">Význam</text:p>
          </table:table-cell>
        </table:table-row>
        <table:table-row table:style-name="Table1.1">
          <table:table-cell table:style-name="Table1.A2" office:value-type="string">
            <text:p text:style-name="P42"><text:span text:style-name="LOMenuPath">Nástroje &gt; Možnosti</text:span> výběr v nabídce</text:p>
          </table:table-cell>
          <table:table-cell table:style-name="Table1.B2" office:value-type="string">
            <text:p text:style-name="P42"><text:span text:style-name="LOMenuPath">LibreOffice &gt; Předvolby</text:span></text:p>
          </table:table-cell>
          <table:table-cell table:style-name="Table1.B2" office:value-type="string">
            <text:p text:style-name="P42">Otevře nastavení s možnostmi<text:span text:style-name="LOEmphasis"> </text:span><text:span text:style-name="LOStrongEmphasis"><text:s/></text:span><text:span text:style-name="LOComputerCode"><text:s/></text:span></text:p>
          </table:table-cell>
        </table:table-row>
        <table:table-row table:style-name="Table1.1">
          <table:table-cell table:style-name="Table1.A2" office:value-type="string">
            <text:p text:style-name="P42"><text:span text:style-name="LOKeystroke">Klepnutí pravým tlačítkem</text:span></text:p>
          </table:table-cell>
          <table:table-cell table:style-name="Table1.A2" office:value-type="string">
            <text:p text:style-name="P42">Control+klepnutí a/nebo klepnutí pravým tlačítkem v závislosti na operačním systému počítače</text:p>
          </table:table-cell>
          <table:table-cell table:style-name="Table1.B2" office:value-type="string">
            <text:p text:style-name="P42">Otevře se místní nabídka</text:p>
          </table:table-cell>
        </table:table-row>
        <table:table-row table:style-name="Table1.1">
          <table:table-cell table:style-name="Table1.A2" office:value-type="string">
            <text:p text:style-name="P42"><text:span text:style-name="LOKeystroke">Ctrl</text:span> (<text:span text:style-name="LOKeystroke">Control</text:span>)</text:p>
          </table:table-cell>
          <table:table-cell table:style-name="Table1.A2" office:value-type="string">
            <text:p text:style-name="P42">⌘ (<text:span text:style-name="LOKeystroke">Command</text:span>)</text:p>
          </table:table-cell>
          <table:table-cell table:style-name="Table1.A2" office:value-type="string">
            <text:p text:style-name="P42">Používá se i s jinými klávesami</text:p>
          </table:table-cell>
        </table:table-row>
        <table:table-row table:style-name="Table1.1">
          <table:table-cell table:style-name="Table1.A2" office:value-type="string">
            <text:p text:style-name="P42"><text:span text:style-name="LOKeystroke">F5</text:span></text:p>
          </table:table-cell>
          <table:table-cell table:style-name="Table1.A2" office:value-type="string">
            <text:p text:style-name="P42"><text:span text:style-name="LOKeystroke">Shift</text:span>+⌘+<text:span text:style-name="LOKeystroke">F5</text:span></text:p>
          </table:table-cell>
          <table:table-cell table:style-name="Table1.A2" office:value-type="string">
            <text:p text:style-name="P42">Otevřete Navigátor</text:p>
          </table:table-cell>
        </table:table-row>
        <table:table-row table:style-name="Table1.1">
          <table:table-cell table:style-name="Table1.A2" office:value-type="string">
            <text:p text:style-name="P42"><text:span text:style-name="LOKeystroke">F11</text:span></text:p>
          </table:table-cell>
          <table:table-cell table:style-name="Table1.A2" office:value-type="string">
            <text:p text:style-name="P42">⌘+<text:span text:style-name="LOKeystroke">T</text:span></text:p>
          </table:table-cell>
          <table:table-cell table:style-name="Table1.A2" office:value-type="string">
            <text:p text:style-name="P42">Otevře okno Styly a formátování.</text:p>
          </table:table-cell>
        </table:table-row>
      </table:table>
      <text:p text:style-name="P33"/>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66"><text:a xlink:type="simple" xlink:href="#__RefHeading__5636_1566568644" text:style-name="Index_20_Link" text:visited-style-name="Index_20_Link">Autorská práva<text:tab/>2</text:a></text:p>
          <text:p text:style-name="P68"><text:a xlink:type="simple" xlink:href="#__RefHeading__5638_1566568644" text:style-name="Index_20_Link" text:visited-style-name="Index_20_Link">Přispěvatelé<text:tab/>2</text:a></text:p>
          <text:p text:style-name="P68"><text:a xlink:type="simple" xlink:href="#__RefHeading__5640_1566568644" text:style-name="Index_20_Link" text:visited-style-name="Index_20_Link">Zpětná vazba<text:tab/>2</text:a></text:p>
          <text:p text:style-name="P68"><text:a xlink:type="simple" xlink:href="#__RefHeading__5642_1566568644" text:style-name="Index_20_Link" text:visited-style-name="Index_20_Link">Poděkování<text:tab/>2</text:a></text:p>
          <text:p text:style-name="P68"><text:a xlink:type="simple" xlink:href="#__RefHeading__5644_1566568644" text:style-name="Index_20_Link" text:visited-style-name="Index_20_Link">Datum vydání a verze programu<text:tab/>2</text:a></text:p>
          <text:p text:style-name="P68"><text:a xlink:type="simple" xlink:href="#__RefHeading__10532_462712302" text:style-name="Index_20_Link" text:visited-style-name="Index_20_Link">Poznámka pro uživatele systému Mac<text:tab/>2</text:a></text:p>
          <text:p text:style-name="P66"><text:a xlink:type="simple" xlink:href="#__RefHeading__5648_1566568644" text:style-name="Index_20_Link" text:visited-style-name="Index_20_Link">Úvod<text:tab/>5</text:a></text:p>
          <text:p text:style-name="P66"><text:a xlink:type="simple" xlink:href="#__RefHeading__21558_1954213482" text:style-name="Index_20_Link" text:visited-style-name="Index_20_Link">Začínáme<text:tab/>5</text:a></text:p>
          <text:p text:style-name="P68"><text:a xlink:type="simple" xlink:href="#__RefHeading__36324_314314075" text:style-name="Index_20_Link" text:visited-style-name="Index_20_Link">Formulas as separate documents or files<text:tab/>5</text:a></text:p>
          <text:p text:style-name="P68"><text:a xlink:type="simple" xlink:href="#__RefHeading___Toc8505_999364991" text:style-name="Index_20_Link" text:visited-style-name="Index_20_Link">File formats for formulas<text:tab/>6</text:a></text:p>
          <text:p text:style-name="P68"><text:a xlink:type="simple" xlink:href="#__RefHeading__21560_1954213482" text:style-name="Index_20_Link" text:visited-style-name="Index_20_Link">Formulas in LibreOffice documents<text:tab/>6</text:a></text:p>
          <text:p text:style-name="P66"><text:a xlink:type="simple" xlink:href="#__RefHeading__21562_1954213482" text:style-name="Index_20_Link" text:visited-style-name="Index_20_Link">Creating formulas<text:tab/>7</text:a></text:p>
          <text:p text:style-name="P68"><text:a xlink:type="simple" xlink:href="#__RefHeading__36634_314314075" text:style-name="Index_20_Link" text:visited-style-name="Index_20_Link">Okno Prvky<text:tab/>8</text:a></text:p>
          <text:p text:style-name="P68"><text:a xlink:type="simple" xlink:href="#__RefHeading__38934_314314075" text:style-name="Index_20_Link" text:visited-style-name="Index_20_Link">Místní nabídka<text:tab/>8</text:a></text:p>
          <text:p text:style-name="P68"><text:a xlink:type="simple" xlink:href="#__RefHeading__58785_1954213482" text:style-name="Index_20_Link" text:visited-style-name="Index_20_Link">Markup language<text:tab/>9</text:a></text:p>
          <text:p text:style-name="P68"><text:a xlink:type="simple" xlink:href="#__RefHeading__58787_1954213482" text:style-name="Index_20_Link" text:visited-style-name="Index_20_Link">Řecké znaky<text:tab/>9</text:a></text:p>
          <text:p text:style-name="P71"><text:a xlink:type="simple" xlink:href="#__RefHeading__17847_1701520952" text:style-name="Index_20_Link" text:visited-style-name="Index_20_Link">Using markup language<text:tab/>9</text:a></text:p>
          <text:p text:style-name="P71"><text:a xlink:type="simple" xlink:href="#__RefHeading__17849_1701520952" text:style-name="Index_20_Link" text:visited-style-name="Index_20_Link">Symbols dialog<text:tab/>9</text:a></text:p>
          <text:p text:style-name="P68"><text:a xlink:type="simple" xlink:href="#__RefHeading__58789_1954213482" text:style-name="Index_20_Link" text:visited-style-name="Index_20_Link">Formula examples<text:tab/>10</text:a></text:p>
          <text:p text:style-name="P71"><text:a xlink:type="simple" xlink:href="#__RefHeading__17851_1701520952" text:style-name="Index_20_Link" text:visited-style-name="Index_20_Link">Example 1<text:tab/>10</text:a></text:p>
          <text:p text:style-name="P71"><text:a xlink:type="simple" xlink:href="#__RefHeading__58791_1954213482" text:style-name="Index_20_Link" text:visited-style-name="Index_20_Link">Example 2<text:tab/>11</text:a></text:p>
          <text:p text:style-name="P66"><text:a xlink:type="simple" xlink:href="#__RefHeading__58793_1954213482" text:style-name="Index_20_Link" text:visited-style-name="Index_20_Link">Editing formulas<text:tab/>11</text:a></text:p>
          <text:p text:style-name="P66"><text:a xlink:type="simple" xlink:href="#__RefHeading__58795_1954213482" text:style-name="Index_20_Link" text:visited-style-name="Index_20_Link">Rozvržení vzorců<text:tab/>12</text:a></text:p>
          <text:p text:style-name="P68"><text:a xlink:type="simple" xlink:href="#__RefHeading__20875_1760461578" text:style-name="Index_20_Link" text:visited-style-name="Index_20_Link">Using braces<text:tab/>12</text:a></text:p>
          <text:p text:style-name="P68"><text:a xlink:type="simple" xlink:href="#__RefHeading__20883_1760461578" text:style-name="Index_20_Link" text:visited-style-name="Index_20_Link">Brackets and matrices<text:tab/>12</text:a></text:p>
          <text:p text:style-name="P68"><text:a xlink:type="simple" xlink:href="#__RefHeading__38940_314314075" text:style-name="Index_20_Link" text:visited-style-name="Index_20_Link">Unpaired brackets<text:tab/>13</text:a></text:p>
          <text:p text:style-name="P71"><text:a xlink:type="simple" xlink:href="#__RefHeading__17435_901305723" text:style-name="Index_20_Link" text:visited-style-name="Index_20_Link">Non-scalable brackets<text:tab/>13</text:a></text:p>
          <text:p text:style-name="P71"><text:a xlink:type="simple" xlink:href="#__RefHeading__17437_901305723" text:style-name="Index_20_Link" text:visited-style-name="Index_20_Link">Škálovatelné závorky<text:tab/>13</text:a></text:p>
          <text:p text:style-name="P68"><text:a xlink:type="simple" xlink:href="#__RefHeading__18187_270489466" text:style-name="Index_20_Link" text:visited-style-name="Index_20_Link">Recognizing functions<text:tab/>14</text:a></text:p>
          <text:p text:style-name="P68"><text:a xlink:type="simple" xlink:href="#__RefHeading__38942_314314075" text:style-name="Index_20_Link" text:visited-style-name="Index_20_Link">Formulas over multiple lines<text:tab/>14</text:a></text:p>
          <text:p text:style-name="P68"><text:a xlink:type="simple" xlink:href="#__RefHeading__20881_1760461578" text:style-name="Index_20_Link" text:visited-style-name="Index_20_Link">Adding limits to sum/integral commands<text:tab/>15</text:a></text:p>
          <text:p text:style-name="P68"><text:a xlink:type="simple" xlink:href="#__RefHeading__20885_1760461578" text:style-name="Index_20_Link" text:visited-style-name="Index_20_Link">Writing derivatives<text:tab/>15</text:a></text:p>
          <text:p text:style-name="P68"><text:a xlink:type="simple" xlink:href="#__RefHeading__39056_314314075" text:style-name="Index_20_Link" text:visited-style-name="Index_20_Link">Markup language characters as normal characters<text:tab/>16</text:a></text:p>
          <text:p text:style-name="P68"><text:a xlink:type="simple" xlink:href="#__RefHeading__39058_314314075" text:style-name="Index_20_Link" text:visited-style-name="Index_20_Link">Text in formulas<text:tab/>16</text:a></text:p>
          <text:p text:style-name="P68"><text:a xlink:type="simple" xlink:href="#__RefHeading__10683_2028479666" text:style-name="Index_20_Link" text:visited-style-name="Index_20_Link">Aligning formulas using equals sign<text:tab/>17</text:a></text:p>
          <text:p text:style-name="P66"><text:a xlink:type="simple" xlink:href="#__RefHeading__58797_1954213482" text:style-name="Index_20_Link" text:visited-style-name="Index_20_Link">Changing formula appearance<text:tab/>17</text:a></text:p>
          <text:p text:style-name="P68"><text:a xlink:type="simple" xlink:href="#__RefHeading__18197_270489466" text:style-name="Index_20_Link" text:visited-style-name="Index_20_Link">Formula font size<text:tab/>17</text:a></text:p>
          <text:p text:style-name="P71"><text:a xlink:type="simple" xlink:href="#__RefHeading__59075_1675482542" text:style-name="Index_20_Link" text:visited-style-name="Index_20_Link">Current formula font size<text:tab/>17</text:a></text:p>
          <text:p text:style-name="P71"><text:a xlink:type="simple" xlink:href="#__RefHeading__59077_1675482542" text:style-name="Index_20_Link" text:visited-style-name="Index_20_Link">Default formula font size<text:tab/>18</text:a></text:p>
          <text:p text:style-name="P68"><text:a xlink:type="simple" xlink:href="#__RefHeading__17201_270489466" text:style-name="Index_20_Link" text:visited-style-name="Index_20_Link">Formula fonts<text:tab/>18</text:a></text:p>
          <text:p text:style-name="P71"><text:a xlink:type="simple" xlink:href="#__RefHeading__17261_1314189033" text:style-name="Index_20_Link" text:visited-style-name="Index_20_Link">Current formula fonts<text:tab/>18</text:a></text:p>
          <text:p text:style-name="P71"><text:a xlink:type="simple" xlink:href="#__RefHeading__17263_1314189033" text:style-name="Index_20_Link" text:visited-style-name="Index_20_Link">Default formula fonts<text:tab/>19</text:a></text:p>
          <text:p text:style-name="P68"><text:a xlink:type="simple" xlink:href="#__RefHeading__40349_314314075" text:style-name="Index_20_Link" text:visited-style-name="Index_20_Link">Adjusting formula spacing<text:tab/>19</text:a></text:p>
          <text:p text:style-name="P71"><text:soft-page-break/><text:a xlink:type="simple" xlink:href="#__RefHeading__18171_105502877" text:style-name="Index_20_Link" text:visited-style-name="Index_20_Link">Current formula spacing<text:tab/>19</text:a></text:p>
          <text:p text:style-name="P71"><text:a xlink:type="simple" xlink:href="#__RefHeading__18173_105502877" text:style-name="Index_20_Link" text:visited-style-name="Index_20_Link">Default formula spacing<text:tab/>20</text:a></text:p>
          <text:p text:style-name="P68"><text:a xlink:type="simple" xlink:href="#__RefHeading__18199_270489466" text:style-name="Index_20_Link" text:visited-style-name="Index_20_Link">Adjusting formula alignment<text:tab/>20</text:a></text:p>
          <text:p text:style-name="P71"><text:a xlink:type="simple" xlink:href="#__RefHeading__58805_1954213482" text:style-name="Index_20_Link" text:visited-style-name="Index_20_Link">Current formula alignment<text:tab/>20</text:a></text:p>
          <text:p text:style-name="P71"><text:a xlink:type="simple" xlink:href="#__RefHeading__18179_105502877" text:style-name="Index_20_Link" text:visited-style-name="Index_20_Link">Default formula alignment<text:tab/>21</text:a></text:p>
          <text:p text:style-name="P68"><text:a xlink:type="simple" xlink:href="#__RefHeading__58807_1954213482" text:style-name="Index_20_Link" text:visited-style-name="Index_20_Link">Changing formula color<text:tab/>21</text:a></text:p>
          <text:p text:style-name="P71"><text:a xlink:type="simple" xlink:href="#__RefHeading__58809_1954213482" text:style-name="Index_20_Link" text:visited-style-name="Index_20_Link">Character color<text:tab/>21</text:a></text:p>
          <text:p text:style-name="P71"><text:a xlink:type="simple" xlink:href="#__RefHeading__58811_1954213482" text:style-name="Index_20_Link" text:visited-style-name="Index_20_Link">Background color<text:tab/>22</text:a></text:p>
          <text:p text:style-name="P68"><text:a xlink:type="simple" xlink:href="#__RefHeading__60605_1954213482" text:style-name="Index_20_Link" text:visited-style-name="Index_20_Link">Formula library<text:tab/>22</text:a></text:p>
          <text:p text:style-name="P71"><text:a xlink:type="simple" xlink:href="#__RefHeading__20863_356159161" text:style-name="Index_20_Link" text:visited-style-name="Index_20_Link">Using Math<text:tab/>22</text:a></text:p>
          <text:p text:style-name="P71"><text:a xlink:type="simple" xlink:href="#__RefHeading__20865_356159161" text:style-name="Index_20_Link" text:visited-style-name="Index_20_Link">Using Writer, Calc, Draw, or Impress<text:tab/>22</text:a></text:p>
          <text:p text:style-name="P71"><text:a xlink:type="simple" xlink:href="#__RefHeading__20867_356159161" text:style-name="Index_20_Link" text:visited-style-name="Index_20_Link">Using your formula library<text:tab/>23</text:a></text:p>
          <text:p text:style-name="P66"><text:a xlink:type="simple" xlink:href="#__RefHeading__60607_1954213482" text:style-name="Index_20_Link" text:visited-style-name="Index_20_Link">Formulas in Writer<text:tab/>23</text:a></text:p>
          <text:p text:style-name="P68"><text:a xlink:type="simple" xlink:href="#__RefHeading__60609_1954213482" text:style-name="Index_20_Link" text:visited-style-name="Index_20_Link">Automatic formula numbering<text:tab/>23</text:a></text:p>
          <text:p text:style-name="P71"><text:a xlink:type="simple" xlink:href="#__RefHeading__22019_555494442" text:style-name="Index_20_Link" text:visited-style-name="Index_20_Link">Číslování<text:tab/>23</text:a></text:p>
          <text:p text:style-name="P71"><text:a xlink:type="simple" xlink:href="#__RefHeading__22021_555494442" text:style-name="Index_20_Link" text:visited-style-name="Index_20_Link">Cross-referencing<text:tab/>24</text:a></text:p>
          <text:p text:style-name="P68"><text:a xlink:type="simple" xlink:href="#__RefHeading__60611_1954213482" text:style-name="Index_20_Link" text:visited-style-name="Index_20_Link">Anchoring formulas<text:tab/>24</text:a></text:p>
          <text:p text:style-name="P68"><text:a xlink:type="simple" xlink:href="#__RefHeading__60613_1954213482" text:style-name="Index_20_Link" text:visited-style-name="Index_20_Link">Vertical alignment<text:tab/>25</text:a></text:p>
          <text:p text:style-name="P68"><text:a xlink:type="simple" xlink:href="#__RefHeading__60615_1954213482" text:style-name="Index_20_Link" text:visited-style-name="Index_20_Link">Object spacing<text:tab/>26</text:a></text:p>
          <text:p text:style-name="P68"><text:a xlink:type="simple" xlink:href="#__RefHeading__60617_1954213482" text:style-name="Index_20_Link" text:visited-style-name="Index_20_Link">Textový režim<text:tab/>27</text:a></text:p>
          <text:p text:style-name="P68"><text:a xlink:type="simple" xlink:href="#__RefHeading__60619_1954213482" text:style-name="Index_20_Link" text:visited-style-name="Index_20_Link">Background and borders<text:tab/>27</text:a></text:p>
          <text:p text:style-name="P71"><text:a xlink:type="simple" xlink:href="#__RefHeading__43959_666340315" text:style-name="Index_20_Link" text:visited-style-name="Index_20_Link">Backgrounds<text:tab/>27</text:a></text:p>
          <text:p text:style-name="P71"><text:a xlink:type="simple" xlink:href="#__RefHeading__21214_1542381791" text:style-name="Index_20_Link" text:visited-style-name="Index_20_Link">Borders<text:tab/>28</text:a></text:p>
          <text:p text:style-name="P68"><text:a xlink:type="simple" xlink:href="#__RefHeading__60621_1954213482" text:style-name="Index_20_Link" text:visited-style-name="Index_20_Link">Quick insertion of formulas<text:tab/>28</text:a></text:p>
          <text:p text:style-name="P66"><text:a xlink:type="simple" xlink:href="#__RefHeading__60623_1954213482" text:style-name="Index_20_Link" text:visited-style-name="Index_20_Link">Formulas in Calc, Draw, and Impress<text:tab/>29</text:a></text:p>
          <text:p text:style-name="P68"><text:a xlink:type="simple" xlink:href="#__RefHeading__105083_1944604369" text:style-name="Index_20_Link" text:visited-style-name="Index_20_Link">Anchoring formulas<text:tab/>29</text:a></text:p>
          <text:p text:style-name="P71"><text:a xlink:type="simple" xlink:href="#__RefHeading__22000_993642331" text:style-name="Index_20_Link" text:visited-style-name="Index_20_Link">Calc<text:tab/>29</text:a></text:p>
          <text:p text:style-name="P71"><text:a xlink:type="simple" xlink:href="#__RefHeading__22002_993642331" text:style-name="Index_20_Link" text:visited-style-name="Index_20_Link">Draw and Impress<text:tab/>29</text:a></text:p>
          <text:p text:style-name="P68"><text:a xlink:type="simple" xlink:href="#__RefHeading__18213_270489466" text:style-name="Index_20_Link" text:visited-style-name="Index_20_Link">Formula object properties<text:tab/>29</text:a></text:p>
          <text:p text:style-name="P68"><text:a xlink:type="simple" xlink:href="#__RefHeading__18217_270489466" text:style-name="Index_20_Link" text:visited-style-name="Index_20_Link">Formulas in charts<text:tab/>30</text:a></text:p>
        </text:index-body>
      </text:table-of-content>
      <text:p text:style-name="Page_20_Break"/>
      <text:h text:style-name="P79" text:outline-level="1"><text:bookmark-start text:name="__RefHeading__5648_1566568644"/>Úvod<text:bookmark-end text:name="__RefHeading__5648_1566568644"/></text:h>
      <text:p text:style-name="P10">LibreOfficeMath is <text:alphabetical-index-mark text:string-value="formula editor"/>a formula editor you can use to create or edit formulas (equations) in a symbolic form within LibreOffice documents or as standalone objects. Example formulas are shown below. However, if you want to evaluate numeric values using formulas, then refer to the <text:span text:style-name="LOEmphasis">Calc Guide</text:span> for more information; Math does not carry out any actual calculation.</text:p>
      <text:p text:style-name="P57"><draw:frame draw:style-name="fr14" draw:name="Object1" text:anchor-type="as-char" svg:width="1.7299in" svg:height="0.4091in" draw:z-index="1"><draw:object xlink:href="./Object 1" xlink:type="simple" xlink:show="embed" xlink:actuate="onLoad"/><draw:image xlink:href="./ObjectReplacements/Object 1" xlink:type="simple" xlink:show="embed" xlink:actuate="onLoad"/><svg:desc>formula</svg:desc></draw:frame>or<draw:frame draw:style-name="fr14" draw:name="Object2" text:anchor-type="as-char" svg:width="1.7602in" svg:height="0.252in" draw:z-index="2"><draw:object xlink:href="./Object 2" xlink:type="simple" xlink:show="embed" xlink:actuate="onLoad"/><draw:image xlink:href="./ObjectReplacements/Object 2" xlink:type="simple" xlink:show="embed" xlink:actuate="onLoad"/><svg:desc>formula</svg:desc></draw:frame></text:p>
      <text:p text:style-name="P10">The Formula Editor in Math uses a markup language to represent formulas. This markup language is designed to be easily read wherever possible, for example, a over b produces the fraction<text:span text:style-name="T9"><draw:frame draw:style-name="fr14" draw:name="Object3" text:anchor-type="as-char" svg:width="0.2008in" svg:height="0.3937in" draw:z-index="3"><draw:object xlink:href="./Object 3" xlink:type="simple" xlink:show="embed" xlink:actuate="onLoad"/><draw:image xlink:href="./ObjectReplacements/Object 3" xlink:type="simple" xlink:show="embed" xlink:actuate="onLoad"/><svg:desc>formula</svg:desc></draw:frame></text:span>when used in a formula.</text:p>
      <text:h text:style-name="P75" text:outline-level="1"><text:bookmark-start text:name="__RefHeading__21558_1954213482"/>Začínáme<text:bookmark-end text:name="__RefHeading__21558_1954213482"/></text:h>
      <text:p text:style-name="P10">Using the Formula Editor, you can create a formula as a separate document or file for a formula library, or insert formulas directly into a document using LibreOffice Writer, Calc, Impress, or Draw.</text:p>
      <text:h text:style-name="P81" text:outline-level="2"><text:bookmark-start text:name="__RefHeading__36324_314314075"/>Formulas as separate documents or files<text:bookmark-end text:name="__RefHeading__36324_314314075"/></text:h>
      <text:p text:style-name="P53"><draw:frame draw:style-name="fr1" draw:name="Frame4" text:anchor-type="as-char" svg:width="4.202in" draw:z-index="4"><draw:text-box fo:min-height="4.0598in"><text:p text:style-name="P64"><draw:frame draw:style-name="fr7" draw:name="Image4" text:anchor-type="as-char" svg:width="4.1654in" svg:height="3.7402in" draw:z-index="45"><draw:image xlink:href="Pictures/100002010000026E0000022FC207CFE9E99DA888.png" xlink:type="simple" xlink:show="embed" xlink:actuate="onLoad"/></draw:frame></text:p><text:p text:style-name="Caption">Figure <text:sequence text:ref-name="refFigure0" text:name="Figure" text:formula="ooow:Figure+1" style:num-format="1">1</text:sequence>: An empty formula document in Math</text:p></draw:text-box></draw:frame></text:p>
      <text:p text:style-name="P17">To create a formula as a separate document or file, use one of the following methods to open an empty formula document in LibreOffice Math (Figure <text:sequence-ref text:reference-format="value" text:ref-name="refFigure0">1</text:sequence-ref>):</text:p>
      <text:list xml:id="list8393873805627919083" text:style-name="List_20_1">
        <text:list-item>
          <text:p text:style-name="P112">On the menu bar, go to <text:span text:style-name="LOStrongEmphasis">File &gt; New &gt; Formula</text:span>.</text:p>
        </text:list-item>
        <text:list-item>
          <text:p text:style-name="P113">From the Start Center, click <text:span text:style-name="LOStrongEmphasis">Math Formula</text:span>.</text:p>
        </text:list-item>
        <text:list-item>
          <text:p text:style-name="P114">On the Standard toolbar, click the triangle to the right of the <text:span text:style-name="LOStrongEmphasis">New</text:span> icon <text:span text:style-name="T9"><draw:frame draw:style-name="fr8" draw:name="Image5" text:anchor-type="as-char" svg:width="0.222in" svg:height="0.2492in" draw:z-index="5"><draw:image xlink:href="Pictures/100000000000001000000012578ABB4D3FD417BB.png" xlink:type="simple" xlink:show="embed" xlink:actuate="onLoad"/></draw:frame></text:span> and select <text:span text:style-name="LOStrongEmphasis">Formula</text:span> from the context menu.</text:p>
        </text:list-item>
        <text:list-item>
          <text:p text:style-name="P115"><text:soft-page-break/>In Math, use the keyboard shortcut <text:span text:style-name="LOEmphasis">Ctrl+N</text:span>.</text:p>
        </text:list-item>
        <text:list-item>
          <text:p text:style-name="P116">Use command <text:span text:style-name="LOMenuPath">Import MathML</text:span> from the clipboard.</text:p>
        </text:list-item>
      </text:list>
      <text:p text:style-name="P10">As you enter the markup language in the Formula Editor, the formula will appear in the Preview window during and after input of the markup. The Elements window to the left of the Preview window may also appear, if it has been selected in <text:span text:style-name="LOStrongEmphasis">View</text:span> on the menu bar. For more information on creating formulas, see “<text:bookmark-ref text:reference-format="text" text:ref-name="__RefHeading__21562_1954213482">Creating formulas</text:bookmark-ref>” on page <text:bookmark-ref text:reference-format="page" text:ref-name="__RefHeading__21562_1954213482">8</text:bookmark-ref>.</text:p>
      <text:h text:style-name="Heading_20_2" text:outline-level="2"><text:bookmark-start text:name="__RefHeading___Toc8505_999364991"/>File formats for formulas<text:bookmark-end text:name="__RefHeading___Toc8505_999364991"/></text:h>
      <text:p text:style-name="P7">LibreOffice’s native file format for formulas is ODF Formula, with extension *.odf. You can also embed formula objects in other documents like presentations, spreadsheets, or text documents. LibreOffice can also read and save formulas in MathML 1.01 format, with extension .mml. </text:p>
      <text:p text:style-name="P8">LibreOffice Math can import MathML Presentations directly from the clipboard. To import a MathML Presentation formula, copy the formula from the external equation editor and issue <text:span text:style-name="LOMenuPath">Tools &gt; Import MathML from Clipboard</text:span>. For example, the MathML code on the left of Table <text:sequence-ref text:reference-format="value" text:ref-name="refTable0">1</text:sequence-ref> displays the equation on the right.</text:p>
      <text:p text:style-name="P65">Table <text:sequence text:ref-name="refTable0" text:name="Table" text:formula="ooow:Table+1" style:num-format="1">1</text:sequence>: MathML 1.01 language imported from the clipboard</text:p>
      <table:table table:name="Table5" table:style-name="Table5">
        <table:table-column table:style-name="Table5.A"/>
        <table:table-column table:style-name="Table5.B"/>
        <table:table-header-rows>
          <table:table-row>
            <table:table-cell table:style-name="Table5.A1" office:value-type="string">
              <text:p text:style-name="Preformatted_20_Text">&lt;math xmlns="http://www.w3.org/1998/Math/MathML" display="block"&gt;</text:p>
              <text:p text:style-name="Preformatted_20_Text"><text:s/>&lt;semantics&gt;</text:p>
              <text:p text:style-name="Preformatted_20_Text"><text:s text:c="2"/>&lt;mrow&gt;</text:p>
              <text:p text:style-name="Preformatted_20_Text"><text:s text:c="3"/>&lt;mi&gt;E&lt;/mi&gt;</text:p>
              <text:p text:style-name="Preformatted_20_Text"><text:s text:c="3"/>&lt;mo stretchy="false"&gt;=&lt;/mo&gt;</text:p>
              <text:p text:style-name="Preformatted_20_Text"><text:s text:c="3"/>&lt;msup&gt;</text:p>
              <text:p text:style-name="Preformatted_20_Text"><text:s text:c="4"/>&lt;mi mathvariant="italic"&gt;mc&lt;/mi&gt;</text:p>
              <text:p text:style-name="Preformatted_20_Text"><text:s text:c="4"/>&lt;mn&gt;2&lt;/mn&gt;</text:p>
              <text:p text:style-name="Preformatted_20_Text"><text:s text:c="3"/>&lt;/msup&gt;</text:p>
              <text:p text:style-name="Preformatted_20_Text"><text:s text:c="2"/>&lt;/mrow&gt;</text:p>
              <text:p text:style-name="Preformatted_20_Text"><text:s/>&lt;/semantics&gt;</text:p>
              <text:p text:style-name="Preformatted_20_Text">&lt;/math&gt;</text:p>
            </table:table-cell>
            <table:table-cell table:style-name="Table5.B1" office:value-type="string">
              <text:p text:style-name="Table_20_Contents"><draw:frame draw:style-name="fr14" draw:name="Object57" text:anchor-type="as-char" svg:width="0.5972in" svg:height="0.2075in" draw:z-index="46"><draw:object xlink:href="./Object 57" xlink:type="simple" xlink:show="embed" xlink:actuate="onLoad"/><draw:image xlink:href="./ObjectReplacements/Object 57" xlink:type="simple" xlink:show="embed" xlink:actuate="onLoad"/></draw:frame></text:p>
            </table:table-cell>
          </table:table-row>
        </table:table-header-rows>
      </table:table>
      <text:h text:style-name="P81" text:outline-level="2"><text:bookmark-start text:name="__RefHeading__21560_1954213482"/>Formulas in LibreOffice documents<text:bookmark-end text:name="__RefHeading__21560_1954213482"/></text:h>
      <text:p text:style-name="P10">To insert a formula into a LibreOffice document, open the document in Writer, Calc, Draw, or Impress. The LibreOffice module in use affects how you position the cursor to insert the formula.</text:p>
      <text:list xml:id="list82725383273626" text:continue-numbering="true" text:style-name="List_20_1">
        <text:list-item>
          <text:p text:style-name="P115">In Writer, click in the paragraph where you want to insert the formula.</text:p>
        </text:list-item>
        <text:list-item>
          <text:p text:style-name="P115">In Calc, click in the spreadsheet cell where you want to insert the formula.</text:p>
        </text:list-item>
        <text:list-item>
          <text:p text:style-name="P115">In Draw and Impress, the formula is inserted into the center of the drawing or slide.</text:p>
        </text:list-item>
      </text:list>
      <text:p text:style-name="P10">Then, go to <text:span text:style-name="LOStrongEmphasis">Insert &gt; Object &gt; Formula</text:span> on the menu bar to open the Formula Editor. Alternatively, go to <text:span text:style-name="LOStrongEmphasis">Insert &gt; Object &gt; OLE Object</text:span> on the menu bar to open the Insert OLE Object dialog, select <text:span text:style-name="LOStrongEmphasis">Create new</text:span> option and <text:span text:style-name="LOEmphasis">Formula</text:span> from the sub-menu, then click OK to open the Formula Editor. The Elements window to the left of the Preview window may also appear, if it has been selected in <text:span text:style-name="LOStrongEmphasis">View</text:span> on the menu bar. For more information on creating formulas, see “<text:bookmark-ref text:reference-format="text" text:ref-name="__RefHeading__21562_1954213482">Creating formulas</text:bookmark-ref>” on page <text:bookmark-ref text:reference-format="page" text:ref-name="__RefHeading__21562_1954213482">8</text:bookmark-ref>.</text:p>
      <text:p text:style-name="P10">Figure <text:sequence-ref text:reference-format="value" text:ref-name="refFigure1">2</text:sequence-ref> shows an example Writer document with the formula box selected ready for a formula to be entered.</text:p>
      <text:p text:style-name="P52"><text:soft-page-break/><draw:frame draw:style-name="fr2" draw:name="Frame16" text:anchor-type="as-char" svg:width="4.75in" draw:z-index="6"><draw:text-box fo:min-height="4.4854in"><text:p text:style-name="P64"><draw:frame draw:style-name="fr7" draw:name="Image3" text:anchor-type="as-char" svg:width="4.6898in" svg:height="4.2091in" draw:z-index="7"><draw:image xlink:href="Pictures/100002010000027000000230B06C0BBF82F69F25.png" xlink:type="simple" xlink:show="embed" xlink:actuate="onLoad"/></draw:frame></text:p><text:p text:style-name="Caption">Figure <text:sequence text:ref-name="refFigure1" text:name="Figure" text:formula="ooow:Figure+1" style:num-format="1">2</text:sequence>: Empty formula in a Writer document</text:p></draw:text-box></draw:frame></text:p>
      <text:p text:style-name="P10">When you have completed entering the markup for the formula, close the Formula Editor by pressing the <text:span text:style-name="LOEmphasis">Esc</text:span> key or by clicking an area outside the formula in the document. Double-clicking on the formula object in the document will open the Formula Editor again so that you can edit the formula.</text:p>
      <text:p text:style-name="P9">Formulas are inserted as OLE objects into documents. As with any OLE object, you can change how the object is placed within the document. For more information on OLE objects, see the user guides for <text:span text:style-name="LOEmphasis">Math</text:span>, <text:span text:style-name="LOEmphasis">Writer</text:span>, <text:span text:style-name="LOEmphasis">Calc</text:span>, <text:span text:style-name="LOEmphasis">Draw</text:span>, and <text:span text:style-name="LOEmphasis">Impress</text:span>.</text:p>
      <text:p text:style-name="P10">If you frequently insert formulas into documents, you might like to add the Formula button to the Standard toolbar or create a keyboard shortcut. Více informací se nachází v kapitole 14, Customizing LibreOffice.</text:p>
      <text:h text:style-name="P76" text:outline-level="1"><text:bookmark-start text:name="__RefHeading__21562_1954213482"/>Creating formulas<text:bookmark-end text:name="__RefHeading__21562_1954213482"/></text:h>
      <text:p text:style-name="P10">You can insert elements into a formula using one of the following methods:</text:p>
      <text:list xml:id="list82724965992581" text:continue-numbering="true" text:style-name="List_20_1">
        <text:list-item>
          <text:p text:style-name="P115">Select a category from the drop-down list, then a symbol using the Elements window.</text:p>
        </text:list-item>
        <text:list-item>
          <text:p text:style-name="P115">Right-click in the Formula Editor and select a category, then a symbol from the context menu.</text:p>
        </text:list-item>
        <text:list-item>
          <text:p text:style-name="P115">Enter markup language directly in the Formula Editor.</text:p>
        </text:list-item>
      </text:list>
      <text:list xml:id="list8618878037710691856" text:style-name="Heading_20_Note">
        <text:list-item>
          <text:p text:style-name="P92">Poznámka</text:p>
        </text:list-item>
      </text:list>
      <text:p text:style-name="P19">Using the Elements window or the context menus to insert a formula provides a convenient way to learn the markup language used by LibreOffice Math.</text:p>
      <text:h text:style-name="P81" text:outline-level="2"><text:bookmark-start text:name="__RefHeading__36634_314314075"/><text:soft-page-break/>Okno Prvky<text:bookmark-end text:name="__RefHeading__36634_314314075"/></text:h>
      <text:p text:style-name="P10">The Elements window can easily be used when entering formula data. In addition to the list of categories at the top of the window, it also provides an Example category with example formulas to use as a starting point for a formula or equation.</text:p>
      <text:list xml:id="list4985835406071634352" text:style-name="Numbering_20_1">
        <text:list-item text:start-value="1">
          <text:p text:style-name="P101">Go to <text:span text:style-name="LOStrongEmphasis">View</text:span> on the menu bar and select <text:span text:style-name="LOStrongEmphasis">Elements</text:span> to open <text:alphabetical-index-mark text:string-value="Okno Prvky" text:key1="editor vzorců"/>the Elements window.</text:p>
        </text:list-item>
        <text:list-item>
          <text:p text:style-name="P101">Select the category you want to use in the formula from the drop-down list at the top of the Elements window.</text:p>
        </text:list-item>
        <text:list-item>
          <text:p text:style-name="P101">Select the symbol you want to use in the formula from the Elements window. The symbols that are available change according to the selected category.</text:p>
        </text:list-item>
      </text:list>
      <text:list xml:id="list82726191318046" text:continue-list="list8618878037710691856" text:style-name="Heading_20_Note">
        <text:list-item>
          <text:p text:style-name="P93">Poznámka</text:p>
        </text:list-item>
      </text:list>
      <text:p text:style-name="P29">The Elements window is positioned by default to the left of the Preview and Formula Editor windows, as shown in Figure <text:sequence-ref text:reference-format="value" text:ref-name="refFigure0">1</text:sequence-ref> and Figure <text:sequence-ref text:reference-format="value" text:ref-name="refFigure1">2</text:sequence-ref>. It can be floated in the same way as other docked windows.</text:p>
      <text:h text:style-name="P81" text:outline-level="2"><text:bookmark-start text:name="__RefHeading__38934_314314075"/>Místní nabídka<text:bookmark-end text:name="__RefHeading__38934_314314075"/></text:h>
      <text:p text:style-name="P18">The Formula Editor also provides a context menu to access categories and symbols when creating a formula. Right-click in the Formula Editor to open the context menu. Select a category and then select the markup example that you want to use from the sub-context menu. An example is shown in Figure <text:sequence-ref text:reference-format="value" text:ref-name="refFigure2">3</text:sequence-ref>.</text:p>
      <text:p text:style-name="P57"><draw:frame draw:style-name="fr3" draw:name="Frame21" text:anchor-type="as-char" svg:width="2.8543in" draw:z-index="8"><draw:text-box fo:min-height="3.3071in"><text:p text:style-name="Frame_20_contents"><draw:frame draw:style-name="fr9" draw:name="Image13" text:anchor-type="as-char" svg:width="2.8543in" svg:height="3.0028in" draw:z-index="9"><draw:image xlink:href="Pictures/10000000000001590000016BCD6606A412E16CFF.png" xlink:type="simple" xlink:show="embed" xlink:actuate="onLoad"/></draw:frame></text:p><text:p text:style-name="Caption">Figure <text:sequence text:ref-name="refFigure2" text:name="Figure" text:formula="ooow:Figure+1" style:num-format="1">3</text:sequence>: Context menu in Formula Editor</text:p></draw:text-box></draw:frame></text:p>
      <text:list xml:id="list82725436172229" text:continue-numbering="true" text:style-name="Heading_20_Note">
        <text:list-item>
          <text:p text:style-name="P94">Poznámka</text:p>
        </text:list-item>
      </text:list>
      <text:p text:style-name="P25">The Elements window and the context menu contain only the most common commands that are used in formulas. For some seldom-used commands, you must always enter the command using the markup language. For a complete list of commands, see the <text:span text:style-name="LOEmphasis">Math Guide</text:span>.</text:p>
      <text:h text:style-name="P81" text:outline-level="2"><text:bookmark-start text:name="__RefHeading__58785_1954213482"/><text:soft-page-break/>Markup language<text:bookmark-end text:name="__RefHeading__58785_1954213482"/></text:h>
      <text:p text:style-name="P61"><text:alphabetical-index-mark text:string-value="matematické značky"/>Markup language is <text:alphabetical-index-mark text:string-value="Markup language" text:key1="editor vzorců"/>entered directly into the Formula Editor. For example, typing the markup <text:span text:style-name="LOComputerCode">5 times 4</text:span> into the Formula Editor creates the simple formula <text:span text:style-name="T96"><draw:frame draw:style-name="fr14" draw:name="Object4" text:anchor-type="as-char" svg:width="0.3972in" svg:height="0.1839in" draw:z-index="47"><draw:object xlink:href="./Object 4" xlink:type="simple" xlink:show="embed" xlink:actuate="onLoad"/><draw:image xlink:href="./ObjectReplacements/Object 4" xlink:type="simple" xlink:show="embed" xlink:actuate="onLoad"/><svg:desc>formula</svg:desc></draw:frame></text:span>. If you are experienced in using markup language, it can be the quickest way to enter a formula. Table <text:sequence-ref text:reference-format="value" text:ref-name="refTable1">2</text:sequence-ref> shows some examples of using markup language to enter commands. For a full list of commands that can be used in the Formula Editor, see the <text:span text:style-name="LOEmphasis">Math Guide</text:span>.</text:p>
      <text:p text:style-name="P60">Table <text:sequence text:ref-name="refTable1" text:name="Table" text:formula="ooow:Table+1" style:num-format="1">2</text:sequence>: Example commands using markup language</text:p>
      <table:table table:name="Table7" table:style-name="Table7">
        <table:table-column table:style-name="Table7.A" table:number-columns-repeated="3"/>
        <table:table-column table:style-name="Table7.D"/>
        <table:table-row>
          <table:table-cell table:style-name="Table7.A1" office:value-type="string">
            <text:p text:style-name="P58">Zobrazení</text:p>
          </table:table-cell>
          <table:table-cell table:style-name="Table7.A1" office:value-type="string">
            <text:p text:style-name="P58">Příkaz</text:p>
          </table:table-cell>
          <table:table-cell table:style-name="Table7.A1" office:value-type="string">
            <text:p text:style-name="P58">Zobrazení</text:p>
          </table:table-cell>
          <table:table-cell table:style-name="Table7.D1" office:value-type="string">
            <text:p text:style-name="P58">Příkaz</text:p>
          </table:table-cell>
        </table:table-row>
        <table:table-row>
          <table:table-cell table:style-name="Table7.A2" office:value-type="string">
            <text:p text:style-name="P40"><draw:frame draw:style-name="fr14" draw:name="Object6" text:anchor-type="as-char" svg:width="0.3953in" svg:height="0.1839in" draw:z-index="10"><draw:object xlink:href="./Object 5" xlink:type="simple" xlink:show="embed" xlink:actuate="onLoad"/><draw:image xlink:href="./ObjectReplacements/Object 5" xlink:type="simple" xlink:show="embed" xlink:actuate="onLoad"/><svg:desc>vzorec</svg:desc></draw:frame></text:p>
          </table:table-cell>
          <table:table-cell table:style-name="Table7.A2" office:value-type="string">
            <text:p text:style-name="P39"><text:span text:style-name="LOComputerCode">a = b</text:span></text:p>
          </table:table-cell>
          <table:table-cell table:style-name="Table7.A2" office:value-type="string">
            <text:p text:style-name="P39"><draw:frame draw:style-name="fr14" draw:name="Object7" text:anchor-type="as-char" svg:width="0.2689in" svg:height="0.1984in" draw:z-index="11"><draw:object xlink:href="./Object 6" xlink:type="simple" xlink:show="embed" xlink:actuate="onLoad"/><draw:image xlink:href="./ObjectReplacements/Object 6" xlink:type="simple" xlink:show="embed" xlink:actuate="onLoad"/><svg:desc>vzorec</svg:desc></draw:frame></text:p>
          </table:table-cell>
          <table:table-cell table:style-name="Table7.D2" office:value-type="string">
            <text:p text:style-name="P39"><text:span text:style-name="LOComputerCode">sqrt {a}</text:span></text:p>
          </table:table-cell>
        </table:table-row>
        <table:table-row>
          <table:table-cell table:style-name="Table7.A2" office:value-type="string">
            <text:p text:style-name="P40"><draw:frame draw:style-name="fr14" draw:name="Object5" text:anchor-type="as-char" svg:width="0.2173in" svg:height="0.2075in" draw:z-index="12"><draw:object xlink:href="./Object 7" xlink:type="simple" xlink:show="embed" xlink:actuate="onLoad"/><draw:image xlink:href="./ObjectReplacements/Object 7" xlink:type="simple" xlink:show="embed" xlink:actuate="onLoad"/><svg:desc>vzorec</svg:desc></draw:frame></text:p>
          </table:table-cell>
          <table:table-cell table:style-name="Table7.A2" office:value-type="string">
            <text:p text:style-name="P39"><text:span text:style-name="LOComputerCode">a^2</text:span></text:p>
          </table:table-cell>
          <table:table-cell table:style-name="Table7.A2" office:value-type="string">
            <text:p text:style-name="P39"><draw:frame draw:style-name="fr14" draw:name="Object8" text:anchor-type="as-char" svg:width="0.2193in" svg:height="0.2091in" draw:z-index="13"><draw:object xlink:href="./Object 8" xlink:type="simple" xlink:show="embed" xlink:actuate="onLoad"/><draw:image xlink:href="./ObjectReplacements/Object 8" xlink:type="simple" xlink:show="embed" xlink:actuate="onLoad"/><svg:desc>vzorec</svg:desc></draw:frame></text:p>
          </table:table-cell>
          <table:table-cell table:style-name="Table7.D2" office:value-type="string">
            <text:p text:style-name="P39"><text:span text:style-name="LOComputerCode">a_n</text:span></text:p>
          </table:table-cell>
        </table:table-row>
        <table:table-row>
          <table:table-cell table:style-name="Table7.A2" office:value-type="string">
            <text:p text:style-name="P39"><draw:frame draw:style-name="fr14" draw:name="Object9" text:anchor-type="as-char" svg:width="0.7256in" svg:height="0.2508in" draw:z-index="14"><draw:object xlink:href="./Object 9" xlink:type="simple" xlink:show="embed" xlink:actuate="onLoad"/><draw:image xlink:href="./ObjectReplacements/Object 9" xlink:type="simple" xlink:show="embed" xlink:actuate="onLoad"/><svg:desc>vzorec</svg:desc></draw:frame></text:p>
          </table:table-cell>
          <table:table-cell table:style-name="Table7.A2" office:value-type="string">
            <text:p text:style-name="P39"><text:span text:style-name="LOComputerCode">int f(x) dx</text:span></text:p>
          </table:table-cell>
          <table:table-cell table:style-name="Table7.A2" office:value-type="string">
            <text:p text:style-name="P39"><draw:frame draw:style-name="fr14" draw:name="Object10" text:anchor-type="as-char" svg:width="0.4425in" svg:height="0.2311in" draw:z-index="15"><draw:object xlink:href="./Object 10" xlink:type="simple" xlink:show="embed" xlink:actuate="onLoad"/><draw:image xlink:href="./ObjectReplacements/Object 10" xlink:type="simple" xlink:show="embed" xlink:actuate="onLoad"/><svg:desc>vzorec</svg:desc></draw:frame></text:p>
          </table:table-cell>
          <table:table-cell table:style-name="Table7.D2" office:value-type="string">
            <text:p text:style-name="P39"><text:span text:style-name="LOComputerCode">sum a_n</text:span></text:p>
          </table:table-cell>
        </table:table-row>
        <table:table-row>
          <table:table-cell table:style-name="Table7.A2" office:value-type="string">
            <text:p text:style-name="P39"><draw:frame draw:style-name="fr14" draw:name="Object11" text:anchor-type="as-char" svg:width="0.3953in" svg:height="0.1839in" draw:z-index="16"><draw:object xlink:href="./Object 11" xlink:type="simple" xlink:show="embed" xlink:actuate="onLoad"/><draw:image xlink:href="./ObjectReplacements/Object 11" xlink:type="simple" xlink:show="embed" xlink:actuate="onLoad"/><svg:desc>vzorec</svg:desc></draw:frame></text:p>
          </table:table-cell>
          <table:table-cell table:style-name="Table7.A2" office:value-type="string">
            <text:p text:style-name="P39"><text:span text:style-name="LOComputerCode">a &lt;= b</text:span></text:p>
          </table:table-cell>
          <table:table-cell table:style-name="Table7.A2" office:value-type="string">
            <text:p text:style-name="P39"><draw:frame draw:style-name="fr14" draw:name="Object12" text:anchor-type="as-char" svg:width="0.2055in" svg:height="0.0854in" draw:z-index="17"><draw:object xlink:href="./Object 12" xlink:type="simple" xlink:show="embed" xlink:actuate="onLoad"/><draw:image xlink:href="./ObjectReplacements/Object 12" xlink:type="simple" xlink:show="embed" xlink:actuate="onLoad"/><svg:desc>vzorec</svg:desc></draw:frame></text:p>
          </table:table-cell>
          <table:table-cell table:style-name="Table7.D2" office:value-type="string">
            <text:p text:style-name="P39"><text:span text:style-name="LOComputerCode">infinity</text:span></text:p>
          </table:table-cell>
        </table:table-row>
        <table:table-row>
          <table:table-cell table:style-name="Table7.A2" office:value-type="string">
            <text:p text:style-name="P39"><draw:frame draw:style-name="fr14" draw:name="Object13" text:anchor-type="as-char" svg:width="0.3953in" svg:height="0.1839in" draw:z-index="18"><draw:object xlink:href="./Object 13" xlink:type="simple" xlink:show="embed" xlink:actuate="onLoad"/><draw:image xlink:href="./ObjectReplacements/Object 13" xlink:type="simple" xlink:show="embed" xlink:actuate="onLoad"/><svg:desc>vzorec</svg:desc></draw:frame></text:p>
          </table:table-cell>
          <table:table-cell table:style-name="Table7.A2" office:value-type="string">
            <text:p text:style-name="P39"><text:span text:style-name="LOComputerCode">a times b</text:span></text:p>
          </table:table-cell>
          <table:table-cell table:style-name="Table7.A2" office:value-type="string">
            <text:p text:style-name="P39"><draw:frame draw:style-name="fr14" draw:name="Object14" text:anchor-type="as-char" svg:width="0.3283in" svg:height="0.1839in" draw:z-index="19"><draw:object xlink:href="./Object 14" xlink:type="simple" xlink:show="embed" xlink:actuate="onLoad"/><draw:image xlink:href="./ObjectReplacements/Object 14" xlink:type="simple" xlink:show="embed" xlink:actuate="onLoad"/><svg:desc>vzorec</svg:desc></draw:frame></text:p>
          </table:table-cell>
          <table:table-cell table:style-name="Table7.D2" office:value-type="string">
            <text:p text:style-name="P39"><text:span text:style-name="LOComputerCode">x cdot y</text:span></text:p>
          </table:table-cell>
        </table:table-row>
      </table:table>
      <text:h text:style-name="P88" text:outline-level="2"><text:bookmark-start text:name="__RefHeading__58787_1954213482"/>Řecké znaky<text:bookmark-end text:name="__RefHeading__58787_1954213482"/></text:h>
      <text:h text:style-name="P107" text:outline-level="3"><text:bookmark-start text:name="__RefHeading__17847_1701520952"/>Using markup language<text:bookmark-end text:name="__RefHeading__17847_1701520952"/></text:h>
      <text:p text:style-name="P10">Greek characters are commonly used in formulas, but Greek characters cannot be entered into a formula using the Elements window or the context menu. Use the English names of Greek characters in markup language when entering Greek characters into a formula. See Appendix A, Commands Reference, in the <text:span text:style-name="LOEmphasis">Math Guide</text:span> for a list of Greek characters that can be entered using markup language.</text:p>
      <text:list xml:id="list82725479064177" text:continue-list="list82724965992581" text:style-name="List_20_1">
        <text:list-item>
          <text:p text:style-name="P115">For a lowercase Greek character, type a percentage % sign, then type the character name in lowercase using the English name. For example, typing %lambda creates the Greek character λ.</text:p>
        </text:list-item>
        <text:list-item>
          <text:p text:style-name="P115">For an UPPERCASE Greek character, type a percentage % sign, then type the character name in UPPERCASE using the English name. For example, typing %LAMBDA creates the Greek character Λ.</text:p>
        </text:list-item>
        <text:list-item>
          <text:p text:style-name="P115">For an <text:span text:style-name="LOEmphasis">italic</text:span> Greek character, type a percentage % sign followed by the i character, then the English name of the Greek character in lower or UPPER case. For example, typing %iTHETA creates the <text:span text:style-name="LOEmphasis">italic</text:span> Greek character <text:span text:style-name="LOEmphasis">Θ</text:span>.</text:p>
        </text:list-item>
      </text:list>
      <text:h text:style-name="P107" text:outline-level="3"><text:bookmark-start text:name="__RefHeading__17849_1701520952"/>Symbols dialog<text:bookmark-end text:name="__RefHeading__17849_1701520952"/></text:h>
      <text:p text:style-name="P10">Greek characters can also be entered into a formula using the Symbols dialog.</text:p>
      <text:list xml:id="list82726788608291" text:continue-list="list4985835406071634352" text:style-name="Numbering_20_1">
        <text:list-item text:start-value="1">
          <text:p text:style-name="P101">Make sure the cursor is in the correct position in the Formula Editor.</text:p>
        </text:list-item>
        <text:list-item>
          <text:p text:style-name="Numbering_20_1">Go to <text:span text:style-name="LOStrongEmphasis">Tools &gt; Symbols</text:span> on the menu bar or click on the <text:span text:style-name="LOStrongEmphasis">Symbols</text:span> icon on the Tools toolbar to open the Symbols dialog (Figure <text:sequence-ref text:reference-format="value" text:ref-name="refFigure3">4</text:sequence-ref>).</text:p>
        </text:list-item>
        <text:list-item>
          <text:p text:style-name="P101">Select <text:span text:style-name="LOEmphasis">Greek</text:span> from the <text:span text:style-name="LOStrongEmphasis">Symbol set</text:span> drop-down list. For <text:span text:style-name="LOEmphasis">italic</text:span> characters, select <text:span text:style-name="LOEmphasis">iGreek</text:span> from the drop-down list.</text:p>
        </text:list-item>
        <text:list-item>
          <text:p text:style-name="P101">Select the Greek character from the symbol list, then click <text:span text:style-name="LOStrongEmphasis">Insert</text:span>. When selected, the name of a Greek character is shown below the symbol list.</text:p>
        </text:list-item>
        <text:list-item>
          <text:p text:style-name="P101">Click <text:span text:style-name="LOStrongEmphasis">Close</text:span> when you have finished entering Greek characters into the formula.</text:p>
        </text:list-item>
      </text:list>
      <text:p text:style-name="P57"><text:soft-page-break/><draw:frame draw:style-name="fr2" draw:name="Frame22" text:anchor-type="as-char" svg:width="4.7244in" draw:z-index="20"><draw:text-box fo:min-height="2.2453in"><text:p text:style-name="Frame_20_contents"><draw:frame draw:style-name="fr10" draw:name="Image14" text:anchor-type="as-char" svg:width="4.7244in" svg:height="1.9638in" draw:z-index="21"><draw:image xlink:href="Pictures/100000000000027B0000010804BCDF31E80A886A.png" xlink:type="simple" xlink:show="embed" xlink:actuate="onLoad"/></draw:frame></text:p><text:p text:style-name="Caption">Figure <text:sequence text:ref-name="refFigure3" text:name="Figure" text:formula="ooow:Figure+1" style:num-format="1">4</text:sequence>: Symbols dialog</text:p></draw:text-box></draw:frame></text:p>
      <text:h text:style-name="P81" text:outline-level="2"><text:bookmark-start text:name="__RefHeading__58789_1954213482"/>Formula examples<text:bookmark-end text:name="__RefHeading__58789_1954213482"/></text:h>
      <text:h text:style-name="P107" text:outline-level="3"><text:bookmark-start text:name="__RefHeading__17851_1701520952"/>Example 1<text:bookmark-end text:name="__RefHeading__17851_1701520952"/></text:h>
      <text:p text:style-name="P10">The simple formula <draw:frame draw:style-name="fr14" draw:name="Object15" text:anchor-type="as-char" svg:width="0.3972in" svg:height="0.1839in" draw:z-index="22"><draw:object xlink:href="./Object 15" xlink:type="simple" xlink:show="embed" xlink:actuate="onLoad"/><draw:image xlink:href="./ObjectReplacements/Object 15" xlink:type="simple" xlink:show="embed" xlink:actuate="onLoad"/><svg:desc>formula</svg:desc></draw:frame> can be created using LibreOffice Math as follows:</text:p>
      <text:list xml:id="list82726327032869" text:continue-list="list82726788608291" text:style-name="Numbering_20_1">
        <text:list-item text:start-value="1">
          <text:p text:style-name="P101">Make sure the cursor is flashing in the Formula Editor, then select the category <text:span text:style-name="LOStrongEmphasis">Unary/Binary Operators</text:span> and symbol <text:span text:style-name="LOStrongEmphasis">Multiplication</text:span> using one of the following methods:</text:p>
        </text:list-item>
      </text:list>
      <text:list xml:id="list51554621704691537" text:style-name="List_20_2">
        <text:list-item>
          <text:p text:style-name="P117">In the Elements window, select <text:span text:style-name="LOStrongEmphasis">Unary/Binary Operators</text:span> from the drop-down list and then select the <text:span text:style-name="LOStrongEmphasis">Multiplication</text:span> icon <draw:frame draw:style-name="fr8" draw:name="Image18" text:anchor-type="as-char" svg:width="0.3937in" svg:height="0.1756in" draw:z-index="23"><draw:image xlink:href="Pictures/100000000000003800000019A22767CCBF12352C.png" xlink:type="simple" xlink:show="embed" xlink:actuate="onLoad"/></draw:frame>.</text:p>
        </text:list-item>
        <text:list-item>
          <text:p text:style-name="P117">Right-click in the Formula Editor and select <text:span text:style-name="LOStrongEmphasis">Unary/Binary Operators &gt; a times b</text:span> from the context menu.</text:p>
        </text:list-item>
      </text:list>
      <text:list xml:id="list82726633827524" text:continue-list="list82726327032869" text:style-name="Numbering_20_1">
        <text:list-item>
          <text:p text:style-name="P105">Select the first placeholder <text:span text:style-name="LOComputerCode">&lt;?&gt;</text:span> before the word <text:span text:style-name="LOComputerCode">times</text:span> in the Formula Editor and replace it with the character <text:span text:style-name="LOComputerCode">5</text:span>. The formula in the document updates automatically.</text:p>
        </text:list-item>
        <text:list-item>
          <text:p text:style-name="P106">Select the second placeholder <text:span text:style-name="LOComputerCode">&lt;?&gt;</text:span> after the word <text:span text:style-name="LOComputerCode">times</text:span> in the Formula Editor and replace it with the character <text:span text:style-name="LOComputerCode">4</text:span>. The formula in the document updates automatically.</text:p>
        </text:list-item>
      </text:list>
      <text:p text:style-name="P12">This method initially places the formula text <text:span text:style-name="LOComputerCode">&lt;?&gt; times &lt;?&gt;</text:span> in the Formula Editor and the symbol <text:span text:style-name="T36"><draw:frame draw:style-name="fr8" draw:name="Image7" text:anchor-type="as-char" svg:width="0.3937in" svg:height="0.1756in" draw:z-index="51"><draw:image xlink:href="Pictures/100000000000003800000019A22767CCBF12352C.png" xlink:type="simple" xlink:show="embed" xlink:actuate="onLoad"/></draw:frame></text:span> appears in the document. These placeholders must then be replaced with real numbers. Using markup language in the Formula Editor places the formula <text:span text:style-name="T35"><draw:frame draw:style-name="fr14" draw:name="Object56" text:anchor-type="as-char" svg:width="0.3972in" svg:height="0.1839in" draw:z-index="52"><draw:object xlink:href="./Object 56" xlink:type="simple" xlink:show="embed" xlink:actuate="onLoad"/><draw:image xlink:href="./ObjectReplacements/Object 56" xlink:type="simple" xlink:show="embed" xlink:actuate="onLoad"/><svg:desc>formula</svg:desc></draw:frame></text:span> directly into the document. To use markup language, enter <text:span text:style-name="LOComputerCode">5 times 4</text:span> in the Formula Editor. <draw:frame draw:style-name="fr14" draw:name="Object16" text:anchor-type="as-char" svg:width="0.398in" svg:height="0.1839in" draw:z-index="53"><draw:object xlink:href="./Object 16" xlink:type="simple" xlink:show="embed" xlink:actuate="onLoad"/><draw:image xlink:href="./ObjectReplacements/Object 16" xlink:type="simple" xlink:show="embed" xlink:actuate="onLoad"/></draw:frame>appears in the document.</text:p>
      <text:list xml:id="list2695841833148178707" text:style-name="Heading_20_Tip">
        <text:list-item>
          <text:p text:style-name="P99">Tip</text:p>
        </text:list-item>
      </text:list>
      <text:p text:style-name="P20">To move forward from one placeholder to the next placeholder in a formula, press the <text:span text:style-name="LOEmphasis">F4</text:span> key. To move backward from one placeholder to the previous placeholder in a formula, use the key combination <text:span text:style-name="LOEmphasis">Shift+F4</text:span>.</text:p>
      <text:list xml:id="list82725959478863" text:continue-list="list82725436172229" text:style-name="Heading_20_Note">
        <text:list-item>
          <text:p text:style-name="P92">Poznámka</text:p>
        </text:list-item>
      </text:list>
      <text:p text:style-name="P23">If necessary, you can prevent a formula in a document from updating automatically. Go to <text:span text:style-name="LOStrongEmphasis">View</text:span> on the menu bar and deselect <text:span text:style-name="LOStrongEmphasis">AutoUpdate display</text:span>. To then manually update a formula, press <text:span text:style-name="LOEmphasis">F9</text:span> key or select <text:span text:style-name="LOStrongEmphasis">View &gt; Update</text:span> on the menu bar.</text:p>
      <text:h text:style-name="P107" text:outline-level="3"><text:bookmark-start text:name="__RefHeading__58791_1954213482"/><text:soft-page-break/>Example 2<text:bookmark-end text:name="__RefHeading__58791_1954213482"/></text:h>
      <text:p text:style-name="P10">You want to enter the formula<draw:frame draw:style-name="fr14" draw:name="Object17" text:anchor-type="as-char" svg:width="1.0256in" svg:height="0.1839in" draw:z-index="24"><draw:object xlink:href="./Object 17" xlink:type="simple" xlink:show="embed" xlink:actuate="onLoad"/><draw:image xlink:href="./ObjectReplacements/Object 17" xlink:type="simple" xlink:show="embed" xlink:actuate="onLoad"/><svg:desc>formula</svg:desc></draw:frame>where the value of pi is rounded to 5 decimal places. You know the name of the Greek character (pi), but do not know the markup associated with the <text:span text:style-name="LOComputerCode">Is Similar Or Equal</text:span> symbol<text:span text:style-name="T110"><draw:frame draw:style-name="fr14" draw:name="Object18" text:anchor-type="as-char" svg:width="0.2189in" svg:height="0.1839in" draw:z-index="25"><draw:object xlink:href="./Object 18" xlink:type="simple" xlink:show="embed" xlink:actuate="onLoad"/><draw:image xlink:href="./ObjectReplacements/Object 18" xlink:type="simple" xlink:show="embed" xlink:actuate="onLoad"/><svg:desc>formula</svg:desc></draw:frame></text:span>.</text:p>
      <text:list xml:id="list82726180210622" text:continue-list="list82726633827524" text:style-name="Numbering_20_1">
        <text:list-item text:start-value="1">
          <text:p text:style-name="P101">Make sure the cursor is flashing in the Formula Editor.</text:p>
        </text:list-item>
        <text:list-item>
          <text:p text:style-name="P101">Enter <text:span text:style-name="LOComputerCode">%pi</text:span> in the Formula Editor to enter the Greek character for pi (π).</text:p>
        </text:list-item>
        <text:list-item>
          <text:p text:style-name="P101">Select the category <text:span text:style-name="LOStrongEmphasis">Relations</text:span> and symbol <text:span text:style-name="LOStrongEmphasis">Is Similar Or Equal</text:span> using one of the following methods:</text:p>
        </text:list-item>
      </text:list>
      <text:list xml:id="list82726323002639" text:continue-list="list51554621704691537" text:style-name="List_20_2">
        <text:list-item>
          <text:p text:style-name="P117">In the Elements window, select <text:span text:style-name="LOStrongEmphasis">Relations</text:span> from the drop-down list and then select the <text:span text:style-name="LOStrongEmphasis">Is Similar Or Equal</text:span> icon <draw:frame draw:style-name="fr8" draw:name="Image21" text:anchor-type="as-char" svg:width="0.3937in" svg:height="0.1575in" draw:z-index="26"><draw:image xlink:href="Pictures/100000000000003700000016BDC91E3B478A7E57.png" xlink:type="simple" xlink:show="embed" xlink:actuate="onLoad"/></draw:frame>.</text:p>
        </text:list-item>
        <text:list-item>
          <text:p text:style-name="P117">Right-click in the Formula Editor and select <text:span text:style-name="LOStrongEmphasis">Relations &gt; a simeq b</text:span> from the context menu.</text:p>
        </text:list-item>
      </text:list>
      <text:list xml:id="list82726204369457" text:continue-list="list82726180210622" text:style-name="Numbering_20_1">
        <text:list-item>
          <text:p text:style-name="P101">Delete the first placeholder <text:span text:style-name="LOComputerCode">&lt;?&gt;</text:span> before the word <text:span text:style-name="LOComputerCode">simeq</text:span> in the Formula Editor.</text:p>
        </text:list-item>
        <text:list-item>
          <text:p text:style-name="P101">Select the second placeholder <text:span text:style-name="LOComputerCode">&lt;?&gt;</text:span> after the word <text:span text:style-name="LOComputerCode">simeq</text:span> in the Formula Editor and replace it with the characters <text:span text:style-name="LOComputerCode">3.14159</text:span>. The formula<text:span text:style-name="T112"><draw:frame draw:style-name="fr14" draw:name="Object19" text:anchor-type="as-char" svg:width="1.0256in" svg:height="0.1839in" draw:z-index="27"><draw:object xlink:href="./Object 19" xlink:type="simple" xlink:show="embed" xlink:actuate="onLoad"/><draw:image xlink:href="./ObjectReplacements/Object 19" xlink:type="simple" xlink:show="embed" xlink:actuate="onLoad"/><svg:desc>formula</svg:desc></draw:frame></text:span>now appears in the document.</text:p>
        </text:list-item>
      </text:list>
      <text:h text:style-name="P75" text:outline-level="1"><text:bookmark-start text:name="__RefHeading__58793_1954213482"/>Editing formulas<text:bookmark-end text:name="__RefHeading__58793_1954213482"/></text:h>
      <text:p text:style-name="P10">How you edit a formula and switch into formula editing mode depends on whether the formula is in Math or another LibreOffice component.</text:p>
      <text:list xml:id="list82725998140849" text:continue-list="list82726204369457" text:style-name="Numbering_20_1">
        <text:list-item text:start-value="1">
          <text:p text:style-name="P101">In Math, double-click on a formula element in the formula that appears in the Preview window to select the formula element in the Formula Editor, or directly select a formula element in the Formula Editor.</text:p>
        </text:list-item>
        <text:list-item>
          <text:p text:style-name="P101">In Writer, Calc, Impress, or Draw, double-click on the formula, or right-click on the formula and select <text:span text:style-name="LOStrongEmphasis">Edit</text:span> from the context menu, to open the Formula Editor in editing mode. The cursor is positioned at the start of the formula in the Formula Editor.</text:p>
        </text:list-item>
      </text:list>
      <text:list xml:id="list82726842953500" text:continue-list="list82725959478863" text:style-name="Heading_20_Note">
        <text:list-item>
          <text:p text:style-name="P92">Poznámka</text:p>
        </text:list-item>
      </text:list>
      <text:p text:style-name="P21">If you cannot select a formula element using the cursor, click on the <text:span text:style-name="LOStrongEmphasis">Formula Cursor</text:span> icon <text:span text:style-name="T214"><draw:frame draw:style-name="fr8" draw:name="Image23" text:anchor-type="as-char" svg:width="0.2083in" svg:height="0.2492in" draw:z-index="28"><draw:image xlink:href="Pictures/100000000000000F00000012CA7179904469E27D.png" xlink:type="simple" xlink:show="embed" xlink:actuate="onLoad"/></draw:frame></text:span> in the Tools toolbar to activate the formula cursor.</text:p>
      <text:list xml:id="list82726467733239" text:continue-list="list82725998140849" text:style-name="Numbering_20_1">
        <text:list-item>
          <text:p text:style-name="P101">Select the formula element you want to change, using one of the following methods:</text:p>
        </text:list-item>
      </text:list>
      <text:list xml:id="list82725336774106" text:continue-list="list82726323002639" text:style-name="List_20_2">
        <text:list-item>
          <text:p text:style-name="P117">Click on the formula element in the preview window, position the cursor at the beginning of the formula element in the Formula Editor, then select the formula element in the Formula Editor.</text:p>
        </text:list-item>
        <text:list-item>
          <text:p text:style-name="P117">Double-click on the formula element in the preview window to select the formula element in the Formula Editor.</text:p>
        </text:list-item>
        <text:list-item>
          <text:p text:style-name="P117">Position the cursor in the Formula Editor at the formula element you want to edit, then select that formula element.</text:p>
        </text:list-item>
        <text:list-item>
          <text:p text:style-name="P117">Double-click directly on the formula element in the Formula Editor to select it.</text:p>
        </text:list-item>
      </text:list>
      <text:list xml:id="list82726953216423" text:continue-list="list82726467733239" text:style-name="Numbering_20_1">
        <text:list-item>
          <text:p text:style-name="P102">Make your changes to the selected formula element.</text:p>
        </text:list-item>
        <text:list-item>
          <text:p text:style-name="P101">Go to <text:span text:style-name="LOStrongEmphasis">View &gt; Update</text:span> on the menu bar, or press the <text:span text:style-name="LOEmphasis">F9</text:span> key, or click on the <text:span text:style-name="LOStrongEmphasis">Update</text:span> icon <draw:frame draw:style-name="fr8" draw:name="Image22" text:anchor-type="as-char" svg:width="0.2492in" svg:height="0.2362in" draw:z-index="29"><draw:image xlink:href="Pictures/10000000000000120000001174A2B4AC9F628EA1.png" xlink:type="simple" xlink:show="embed" xlink:actuate="onLoad"/></draw:frame> in the Tools toolbar to update the formula in the preview window or the document.</text:p>
        </text:list-item>
        <text:list-item>
          <text:p text:style-name="P101"><text:soft-page-break/>In Math, save your changes to the formula after editing.<text:line-break/>In Writer, Calc, Impress, or Draw, click anywhere in your document away from the formula to leave editing mode, then save the document to save your changes to the formula.</text:p>
        </text:list-item>
      </text:list>
      <text:h text:style-name="P75" text:outline-level="1"><text:bookmark-start text:name="__RefHeading__58795_1954213482"/><text:alphabetical-index-mark text:string-value="rozvržení vzorců"/><text:alphabetical-index-mark text:string-value="rozvržení vzorců" text:key1="editor vzorců"/>Rozvržení vzorců<text:bookmark-end text:name="__RefHeading__58795_1954213482"/></text:h>
      <text:p text:style-name="P10">This section provides some advice on how to layout complex formulas in Math or in a LibreOffice document.</text:p>
      <text:h text:style-name="P82" text:outline-level="2"><text:bookmark-start text:name="__RefHeading__20875_1760461578"/>Using braces<text:bookmark-end text:name="__RefHeading__20875_1760461578"/></text:h>
      <text:p text:style-name="P10">LibreOffice Math knows nothing about order of operation within a formula. You must <text:alphabetical-index-mark text:string-value="braces" text:key1="editor vzorců"/>use <text:alphabetical-index-mark text:string-value="závorky (Math)"/>braces (also known as curly brackets) to state the order of operations that occur within a formula. The following examples show how brackets can be used in a formula.</text:p>
      <text:p text:style-name="P50">Example 1</text:p>
      <text:p text:style-name="P30"><text:span text:style-name="LOComputerCode">2 over x + 1</text:span> gives the result<text:span text:style-name="T113"><draw:frame draw:style-name="fr14" draw:name="Object21" text:anchor-type="as-char" svg:width="0.4008in" svg:height="0.3937in" draw:z-index="30"><draw:object xlink:href="./Object 20" xlink:type="simple" xlink:show="embed" xlink:actuate="onLoad"/><draw:image xlink:href="./ObjectReplacements/Object 20" xlink:type="simple" xlink:show="embed" xlink:actuate="onLoad"/><svg:desc>formula</svg:desc></draw:frame></text:span></text:p>
      <text:p text:style-name="P30">Math has recognized that the 2 before and the x after the over as belonging to the fraction, and has represented them accordingly. If you want x+1 rather than x to be the denominator, you must bracket them together using braces so that both will be placed there.</text:p>
      <text:p text:style-name="P30">Inserting braces into <text:span text:style-name="LOComputerCode">2 over {x + 1}</text:span> gives the result<text:span text:style-name="T115"><draw:frame draw:style-name="fr14" draw:name="Object22" text:anchor-type="as-char" svg:width="0.4008in" svg:height="0.3929in" draw:z-index="31"><draw:object xlink:href="./Object 21" xlink:type="simple" xlink:show="embed" xlink:actuate="onLoad"/><draw:image xlink:href="./ObjectReplacements/Object 21" xlink:type="simple" xlink:show="embed" xlink:actuate="onLoad"/><svg:desc>formula</svg:desc></draw:frame></text:span>where x+1 is now the denominator.</text:p>
      <text:p text:style-name="P50">Example 2</text:p>
      <text:p text:style-name="P30"><text:span text:style-name="LOComputerCode">– 1 over 2</text:span> gives the result<text:span text:style-name="T53"><draw:frame draw:style-name="fr14" draw:name="Object23" text:anchor-type="as-char" svg:width="0.3161in" svg:height="0.3937in" draw:z-index="32"><draw:object xlink:href="./Object 22" xlink:type="simple" xlink:show="embed" xlink:actuate="onLoad"/><draw:image xlink:href="./ObjectReplacements/Object 22" xlink:type="simple" xlink:show="embed" xlink:actuate="onLoad"/><svg:desc>formula</svg:desc></draw:frame></text:span></text:p>
      <text:p text:style-name="P30">Math has recognized the minus sign as a prefix for the 1 and has therefore placed it in the numerator of the fraction. If you wish to show that the whole fraction is negative, with the minus sign in front of the fraction, you must put the fraction in braces to signify to Math that the characters belong together.</text:p>
      <text:p text:style-name="P30">Adding braces to into the markup language<text:span text:style-name="LOComputerCode"> {1 over 2}</text:span> gives the result<text:span text:style-name="LOComputerCode"><text:span text:style-name="T51"><draw:frame draw:style-name="fr14" draw:name="Object24" text:anchor-type="as-char" svg:width="0.3146in" svg:height="0.3937in" draw:z-index="33"><draw:object xlink:href="./Object 23" xlink:type="simple" xlink:show="embed" xlink:actuate="onLoad"/><draw:image xlink:href="./ObjectReplacements/Object 23" xlink:type="simple" xlink:show="embed" xlink:actuate="onLoad"/><svg:desc>formula</svg:desc></draw:frame></text:span></text:span>and the whole fraction is now negative.</text:p>
      <text:p text:style-name="P50">Example 3</text:p>
      <text:p text:style-name="P30">When braces are used in markup language, they are used to define the layout of the formula and are not displayed or printed. If you want to use braces within your formula, you use the commands <text:span text:style-name="LOComputerCode">lbrace</text:span> and <text:span text:style-name="LOComputerCode">rbrace</text:span> within the markup language.</text:p>
      <text:p text:style-name="P30"><text:span text:style-name="LOComputerCode">x over {–x + 1}</text:span> gives the result<text:span text:style-name="LOComputerCode"><text:span text:style-name="T25"><draw:frame draw:style-name="fr14" draw:name="Object20" text:anchor-type="as-char" svg:width="0.5193in" svg:height="0.3929in" draw:z-index="34"><draw:object xlink:href="./Object 24" xlink:type="simple" xlink:show="embed" xlink:actuate="onLoad"/><draw:image xlink:href="./ObjectReplacements/Object 24" xlink:type="simple" xlink:show="embed" xlink:actuate="onLoad"/><svg:desc>formula</svg:desc></draw:frame></text:span></text:span></text:p>
      <text:p text:style-name="P30">Replace the braces using the commands lbrace and rbrace in the markup language. Writing <text:span text:style-name="LOComputerCode">x over lbrace –x + 1 rbrace</text:span> and the result is <text:span text:style-name="LOComputerCode"><text:span text:style-name="T25"><draw:frame draw:style-name="fr14" draw:name="Object25" text:anchor-type="as-char" svg:width="0.6346in" svg:height="0.402in" draw:z-index="35"><draw:object xlink:href="./Object 25" xlink:type="simple" xlink:show="embed" xlink:actuate="onLoad"/><draw:image xlink:href="./ObjectReplacements/Object 25" xlink:type="simple" xlink:show="embed" xlink:actuate="onLoad"/><svg:desc>formula</svg:desc></draw:frame></text:span></text:span></text:p>
      <text:h text:style-name="P81" text:outline-level="2"><text:bookmark-start text:name="__RefHeading__20883_1760461578"/><text:soft-page-break/>Brackets and matrices<text:bookmark-end text:name="__RefHeading__20883_1760461578"/></text:h>
      <text:p text:style-name="P10">If you want to use a matrix in a formula, you have to use a <text:alphabetical-index-mark text:string-value="matice, značkování" text:key1="editor vzorců"/><text:alphabetical-index-mark text:string-value="značkování matic (Math)"/>matrix command. For example, <text:span text:style-name="LOComputerCode">matrix { a # b ## c # d }</text:span> gives the resulting matrix<text:span text:style-name="LOComputerCode"><text:span text:style-name="T9"><draw:frame draw:style-name="fr14" draw:name="Object26" text:anchor-type="as-char" svg:width="0.4126in" svg:height="0.3972in" draw:z-index="36"><draw:object xlink:href="./Object 26" xlink:type="simple" xlink:show="embed" xlink:actuate="onLoad"/><draw:image xlink:href="./ObjectReplacements/Object 26" xlink:type="simple" xlink:show="embed" xlink:actuate="onLoad"/><svg:desc>formula</svg:desc></draw:frame></text:span></text:span>in the formula, where rows are separated by two hashes (#) and entries within each row are separated by one hash (#).</text:p>
      <text:p text:style-name="P10">Normally, when you use brackets within a matrix, the brackets do not scale as the matrix increases in size. For example, <text:span text:style-name="LOComputerCode">( matrix { a # b ## c # d } )</text:span> gives the result<text:span text:style-name="LOComputerCode"><draw:frame draw:style-name="fr14" draw:name="Object27" text:anchor-type="as-char" svg:width="0.539in" svg:height="0.3972in" draw:z-index="37"><draw:object xlink:href="./Object 27" xlink:type="simple" xlink:show="embed" xlink:actuate="onLoad"/><draw:image xlink:href="./ObjectReplacements/Object 27" xlink:type="simple" xlink:show="embed" xlink:actuate="onLoad"/><svg:desc>formula</svg:desc></draw:frame></text:span></text:p>
      <text:p text:style-name="P10">To overcome this problem, LibreOffice Math provides scalable brackets that grow in size to match the size of a matrix. The commands <text:span text:style-name="LOComputerCode">left(</text:span> and <text:span text:style-name="LOComputerCode">right)</text:span> have to be used to create scalable brackets within a matrix. For example, <text:span text:style-name="LOComputerCode">left( matrix { a # b ## c # d } right)</text:span> gives the result<text:span text:style-name="LOComputerCode"><text:span text:style-name="T9"><draw:frame draw:style-name="fr14" draw:name="Object28" text:anchor-type="as-char" svg:width="0.5402in" svg:height="0.439in" draw:z-index="38"><draw:object xlink:href="./Object 28" xlink:type="simple" xlink:show="embed" xlink:actuate="onLoad"/><draw:image xlink:href="./ObjectReplacements/Object 28" xlink:type="simple" xlink:show="embed" xlink:actuate="onLoad"/><svg:desc>formula</svg:desc></draw:frame></text:span></text:span>where the matrix is now bracketed by scalable brackets.</text:p>
      <text:p text:style-name="P10">Scalable brackets can be used with any element of a formula, such as a fraction or square root.</text:p>
      <text:list xml:id="list82725413008929" text:continue-list="list2695841833148178707" text:style-name="Heading_20_Tip">
        <text:list-item>
          <text:p text:style-name="P99">Tip</text:p>
        </text:list-item>
      </text:list>
      <text:p text:style-name="P21">Use the commands <text:span text:style-name="LOComputerCode">left[</text:span> and <text:span text:style-name="LOComputerCode">right]</text:span> to obtain scalable square brackets. A list of all brackets available within Math can be found in Appendix A, Commands Reference, in the <text:span text:style-name="LOEmphasis">Math Guide</text:span>.</text:p>
      <text:list xml:id="list82726706253811" text:continue-numbering="true" text:style-name="Heading_20_Tip">
        <text:list-item>
          <text:p text:style-name="P99">Tip</text:p>
        </text:list-item>
      </text:list>
      <text:p text:style-name="P21">If you want all brackets to be scalable, go to <text:span text:style-name="LOStrongEmphasis">Format &gt; Spacing</text:span> to open the Spacing dialog. Click on <text:span text:style-name="LOStrongEmphasis">Category</text:span>, select <text:span text:style-name="LOEmphasis">Brackets</text:span> from the drop-down list and then select the option <text:span text:style-name="LOStrongEmphasis">Scale all brackets</text:span>.</text:p>
      <text:h text:style-name="P81" text:outline-level="2"><text:bookmark-start text:name="__RefHeading__38940_314314075"/>Unpaired brackets<text:bookmark-end text:name="__RefHeading__38940_314314075"/></text:h>
      <text:p text:style-name="P10">When using brackets in a formula, Math expects that for every opening bracket there will be a closing one. If you forget to add a closing bracket, Math places an inverted question mark next to where the closing bracket should have been placed. This inverted question mark disappears when all the brackets are paired. However, an unpaired bracket is sometimes necessary and you have the following options.</text:p>
      <text:h text:style-name="P107" text:outline-level="3"><text:bookmark-start text:name="__RefHeading__17435_901305723"/>Non-scalable brackets<text:bookmark-end text:name="__RefHeading__17435_901305723"/></text:h>
      <text:p text:style-name="P10">A backslash \ is placed before a non-scalable bracket to indicate that the following character should not be regarded as a bracket, but as a literal character.</text:p>
      <text:p text:style-name="P10">For example, the unpaired brackets in the formula <text:span text:style-name="LOComputerCode">[ a; b [</text:span> are deliberate, but gives the result<text:span text:style-name="LOComputerCode"><text:span text:style-name="T51"><draw:frame draw:style-name="fr14" draw:name="Object29" text:anchor-type="as-char" svg:width="0.4382in" svg:height="0.4646in" draw:z-index="39"><draw:object xlink:href="./Object 29" xlink:type="simple" xlink:show="embed" xlink:actuate="onLoad"/><draw:image xlink:href="./ObjectReplacements/Object 29" xlink:type="simple" xlink:show="embed" xlink:actuate="onLoad"/><svg:desc>formula</svg:desc></draw:frame></text:span></text:span>. To remove the inverted question marks and create unpaired brackets, backslashes are added. The formula now becomes <text:span text:style-name="LOComputerCode">\ [ a; b \ [</text:span> and the result<text:span text:style-name="LOComputerCode"><text:span text:style-name="T51"><draw:frame draw:style-name="fr14" draw:name="Object30" text:anchor-type="as-char" svg:width="0.4728in" svg:height="0.1898in" draw:z-index="40"><draw:object xlink:href="./Object 30" xlink:type="simple" xlink:show="embed" xlink:actuate="onLoad"/><draw:image xlink:href="./ObjectReplacements/Object 30" xlink:type="simple" xlink:show="embed" xlink:actuate="onLoad"/><svg:desc>formula</svg:desc></draw:frame></text:span></text:span>shows unpaired brackets without the inverted question marks.</text:p>
      <text:h text:style-name="P108" text:outline-level="3"><text:bookmark-start text:name="__RefHeading__17437_901305723"/>Škálovatelné závorky<text:bookmark-end text:name="__RefHeading__17437_901305723"/></text:h>
      <text:p text:style-name="P10">To create unpaired scalable brackets or braces in a formula, the markup commands <text:span text:style-name="LOComputerCode">left</text:span>, <text:span text:style-name="LOComputerCode">right</text:span>, and <text:span text:style-name="LOComputerCode">none</text:span> are used.</text:p>
      <text:p text:style-name="P48"><text:soft-page-break/>Příklad</text:p>
      <text:p text:style-name="P70">You want to create the formula<text:span text:style-name="LOComputerCode"><text:span text:style-name="T387"><draw:frame draw:style-name="fr14" draw:name="Object32" text:anchor-type="as-char" svg:width="1.1898in" svg:height="0.4154in" draw:z-index="54"><draw:object xlink:href="./Object 31" xlink:type="simple" xlink:show="embed" xlink:actuate="onLoad"/><draw:image xlink:href="./ObjectReplacements/Object 31" xlink:type="simple" xlink:show="embed" xlink:actuate="onLoad"/><svg:desc>formula</svg:desc></draw:frame></text:span></text:span>and in the Formula Editor you enter <text:line-break/><text:span text:style-name="LOComputerCode">abs x = lbrace stack {x "for" x &gt;= 0 # -x "for" x &lt; 0</text:span>. </text:p>
      <text:p text:style-name="P70">However, this gives the incorrect result<text:span text:style-name="LOComputerCode"><text:span text:style-name="T387"><draw:frame draw:style-name="fr14" draw:name="Object31" text:anchor-type="as-char" svg:width="0.8311in" svg:height="0.7091in" draw:z-index="55"><draw:object xlink:href="./Object 32" xlink:type="simple" xlink:show="embed" xlink:actuate="onLoad"/><draw:image xlink:href="./ObjectReplacements/Object 32" xlink:type="simple" xlink:show="embed" xlink:actuate="onLoad"/><svg:desc>formula</svg:desc></draw:frame></text:span></text:span>. </text:p>
      <text:p text:style-name="P70">To remove the inverted question marks and create the correct formula, you have to use the markup commands <text:span text:style-name="LOComputerCode">left</text:span>, <text:span text:style-name="LOComputerCode">right</text:span>, and <text:span text:style-name="LOComputerCode">none</text:span>. To create the correct formula, change the entry in the Formula Editor to </text:p>
      <text:p text:style-name="P70">abs <text:span text:style-name="LOComputerCode">x = left lbrace stack {x "for" x &gt;= 0 # -x "for" x &lt; 0} right none</text:span>.</text:p>
      <text:h text:style-name="P81" text:outline-level="2"><text:bookmark-start text:name="__RefHeading__18187_270489466"/>Recognizing functions<text:bookmark-end text:name="__RefHeading__18187_270489466"/></text:h>
      <text:p text:style-name="P10">In the basic installation of Math, Math outputs functions in normal characters and variables in <text:span text:style-name="LOEmphasis">italic</text:span> characters. However, if Math fails to recognize a function, you can tell Math that you have just entered a function. Enter the markup command <text:span text:style-name="LOComputerCode">func</text:span> before a function forces Math to recognize the following text as a function and uses normal characters.</text:p>
      <text:p text:style-name="P10">For a full list of functions within Math, see the <text:span text:style-name="LOEmphasis">Math Guide</text:span>.</text:p>
      <text:p text:style-name="P10">Some Math functions have to be followed by a number or a variable. If these are missing, Math places an inverted question mark where the missing number or variable should be. To remove the inverted question mark and correct the formula, you have to enter a number, a variable, or a pair of empty brackets as a placeholder.</text:p>
      <text:list xml:id="list82726308767060" text:continue-numbering="true" text:style-name="Heading_20_Tip">
        <text:list-item>
          <text:p text:style-name="P99">Tip</text:p>
        </text:list-item>
      </text:list>
      <text:p text:style-name="P21">You can navigate through errors in a formula using the key <text:span text:style-name="LOEmphasis">F3</text:span> or the key combination <text:span text:style-name="LOEmphasis">Shift+F3</text:span>.</text:p>
      <text:h text:style-name="P81" text:outline-level="2"><text:bookmark-start text:name="__RefHeading__38942_314314075"/><text:alphabetical-index-mark text:string-value="rovnice přes více než jeden řádek" text:key1="editor vzorců"/>Formulas over multiple lines<text:bookmark-end text:name="__RefHeading__38942_314314075"/></text:h>
      <text:p text:style-name="P10">Suppose you want to create a formula that requires more than one line, for example<text:span text:style-name="T123"><draw:frame draw:style-name="fr14" draw:name="Object33" text:anchor-type="as-char" svg:width="0.4055in" svg:height="0.3764in" draw:z-index="41"><draw:object xlink:href="./Object 33" xlink:type="simple" xlink:show="embed" xlink:actuate="onLoad"/><draw:image xlink:href="./ObjectReplacements/Object 33" xlink:type="simple" xlink:show="embed" xlink:actuate="onLoad"/><svg:desc>formula</svg:desc></draw:frame></text:span>. <text:line-break/>Your first reaction would normally be to press the <text:span text:style-name="LOKeystroke">Enter</text:span> key. However, if you press the <text:span text:style-name="LOKeystroke">Enter</text:span> key, the markup language in the Formula Editor goes to a new line, but the resulting formula is written on one line. You must type the macro command <text:span text:style-name="LOComputerCode">newline</text:span> each time you want to create and display a new line in a formula.</text:p>
      <text:p text:style-name="P50">Příklad</text:p>
      <text:p text:style-name="P30"><text:span text:style-name="LOComputerCode">x = 3<text:line-break/>y = 1</text:span><text:line-break/>gives the incorrect result<text:span text:style-name="T125"><draw:frame draw:style-name="fr14" draw:name="Object34" text:anchor-type="as-char" svg:width="0.7382in" svg:height="0.1839in" draw:z-index="42"><draw:object xlink:href="./Object 34" xlink:type="simple" xlink:show="embed" xlink:actuate="onLoad"/><draw:image xlink:href="./ObjectReplacements/Object 34" xlink:type="simple" xlink:show="embed" xlink:actuate="onLoad"/><svg:desc>formula</svg:desc></draw:frame></text:span></text:p>
      <text:p text:style-name="P30"><text:span text:style-name="LOComputerCode">x = 3 newline y = 1 </text:span>gives the correct result<text:span text:style-name="LOComputerCode"><text:span text:style-name="T9"><draw:frame draw:style-name="fr14" draw:name="Object35" text:anchor-type="as-char" svg:width="0.4055in" svg:height="0.3764in" draw:z-index="43"><draw:object xlink:href="./Object 35" xlink:type="simple" xlink:show="embed" xlink:actuate="onLoad"/><draw:image xlink:href="./ObjectReplacements/Object 35" xlink:type="simple" xlink:show="embed" xlink:actuate="onLoad"/><svg:desc>formula</svg:desc></draw:frame></text:span></text:span></text:p>
      <text:p text:style-name="P10">It is not possible in Math to create multiple-line formulas when a line ends with an equals sign and you want to continue the calculation on a new line without completing the term on the right side of the equals sign. If you require a multiple line formula to have an equals sign at the end of a line without a term after the equals sign, then use either empty quotes "" or empty braces {} or the space characters grave ` or tilde ˜.</text:p>
      <text:p text:style-name="P10"><text:soft-page-break/>By default, a multiple line formula is centrally aligned. For more information on alignment using the equals sign, see the <text:span text:style-name="LOEmphasis">Math Guide</text:span>.</text:p>
      <text:p text:style-name="P62">Spacing between the elements in a formula is not set by using space characters in the markup language. If you want to add spaces into the formula, use one of the following options:</text:p>
      <text:list xml:id="list82724896404562" text:continue-list="list82725479064177" text:style-name="List_20_1">
        <text:list-item>
          <text:p text:style-name="P115">Grave ` to add a small space.</text:p>
        </text:list-item>
        <text:list-item>
          <text:p text:style-name="P115">Tilde ~ for a large space.</text:p>
        </text:list-item>
        <text:list-item>
          <text:p text:style-name="P115">Add space characters between quotes " ". These spaces will be considered as text.</text:p>
        </text:list-item>
      </text:list>
      <text:p text:style-name="P10">Any spaces at the end of a line in the markup language are ignored by default. For more information, <text:span text:style-name="LOEmphasis">see the Math Guide</text:span>.</text:p>
      <text:h text:style-name="P81" text:outline-level="2"><text:bookmark-start text:name="__RefHeading__20881_1760461578"/>Adding <text:alphabetical-index-mark text:string-value="hranice součtu a integrálů"/><text:alphabetical-index-mark text:string-value="hranice součtu a integrálů" text:key1="editor vzorců"/>limits to sum/integral commands<text:bookmark-end text:name="__RefHeading__20881_1760461578"/></text:h>
      <text:p text:style-name="P10">The sum and integral commands can take the parameters <text:span text:style-name="LOComputerCode">from</text:span> and <text:span text:style-name="LOComputerCode">to</text:span> if you want to set the lower and upper limits respectively. The parameters <text:span text:style-name="LOComputerCode">from</text:span> and <text:span text:style-name="LOComputerCode">to</text:span> can be used singly or together as shown by the following examples. For more information on the sum and integral commands, see the <text:span text:style-name="LOEmphasis">Math Guide</text:span>.</text:p>
      <text:p text:style-name="P50">Příklady</text:p>
      <text:p text:style-name="P30"><text:span text:style-name="LOComputerCode">sum from k = 1 to n a_k</text:span> gives the result<text:span text:style-name="LOComputerCode"><text:span text:style-name="T9"><draw:frame draw:style-name="fr14" draw:name="Object36" text:anchor-type="as-char" svg:width="0.4429in" svg:height="0.4484in" draw:z-index="56"><draw:object xlink:href="./Object 36" xlink:type="simple" xlink:show="embed" xlink:actuate="onLoad"/><draw:image xlink:href="./ObjectReplacements/Object 36" xlink:type="simple" xlink:show="embed" xlink:actuate="onLoad"/><svg:desc>formula</svg:desc></draw:frame></text:span></text:span></text:p>
      <text:p text:style-name="P30"><text:span text:style-name="LOComputerCode">int from 0 to x f(t) dt</text:span> gives the result<text:span text:style-name="LOComputerCode"><text:span text:style-name="T9"><draw:frame draw:style-name="fr14" draw:name="Object37" text:anchor-type="as-char" svg:width="0.6701in" svg:height="0.4717in" draw:z-index="57"><draw:object xlink:href="./Object 37" xlink:type="simple" xlink:show="embed" xlink:actuate="onLoad"/><draw:image xlink:href="./ObjectReplacements/Object 37" xlink:type="simple" xlink:show="embed" xlink:actuate="onLoad"/><svg:desc>formula</svg:desc></draw:frame></text:span></text:span></text:p>
      <text:p text:style-name="P30"><text:span text:style-name="LOComputerCode">int_0^x f(t) dt</text:span> gives the result<text:span text:style-name="LOComputerCode"><text:span text:style-name="T9"><draw:frame draw:style-name="fr14" draw:name="Object38" text:anchor-type="as-char" svg:width="0.7252in" svg:height="0.3154in" draw:z-index="58"><draw:object xlink:href="./Object 38" xlink:type="simple" xlink:show="embed" xlink:actuate="onLoad"/><draw:image xlink:href="./ObjectReplacements/Object 38" xlink:type="simple" xlink:show="embed" xlink:actuate="onLoad"/><svg:desc>formula</svg:desc></draw:frame></text:span></text:span></text:p>
      <text:p text:style-name="P30"><text:span text:style-name="LOComputerCode">int from Re f</text:span> gives the result<text:span text:style-name="LOComputerCode"><text:span text:style-name="T9"><draw:frame draw:style-name="fr14" draw:name="Object39" text:anchor-type="as-char" svg:width="0.3189in" svg:height="0.3728in" draw:z-index="59"><draw:object xlink:href="./Object 39" xlink:type="simple" xlink:show="embed" xlink:actuate="onLoad"/><draw:image xlink:href="./ObjectReplacements/Object 39" xlink:type="simple" xlink:show="embed" xlink:actuate="onLoad"/><svg:desc>formula</svg:desc></draw:frame></text:span></text:span></text:p>
      <text:p text:style-name="P30"><text:span text:style-name="LOComputerCode">sum to infinity 2^{-n}</text:span> gives the result<text:span text:style-name="LOComputerCode"><text:span text:style-name="T9"><draw:frame draw:style-name="fr14" draw:name="Object40" text:anchor-type="as-char" svg:width="0.5098in" svg:height="0.2791in" draw:z-index="67"><draw:object xlink:href="./Object 40" xlink:type="simple" xlink:show="embed" xlink:actuate="onLoad"/><draw:image xlink:href="./ObjectReplacements/Object 40" xlink:type="simple" xlink:show="embed" xlink:actuate="onLoad"/><svg:desc>formula</svg:desc></draw:frame></text:span></text:span></text:p>
      <text:h text:style-name="P81" text:outline-level="2"><text:bookmark-start text:name="__RefHeading__20885_1760461578"/>Writing <text:alphabetical-index-mark text:string-value="derivace, značky" text:key1="editor vzorců"/><text:alphabetical-index-mark text:string-value="značky pro derivace (Math)"/>derivatives<text:bookmark-end text:name="__RefHeading__20885_1760461578"/></text:h>
      <text:p text:style-name="P10">When writing derivatives, you have to tell Math that it is a fraction by using the <text:span text:style-name="LOComputerCode">over</text:span> command. The <text:span text:style-name="LOComputerCode">over</text:span> command is combined with the character d for a total derivative or the <text:span text:style-name="LOComputerCode">partial</text:span> command for a partial derivative to achieve the effect of a derivative. Braces <text:span text:style-name="LOComputerCode">{}</text:span> are used each side of the element to surround the element and make the derivative as shown by the following examples.</text:p>
      <text:p text:style-name="P50">Příklady</text:p>
      <text:p text:style-name="P30"><text:span text:style-name="LOComputerCode">{df} over {dx}</text:span> gives the result<text:span text:style-name="LOComputerCode"><text:span text:style-name="T9"><draw:frame draw:style-name="fr14" draw:name="Object41" text:anchor-type="as-char" svg:width="0.2791in" svg:height="0.3929in" draw:z-index="68"><draw:object xlink:href="./Object 41" xlink:type="simple" xlink:show="embed" xlink:actuate="onLoad"/><draw:image xlink:href="./ObjectReplacements/Object 41" xlink:type="simple" xlink:show="embed" xlink:actuate="onLoad"/><svg:desc>formula</svg:desc></draw:frame></text:span></text:span></text:p>
      <text:p text:style-name="P30"><text:span text:style-name="LOComputerCode">{partial f} over {partial y}</text:span> gives the result<text:span text:style-name="LOComputerCode"><text:span text:style-name="T9"><draw:frame draw:style-name="fr14" draw:name="Object42" text:anchor-type="as-char" svg:width="0.3252in" svg:height="0.3929in" draw:z-index="69"><draw:object xlink:href="./Object 42" xlink:type="simple" xlink:show="embed" xlink:actuate="onLoad"/><draw:image xlink:href="./ObjectReplacements/Object 42" xlink:type="simple" xlink:show="embed" xlink:actuate="onLoad"/><svg:desc>formula</svg:desc></draw:frame></text:span></text:span></text:p>
      <text:p text:style-name="P30"><text:span text:style-name="LOComputerCode">{partial^2 f} over {partial t^2}</text:span> gives the result<text:span text:style-name="LOComputerCode"><text:span text:style-name="T9"><draw:frame draw:style-name="fr14" draw:name="Object43" text:anchor-type="as-char" svg:width="0.3508in" svg:height="0.4402in" draw:z-index="70"><draw:object xlink:href="./Object 43" xlink:type="simple" xlink:show="embed" xlink:actuate="onLoad"/><draw:image xlink:href="./ObjectReplacements/Object 43" xlink:type="simple" xlink:show="embed" xlink:actuate="onLoad"/><svg:desc>formula</svg:desc></draw:frame></text:span></text:span></text:p>
      <text:list xml:id="list82725237669556" text:continue-list="list82726842953500" text:style-name="Heading_20_Note">
        <text:list-item>
          <text:p text:style-name="P73">Poznámka</text:p>
        </text:list-item>
      </text:list>
      <text:p text:style-name="P21">To write function names with primes, as is normal in school notation, you must first add the symbols to the catalog. See the <text:span text:style-name="LOEmphasis">Math Guide</text:span> for more information.</text:p>
      <text:h text:style-name="P81" text:outline-level="2"><text:bookmark-start text:name="__RefHeading__39056_314314075"/><text:soft-page-break/>Markup language characters as normal characters<text:bookmark-end text:name="__RefHeading__39056_314314075"/></text:h>
      <text:p text:style-name="P10">Characters that are used as controls in markup language cannot be entered directly as normal characters. These characters are: %, {, }, &amp;, |, _, ^ and ". For example, you cannot write <text:span text:style-name="LOComputerCode">2% = 0.02</text:span> in markup language and expect the same characters to appear in the formula. To overcome this limitation, use one of the following methods:</text:p>
      <text:list xml:id="list82725922687219" text:continue-list="list82724896404562" text:style-name="List_20_1">
        <text:list-item>
          <text:p text:style-name="P114">Use double quotes either side of the character to mark that character as text, for example <text:span text:style-name="LOComputerCode">2"%"= 0.02</text:span> will appear in the formula as<text:span text:style-name="LOComputerCode"><text:span text:style-name="T69"><draw:frame draw:style-name="fr14" draw:name="Object44" text:anchor-type="as-char" svg:width="0.7547in" svg:height="0.1839in" draw:z-index="60"><draw:object xlink:href="./Object 44" xlink:type="simple" xlink:show="embed" xlink:actuate="onLoad"/><draw:image xlink:href="./ObjectReplacements/Object 44" xlink:type="simple" xlink:show="embed" xlink:actuate="onLoad"/><svg:desc>formula</svg:desc></draw:frame></text:span></text:span>. However, this method cannot be used for the double-quote character itself, see “<text:bookmark-ref text:reference-format="text" text:ref-name="__RefHeading__39058_314314075">Text in formulas</text:bookmark-ref>” below.</text:p>
        </text:list-item>
        <text:list-item>
          <text:p text:style-name="P115">Add the character to the Math Catalog, for example the double quote character.</text:p>
        </text:list-item>
        <text:list-item>
          <text:p text:style-name="P114">Use commands, for example <text:span text:style-name="LOComputerCode">lbrace</text:span> and <text:span text:style-name="LOComputerCode">rbrace</text:span> give literal braces<text:span text:style-name="T219"><draw:frame draw:style-name="fr14" draw:name="Object45" text:anchor-type="as-char" svg:width="0.2091in" svg:height="0.189in" draw:z-index="61"><draw:object xlink:href="./Object 45" xlink:type="simple" xlink:show="embed" xlink:actuate="onLoad"/><draw:image xlink:href="./ObjectReplacements/Object 45" xlink:type="simple" xlink:show="embed" xlink:actuate="onLoad"/><svg:desc>formula</svg:desc></draw:frame></text:span>.</text:p>
        </text:list-item>
      </text:list>
      <text:list xml:id="list82726385915738" text:continue-list="list82725237669556" text:style-name="Heading_20_Note">
        <text:list-item>
          <text:p text:style-name="P95">Poznámka</text:p>
        </text:list-item>
      </text:list>
      <text:p text:style-name="P21">The Special Characters dialog used by other LibreOffice modules is not available in Math. If you regularly require special characters in Math, the characters should be added to the catalog of Math symbols. <text:span text:style-name="LOEmphasis">See the Math Guide</text:span> for more information.</text:p>
      <text:h text:style-name="P81" text:outline-level="2"><text:bookmark-start text:name="__RefHeading__39058_314314075"/>Text in formulas<text:bookmark-end text:name="__RefHeading__39058_314314075"/></text:h>
      <text:p text:style-name="P11">To include text in a formula, you have to enclose it in double-quotes, for example <text:span text:style-name="LOComputerCode">x " for " x &gt;= 0</text:span> in markup language will create the formula<text:span text:style-name="LOComputerCode"><text:span text:style-name="T387"><draw:frame draw:style-name="fr14" draw:name="Object46" text:anchor-type="as-char" svg:width="0.798in" svg:height="0.1839in" draw:z-index="62"><draw:object xlink:href="./Object 46" xlink:type="simple" xlink:show="embed" xlink:actuate="onLoad"/><draw:image xlink:href="./ObjectReplacements/Object 46" xlink:type="simple" xlink:show="embed" xlink:actuate="onLoad"/><svg:desc>formula</svg:desc></draw:frame></text:span></text:span>. All characters, except double quotes, can be used in text. However, if you require double quotes in the formula text, then you have to create the text with double quotes in LibreOffice Writer, then copy and paste the text into the Formula Editor as shown in Figure <text:sequence-ref text:reference-format="value" text:ref-name="refFigure4">5</text:sequence-ref>.</text:p>
      <text:p text:style-name="P10">The font used for text in a formula will be the default font that has been set in the Fonts dialog. For more information on how to change fonts used for in formulas, see “<text:bookmark-ref text:reference-format="text" text:ref-name="__RefHeading__58797_1954213482">Changing formula appearance</text:bookmark-ref>” on page <text:bookmark-ref text:reference-format="page" text:ref-name="__RefHeading__58797_1954213482">18</text:bookmark-ref>.</text:p>
      <text:p text:style-name="P10">By default, text alignment is left-justified in formulas. To change text alignment, see “<text:bookmark-ref text:reference-format="text" text:ref-name="__RefHeading__18199_270489466">Adjusting formula alignment</text:bookmark-ref>” on page <text:bookmark-ref text:reference-format="page" text:ref-name="__RefHeading__18199_270489466">21</text:bookmark-ref>.</text:p>
      <text:p text:style-name="P10">Formatting commands are not interpreted within text used in formulas. If you want to use formatting commands within formula text, then you must break up the text using double quotes in the Formula Editor.</text:p>
      <text:p text:style-name="P56"><draw:frame draw:style-name="fr1" draw:name="Frame14" text:anchor-type="as-char" svg:width="4.7244in" draw:z-index="63"><draw:text-box fo:min-height="2.1654in"><text:p text:style-name="Frame_20_contents"><draw:frame draw:style-name="fr11" draw:name="Image24" text:anchor-type="as-char" svg:width="4.7244in" svg:height="2.4283in" draw:z-index="64"><draw:image xlink:href="Pictures/100000000000021500000112DA02E9454AC03FC7.png" xlink:type="simple" xlink:show="embed" xlink:actuate="onLoad"/></draw:frame></text:p><text:p text:style-name="Caption">Figure <text:sequence text:ref-name="refFigure4" text:name="Figure" text:formula="ooow:Figure+1" style:num-format="1">5</text:sequence>: Example of double quotes in formula text</text:p></draw:text-box></draw:frame></text:p>
      <text:p text:style-name="P49"><text:soft-page-break/>Příklad</text:p>
      <text:p text:style-name="P63">Enter the following in the Formula Editor:</text:p>
      <text:p text:style-name="P30"><text:span text:style-name="LOComputerCode">"In " color blue bold "isosceles" "triangles, the base angles are equal"</text:span></text:p>
      <text:p text:style-name="P30">creates the following text in a formula<text:span text:style-name="LOComputerCode"><text:span text:style-name="T24"><draw:frame draw:style-name="fr14" draw:name="Object47" text:anchor-type="as-char" svg:width="3.2126in" svg:height="0.1839in" draw:z-index="65"><draw:object xlink:href="./Object 47" xlink:type="simple" xlink:show="embed" xlink:actuate="onLoad"/><draw:image xlink:href="./ObjectReplacements/Object 47" xlink:type="simple" xlink:show="embed" xlink:actuate="onLoad"/><svg:desc>formula</svg:desc></draw:frame></text:span></text:span></text:p>
      <text:h text:style-name="P81" text:outline-level="2"><text:bookmark-start text:name="__RefHeading__10683_2028479666"/>Aligning formulas using equals sign<text:bookmark-end text:name="__RefHeading__10683_2028479666"/></text:h>
      <text:p text:style-name="P10">LibreOffice Math does not have a command for aligning formulas on a particular character. However, you can use a matrix to align formulas on a character and this character is normally the equals sign (=).</text:p>
      <text:p text:style-name="P50">Příklad</text:p>
      <text:p text:style-name="P30">Creating the matrix:</text:p>
      <text:p text:style-name="P30"><text:span text:style-name="LOComputerCode"><text:span text:style-name="T484">matrix{ alignr x+y # {}={} # alignl 2 ## alignr x <text:s text:c="2"/># {}={} # alignl 2-y }</text:span></text:span></text:p>
      <text:p text:style-name="P30">gives the following result, where formulas are aligned on the equals sign<text:span text:style-name="T222"><draw:frame draw:style-name="fr14" draw:name="Object48" text:anchor-type="as-char" svg:width="1.1638in" svg:height="0.3972in" draw:z-index="66"><draw:object xlink:href="./Object 48" xlink:type="simple" xlink:show="embed" xlink:actuate="onLoad"/><draw:image xlink:href="./ObjectReplacements/Object 48" xlink:type="simple" xlink:show="embed" xlink:actuate="onLoad"/><svg:desc>formula</svg:desc></draw:frame></text:span></text:p>
      <text:list xml:id="list82725950815933" text:continue-numbering="true" text:style-name="Heading_20_Note">
        <text:list-item>
          <text:p text:style-name="P95">Poznámka</text:p>
        </text:list-item>
      </text:list>
      <text:p text:style-name="P72">The empty braces each side of the equals sign are necessary because the equals sign is a binary operator and requires an expression on each side. You can use spaces, or ` or ~ characters each side of the equals sign, but braces are recommended as they are easier to see within the markup language.</text:p>
      <text:p text:style-name="P10">You can reduce the spacing on each side of the equals sign if you change the inter-column spacing of the matrix. See “<text:bookmark-ref text:reference-format="text" text:ref-name="__RefHeading__40349_314314075">Adjusting formula spacing</text:bookmark-ref>” on page <text:bookmark-ref text:reference-format="page" text:ref-name="__RefHeading__40349_314314075">20</text:bookmark-ref> for information on how to adjust adjust formula spacing.</text:p>
      <text:h text:style-name="P75" text:outline-level="1"><text:bookmark-start text:name="__RefHeading__58797_1954213482"/>Changing formula appearance<text:bookmark-end text:name="__RefHeading__58797_1954213482"/></text:h>
      <text:h text:style-name="P81" text:outline-level="2"><text:bookmark-start text:name="__RefHeading__18197_270489466"/>Formula font size<text:bookmark-end text:name="__RefHeading__18197_270489466"/></text:h>
      <text:h text:style-name="P107" text:outline-level="3"><text:bookmark-start text:name="__RefHeading__59075_1675482542"/>Current formula font size<text:bookmark-end text:name="__RefHeading__59075_1675482542"/></text:h>
      <text:p text:style-name="P10">To change the font size used for a formula already inserted in Math or another LibreOffice module:</text:p>
      <text:list xml:id="list82725592991495" text:continue-list="list82726953216423" text:style-name="Numbering_20_1">
        <text:list-item text:start-value="1">
          <text:p text:style-name="P101">Click in the markup language in the Formula Editor.</text:p>
        </text:list-item>
        <text:list-item>
          <text:p text:style-name="P103">Go to <text:span text:style-name="LOStrongEmphasis">Format &gt; Font size</text:span> on the menu bar to open the Font Sizes dialog (Figure <text:sequence-ref text:reference-format="value" text:ref-name="refFigure5">6</text:sequence-ref>).</text:p>
        </text:list-item>
        <text:list-item>
          <text:p text:style-name="P101">Select a <text:alphabetical-index-mark text:string-value="font size" text:key1="editor vzorců"/>different font size using the <text:span text:style-name="LOEmphasis">Base size</text:span> spinner or type a new font size in the <text:span text:style-name="LOEmphasis">Base Size</text:span> box.</text:p>
        </text:list-item>
        <text:list-item>
          <text:p text:style-name="P101">Click <text:span text:style-name="LOStrongEmphasis">OK</text:span> to save your changes and close the dialog. An example result when you change font size is shown below.</text:p>
        </text:list-item>
      </text:list>
      <text:p text:style-name="P69">Příklad</text:p>
      <text:p text:style-name="P30">Default font size 12pt:<text:span text:style-name="T411"><draw:frame draw:style-name="fr14" draw:name="Object49" text:anchor-type="as-char" svg:width="1.0256in" svg:height="0.1839in" draw:z-index="85"><draw:object xlink:href="./Object 49" xlink:type="simple" xlink:show="embed" xlink:actuate="onLoad"/><draw:image xlink:href="./ObjectReplacements/Object 49" xlink:type="simple" xlink:show="embed" xlink:actuate="onLoad"/><svg:desc>formula</svg:desc></draw:frame></text:span></text:p>
      <text:p text:style-name="P30">After font size change to 18pt:<text:span text:style-name="T411"><draw:frame draw:style-name="fr14" draw:name="Object50" text:anchor-type="as-char" svg:width="1.498in" svg:height="0.2764in" draw:z-index="86"><draw:object xlink:href="./Object 50" xlink:type="simple" xlink:show="embed" xlink:actuate="onLoad"/><draw:image xlink:href="./ObjectReplacements/Object 50" xlink:type="simple" xlink:show="embed" xlink:actuate="onLoad"/><svg:desc>formula</svg:desc></draw:frame></text:span></text:p>
      <text:p text:style-name="P57"><text:soft-page-break/><draw:frame draw:style-name="fr4" draw:name="Frame28" text:anchor-type="as-char" svg:y="-2.3728in" svg:width="2.3626in" draw:z-index="87"><draw:text-box fo:min-height="2.4728in"><text:p text:style-name="Frame_20_contents"><draw:frame draw:style-name="fr10" draw:name="Image25" text:anchor-type="as-char" svg:width="2.3626in" svg:height="2.1689in" draw:z-index="88"><draw:image xlink:href="Pictures/10000000000001250000010DA3A421688BA03AC7.png" xlink:type="simple" xlink:show="embed" xlink:actuate="onLoad"/></draw:frame></text:p><text:p text:style-name="Caption">Figure <text:sequence text:ref-name="refFigure5" text:name="Figure" text:formula="ooow:Figure+1" style:num-format="1">6</text:sequence>: Font Sizes dialog</text:p></draw:text-box></draw:frame></text:p>
      <text:h text:style-name="P107" text:outline-level="3"><text:bookmark-start text:name="__RefHeading__59077_1675482542"/>Default formula font size<text:bookmark-end text:name="__RefHeading__59077_1675482542"/></text:h>
      <text:p text:style-name="P10">To change the default font size used for all formulas in Math or another LibreOffice module:</text:p>
      <text:list xml:id="list82726958566926" text:continue-list="list82725592991495" text:style-name="Numbering_20_1">
        <text:list-item text:start-value="1">
          <text:p text:style-name="Numbering_20_1">Before inserting any formulas into a document, go to <text:span text:style-name="LOStrongEmphasis">Format &gt; Font size</text:span> on the menu bar to open the Font Sizes dialog (Figure <text:sequence-ref text:reference-format="value" text:ref-name="refFigure5">6</text:sequence-ref>).</text:p>
        </text:list-item>
        <text:list-item>
          <text:p text:style-name="Numbering_20_1">Select a <text:alphabetical-index-mark text:string-value="font size" text:key1="editor vzorců"/>different font size using the Base size spinner or type a new font size in the <text:span text:style-name="LOEmphasis">Base Size</text:span> box.</text:p>
        </text:list-item>
        <text:list-item>
          <text:p text:style-name="Numbering_20_1">Click <text:span text:style-name="LOStrongEmphasis">Default</text:span> and confirm your changes to the base size font. Any formulas created from this point on will use the new base size font for formulas.</text:p>
        </text:list-item>
        <text:list-item>
          <text:p text:style-name="Numbering_20_1">Click <text:span text:style-name="LOStrongEmphasis">OK</text:span> to save your changes and close the Font Sizes dialog.</text:p>
        </text:list-item>
      </text:list>
      <text:list xml:id="list82726900858171" text:continue-list="list82725950815933" text:style-name="Heading_20_Note">
        <text:list-item>
          <text:p text:style-name="P95">Poznámka</text:p>
        </text:list-item>
      </text:list>
      <text:p text:style-name="P21">If you have already inserted formulas into a document and you change the default font size, only formulas inserted after the change in default font size will use the new default settings. You have to individually change the font size of formulas already inserted if you want these formulas to use the same font size as the default settings. For more information on changing the font size, see the <text:span text:style-name="LOEmphasis">Math Guide</text:span>.</text:p>
      <text:h text:style-name="P81" text:outline-level="2"><text:bookmark-start text:name="__RefHeading__17201_270489466"/>Formula fonts<text:bookmark-end text:name="__RefHeading__17201_270489466"/></text:h>
      <text:h text:style-name="P107" text:outline-level="3"><text:bookmark-start text:name="__RefHeading__17261_1314189033"/>Current formula fonts<text:bookmark-end text:name="__RefHeading__17261_1314189033"/></text:h>
      <text:p text:style-name="P10">To change the fonts used for the current formula in Math or another LibreOffice module:</text:p>
      <text:list xml:id="list82725119997787" text:continue-list="list82726958566926" text:style-name="Numbering_20_1">
        <text:list-item text:start-value="1">
          <text:p text:style-name="Numbering_20_1">Click in the markup language in the Formula Editor.</text:p>
        </text:list-item>
        <text:list-item>
          <text:p text:style-name="Numbering_20_1">Go to <text:span text:style-name="LOStrongEmphasis">Format &gt; Fonts</text:span> on the menu bar to open the Fonts dialog (Figure <text:sequence-ref text:reference-format="value" text:ref-name="refFigure6">7</text:sequence-ref>).</text:p>
        </text:list-item>
        <text:list-item>
          <text:p text:style-name="Numbering_20_1">Select a new font for each the various options from the drop-down lists.</text:p>
        </text:list-item>
        <text:list-item>
          <text:p text:style-name="Numbering_20_1">If the font you want to use does not appear in the drop-down list, click <text:span text:style-name="LOStrongEmphasis">Modify</text:span> and select the option from the context menu to open a fonts dialog. Select the font you want to use and click <text:span text:style-name="LOStrongEmphasis">OK</text:span> to add it to the drop-down list for that option.</text:p>
        </text:list-item>
        <text:list-item>
          <text:p text:style-name="Numbering_20_1">Click <text:span text:style-name="LOStrongEmphasis">OK</text:span> to save your changes and close the Fonts dialog.</text:p>
        </text:list-item>
      </text:list>
      <text:p text:style-name="P54"><text:soft-page-break/><draw:frame draw:style-name="fr1" draw:name="Frame11" text:anchor-type="as-char" svg:width="3.1492in" draw:z-index="89"><draw:text-box fo:min-height="2.6929in"><text:p text:style-name="Frame_20_contents"><draw:frame draw:style-name="fr12" draw:name="Image26" text:anchor-type="as-char" svg:width="3.1492in" svg:height="2.4028in" draw:z-index="90"><draw:image xlink:href="Pictures/10000000000001A600000142F3D425707531A747.png" xlink:type="simple" xlink:show="embed" xlink:actuate="onLoad"/></draw:frame></text:p><text:p text:style-name="Caption">Figure <text:sequence text:ref-name="refFigure6" text:name="Figure" text:formula="ooow:Figure+1" style:num-format="1">7</text:sequence>: Fonts dialog</text:p></draw:text-box></draw:frame></text:p>
      <text:h text:style-name="P107" text:outline-level="3"><text:bookmark-start text:name="__RefHeading__17263_1314189033"/>Default formula fonts<text:bookmark-end text:name="__RefHeading__17263_1314189033"/></text:h>
      <text:p text:style-name="P10">To change the default fonts used for all formulas in Math or another LibreOffice module:</text:p>
      <text:list xml:id="list82725685725487" text:continue-list="list82725119997787" text:style-name="Numbering_20_1">
        <text:list-item text:start-value="1">
          <text:p text:style-name="Numbering_20_1">Before inserting any formulas into a document, go to <text:span text:style-name="LOStrongEmphasis">Format &gt; Fonts</text:span> on the menu bar to open the Fonts dialog (Figure <text:sequence-ref text:reference-format="value" text:ref-name="refFigure6">7</text:sequence-ref>).</text:p>
        </text:list-item>
        <text:list-item>
          <text:p text:style-name="Numbering_20_1">Select a new font where required for each of the various options from the drop-down lists.</text:p>
        </text:list-item>
        <text:list-item>
          <text:p text:style-name="Numbering_20_1">If the font you want to use does not appear in the drop-down list, click <text:span text:style-name="LOStrongEmphasis">Modify</text:span> and select the option from the context menu to open a fonts dialog. Select the font you want to use and click <text:span text:style-name="LOStrongEmphasis">OK</text:span> to add it to the drop-down list for that option.</text:p>
        </text:list-item>
        <text:list-item>
          <text:p text:style-name="Numbering_20_1">Click <text:span text:style-name="LOStrongEmphasis">Default</text:span> and confirm your changes to the fonts. Any formulas created from this point on will use the new fonts for formulas.</text:p>
        </text:list-item>
        <text:list-item>
          <text:p text:style-name="Numbering_20_1">Click <text:span text:style-name="LOStrongEmphasis">OK</text:span> to save your changes and close the Fonts dialog.</text:p>
        </text:list-item>
      </text:list>
      <text:list xml:id="list82726294678089" text:continue-list="list82726900858171" text:style-name="Heading_20_Note">
        <text:list-item>
          <text:p text:style-name="P95">Poznámka</text:p>
        </text:list-item>
      </text:list>
      <text:p text:style-name="P21">If you have already inserted formulas into a document and you change the default fonts, only formulas inserted after the change in default fonts will use the new default settings. You have to individually change the font of formulas already inserted if you want these formulas to use the same font as the default settings. For more information on changing the font, see the <text:span text:style-name="LOEmphasis">Math Guide</text:span>.</text:p>
      <text:h text:style-name="P81" text:outline-level="2"><text:bookmark-start text:name="__RefHeading__40349_314314075"/>Adjusting formula spacing<text:bookmark-end text:name="__RefHeading__40349_314314075"/></text:h>
      <text:p text:style-name="P11">Use the Spacing dialog (Figure <text:sequence-ref text:reference-format="value" text:ref-name="refFigure7">8</text:sequence-ref>) to determine the spacing between formula elements. The spacing is specified as a percentage in relation to the defined base size for fonts.</text:p>
      <text:h text:style-name="P107" text:outline-level="3"><text:bookmark-start text:name="__RefHeading__18171_105502877"/>Current formula spacing<text:bookmark-end text:name="__RefHeading__18171_105502877"/></text:h>
      <text:p text:style-name="P10">To change the spacing used for the current formula in Math or another LibreOffice module:</text:p>
      <text:list xml:id="list82725843272168" text:continue-list="list82725685725487" text:style-name="Numbering_20_1">
        <text:list-item text:start-value="1">
          <text:p text:style-name="Numbering_20_1">Click in the markup language in the Formula Editor.</text:p>
        </text:list-item>
        <text:list-item>
          <text:p text:style-name="Numbering_20_1">Go to <text:span text:style-name="LOMenuPath">Format &gt; Spacing</text:span> on the menu bar to open the Spacing dialog (Figure <text:sequence-ref text:reference-format="value" text:ref-name="refFigure7">8</text:sequence-ref>).</text:p>
        </text:list-item>
        <text:list-item>
          <text:p text:style-name="Numbering_20_1">Click <text:span text:style-name="LOStrongEmphasis">Category</text:span> and select one of the options from the drop-down list. The options in the Spacing dialog change according to the category selected.</text:p>
        </text:list-item>
        <text:list-item>
          <text:p text:style-name="Numbering_20_1">Enter new values for the spacing category and click <text:span text:style-name="LOStrongEmphasis">OK</text:span>.</text:p>
        </text:list-item>
        <text:list-item>
          <text:p text:style-name="Numbering_20_1">Check the result in your formula. If it is not to your satisfaction, repeat the above steps.</text:p>
        </text:list-item>
      </text:list>
      <text:p text:style-name="P52"><text:soft-page-break/><draw:frame draw:style-name="fr1" draw:name="Frame5" text:anchor-type="as-char" svg:width="3.9366in" draw:z-index="91"><draw:text-box fo:min-height="2.1311in"><text:p text:style-name="Frame_20_contents"><draw:frame draw:style-name="fr10" draw:name="Image27" text:anchor-type="as-char" svg:width="3.9366in" svg:height="1.8339in" draw:z-index="92"><draw:image xlink:href="Pictures/10000000000001F4000000E9E98B5E973C666037.png" xlink:type="simple" xlink:show="embed" xlink:actuate="onLoad"/></draw:frame></text:p><text:p text:style-name="Caption">Figure <text:sequence text:ref-name="refFigure7" text:name="Figure" text:formula="ooow:Figure+1" style:num-format="1">8</text:sequence>: Spacing dialog</text:p></draw:text-box></draw:frame></text:p>
      <text:h text:style-name="P107" text:outline-level="3"><text:bookmark-start text:name="__RefHeading__18173_105502877"/>Default formula spacing<text:bookmark-end text:name="__RefHeading__18173_105502877"/></text:h>
      <text:p text:style-name="P10">To change the default spacing used for all formulas in Math or another LibreOffice module:</text:p>
      <text:list xml:id="list82726313227319" text:continue-list="list82725843272168" text:style-name="Numbering_20_1">
        <text:list-item text:start-value="1">
          <text:p text:style-name="Numbering_20_1">Before inserting any formulas into a document, go to <text:span text:style-name="LOStrongEmphasis">Format &gt; Spacing</text:span> on the menu bar to open the Spacing dialog (Figure <text:sequence-ref text:reference-format="value" text:ref-name="refFigure7">8</text:sequence-ref>).</text:p>
        </text:list-item>
        <text:list-item>
          <text:p text:style-name="Numbering_20_1">Click <text:span text:style-name="LOStrongEmphasis">Category</text:span> and select one of the options from the drop-down list. The options in the Spacing dialog change according to the category selected.</text:p>
        </text:list-item>
        <text:list-item>
          <text:p text:style-name="Numbering_20_1">Click <text:span text:style-name="LOStrongEmphasis">Default</text:span> and confirm your changes to the formula spacing. Any formulas created from this point on will use the new spacing for formulas.</text:p>
        </text:list-item>
        <text:list-item>
          <text:p text:style-name="Numbering_20_1">Click <text:span text:style-name="LOStrongEmphasis">OK</text:span> to save your changes and close the Spacing dialog.</text:p>
        </text:list-item>
      </text:list>
      <text:list xml:id="list82725886776472" text:continue-list="list82726294678089" text:style-name="Heading_20_Note">
        <text:list-item>
          <text:p text:style-name="P95">Poznámka</text:p>
        </text:list-item>
      </text:list>
      <text:p text:style-name="P21">If you have already inserted formulas into a document and you change the spacing, only formulas inserted after the change in spacing will use the new default settings. You have to individually change the spacing of formulas already inserted if you want these formulas to use the same spacing as the default settings. For more information on changing the formula spacing, see the <text:span text:style-name="LOEmphasis">Math Guide</text:span>.</text:p>
      <text:h text:style-name="P81" text:outline-level="2"><text:bookmark-start text:name="__RefHeading__18199_270489466"/>Adjusting formula alignment<text:bookmark-end text:name="__RefHeading__18199_270489466"/></text:h>
      <text:p text:style-name="P15">The alignment settings determine how formula elements located above one another are aligned horizontally relative to each other.</text:p>
      <text:list xml:id="list82726713907868" text:continue-numbering="true" text:style-name="Heading_20_Note">
        <text:list-item>
          <text:p text:style-name="P95">Poznámka</text:p>
        </text:list-item>
      </text:list>
      <text:p text:style-name="P21">It is not possible to align formulas on a particular character and formula alignment (using the method described below) does not apply to text elements, which are always aligned left.</text:p>
      <text:p text:style-name="P21">Independent of using formula alignment given below, it is possible to align formulas using the commands <text:span text:style-name="LOComputerCode">alignl</text:span>, <text:span text:style-name="LOComputerCode">alignc</text:span> and <text:span text:style-name="LOComputerCode">alignr</text:span>. These commands also work for text elements.</text:p>
      <text:h text:style-name="P107" text:outline-level="3"><text:bookmark-start text:name="__RefHeading__58805_1954213482"/>Current formula alignment<text:bookmark-end text:name="__RefHeading__58805_1954213482"/></text:h>
      <text:p text:style-name="P10">To change the alignment used for the current formula in Math or another LibreOffice module:</text:p>
      <text:list xml:id="list82727045651946" text:continue-list="list82726313227319" text:style-name="Numbering_20_1">
        <text:list-item text:start-value="1">
          <text:p text:style-name="Numbering_20_1">Click in the markup language in the Formula Editor.</text:p>
        </text:list-item>
        <text:list-item>
          <text:p text:style-name="Numbering_20_1">Go to <text:span text:style-name="LOStrongEmphasis">Format &gt; Alignment</text:span> on the menu bar to open the Alignment dialog (Figure <text:sequence-ref text:reference-format="value" text:ref-name="refFigure8">9</text:sequence-ref>).</text:p>
        </text:list-item>
        <text:list-item>
          <text:p text:style-name="Numbering_20_1"><text:soft-page-break/>Select either <text:span text:style-name="LOEmphasis">Left</text:span>, <text:span text:style-name="LOEmphasis">Centered</text:span>, or <text:span text:style-name="LOEmphasis">Right</text:span> for horizontal alignment.</text:p>
        </text:list-item>
        <text:list-item>
          <text:p text:style-name="Numbering_20_1">Click <text:span text:style-name="LOStrongEmphasis">OK</text:span> and check the result in your formula. If it is not to your satisfaction, repeat the above steps.</text:p>
        </text:list-item>
      </text:list>
      <text:p text:style-name="P52"><draw:frame draw:style-name="fr1" draw:name="Frame13" text:anchor-type="as-char" svg:width="1.9689in" draw:z-index="48"><draw:text-box fo:min-height="1.5161in"><text:p text:style-name="Frame_20_contents"><draw:frame draw:style-name="fr10" draw:name="Image28" text:anchor-type="as-char" svg:width="1.9689in" svg:height="1.6701in" draw:z-index="49"><draw:image xlink:href="Pictures/10000000000000E7000000C455D90F72F996A878.png" xlink:type="simple" xlink:show="embed" xlink:actuate="onLoad"/></draw:frame></text:p><text:p text:style-name="Caption">Figure <text:sequence text:ref-name="refFigure8" text:name="Figure" text:formula="ooow:Figure+1" style:num-format="1">9</text:sequence>: Alignment dialog</text:p></draw:text-box></draw:frame></text:p>
      <text:h text:style-name="P107" text:outline-level="3"><text:bookmark-start text:name="__RefHeading__18179_105502877"/>Default formula alignment<text:bookmark-end text:name="__RefHeading__18179_105502877"/></text:h>
      <text:p text:style-name="P10">To change the default alignment used for all formulas in Math or another LibreOffice module:</text:p>
      <text:list xml:id="list82726493126290" text:continue-list="list82727045651946" text:style-name="Numbering_20_1">
        <text:list-item text:start-value="1">
          <text:p text:style-name="Numbering_20_1">Before inserting any formulas into a document, go to <text:span text:style-name="LOStrongEmphasis">Format &gt; Alignment</text:span> on the menu bar to open the Alignment dialog (Figure <text:sequence-ref text:reference-format="value" text:ref-name="refFigure8">9</text:sequence-ref>).</text:p>
        </text:list-item>
        <text:list-item>
          <text:p text:style-name="Numbering_20_1">Select either <text:span text:style-name="LOEmphasis">Left</text:span>, <text:span text:style-name="LOEmphasis">Centered</text:span>, or <text:span text:style-name="LOEmphasis">Right</text:span> for horizontal alignment.</text:p>
        </text:list-item>
        <text:list-item>
          <text:p text:style-name="Numbering_20_1">Click <text:span text:style-name="LOStrongEmphasis">Default</text:span> and confirm your changes to the formula alignment. Any formulas created from this point on will use the new alignment for formulas.</text:p>
        </text:list-item>
        <text:list-item>
          <text:p text:style-name="Numbering_20_1">Click <text:span text:style-name="LOStrongEmphasis">OK</text:span> and check the result in your formula. If it is not to your satisfaction, repeat the above steps.</text:p>
        </text:list-item>
      </text:list>
      <text:list xml:id="list82726015809599" text:continue-list="list82726713907868" text:style-name="Heading_20_Note">
        <text:list-item>
          <text:p text:style-name="P95">Poznámka</text:p>
        </text:list-item>
      </text:list>
      <text:p text:style-name="P21">If you have already inserted formulas into your document and you change the formula alignment, only formulas inserted after the change in alignment will use the new default settings. You have to individually change the alignment of formulas already inserted if you want these formulas to use the same alignment as the default settings.</text:p>
      <text:h text:style-name="P81" text:outline-level="2"><text:bookmark-start text:name="__RefHeading__58807_1954213482"/>Changing formula color<text:bookmark-end text:name="__RefHeading__58807_1954213482"/></text:h>
      <text:h text:style-name="P107" text:outline-level="3"><text:bookmark-start text:name="__RefHeading__58809_1954213482"/>Character color<text:bookmark-end text:name="__RefHeading__58809_1954213482"/></text:h>
      <text:p text:style-name="P10">To change the color of the characters used in a formula, use the command color in the markup language. This command only works on the formula element immediately after the color name. For example, entering the markup language <text:span text:style-name="LOComputerCode">color red ABC 5 times 4</text:span><text:span text:style-name="T242"> gives the result <text:s/></text:span><text:span text:style-name="T242"><draw:frame draw:style-name="fr14" draw:name="Object51" text:anchor-type="as-char" svg:width="0.7547in" svg:height="0.1839in" draw:z-index="50"><draw:object xlink:href="./Object 51" xlink:type="simple" xlink:show="embed" xlink:actuate="onLoad"/><draw:image xlink:href="./ObjectReplacements/Object 51" xlink:type="simple" xlink:show="embed" xlink:actuate="onLoad"/><svg:desc>formula</svg:desc></draw:frame></text:span>.</text:p>
      <text:p text:style-name="P10">To change the color of the whole formula, you have to enclose the whole formula within brackets. For example, entering the markup language <text:span text:style-name="LOComputerCode">color red {ABC 5 times 4}</text:span> gives the result<text:span text:style-name="LOComputerCode"><text:span text:style-name="T15"><draw:frame draw:style-name="fr14" draw:name="Object52" text:anchor-type="as-char" svg:width="0.7563in" svg:height="0.1846in" draw:z-index="44"><draw:object xlink:href="./Object 52" xlink:type="simple" xlink:show="embed" xlink:actuate="onLoad"/><draw:image xlink:href="./ObjectReplacements/Object 52" xlink:type="simple" xlink:show="embed" xlink:actuate="onLoad"/><svg:desc>formula</svg:desc></draw:frame></text:span></text:span>.</text:p>
      <text:p text:style-name="P10">For information on the colors available in Math, see the <text:span text:style-name="LOEmphasis">Math Guide</text:span>.</text:p>
      <text:list xml:id="list82725368379365" text:continue-list="list82726308767060" text:style-name="Heading_20_Tip">
        <text:list-item>
          <text:p text:style-name="P100">Tip</text:p>
        </text:list-item>
      </text:list>
      <text:p text:style-name="P26">For ease of use, the Elements window includes the category <text:span text:style-name="LOEmphasis">Attributes</text:span>, which lists standard colors. Click on the required color to insert the command into your formula.</text:p>
      <text:h text:style-name="P109" text:outline-level="3"><text:bookmark-start text:name="__RefHeading__58811_1954213482"/><text:soft-page-break/>Background color<text:bookmark-end text:name="__RefHeading__58811_1954213482"/></text:h>
      <text:p text:style-name="P10">It is not possible to select a background color for formulas in LibreOffice Math. The background color for a formula is by default the same color as the document or frame that the formula has been inserted into. However, in <text:span text:style-name="LOEmphasis">LibreOffice documents</text:span>, you can use object properties to change the background color for a formula. For more information on using a background color (area fill for objects) with a formula, please refer to the user guides for <text:span text:style-name="LOEmphasis">Writer</text:span>, <text:span text:style-name="LOEmphasis">Calc</text:span>, <text:span text:style-name="LOEmphasis">Draw</text:span>, and <text:span text:style-name="LOEmphasis">Impress</text:span>.</text:p>
      <text:h text:style-name="P81" text:outline-level="2"><text:bookmark-start text:name="__RefHeading__60605_1954213482"/>Formula library<text:bookmark-end text:name="__RefHeading__60605_1954213482"/></text:h>
      <text:p text:style-name="P10">If you regularly insert the same formulas into your documents, you can create a formula library using formulas that you have created using the Formula Editor. Individual formulas can be saved as separate files using the ODF format for formulas with the file suffix of .odf, or in MathML format with the file suffix of .mml.</text:p>
      <text:p text:style-name="P16">You can use LibreOffice Math, Writer, Calc, Draw, or Impress to create formulas and build up your formula library.</text:p>
      <text:h text:style-name="P107" text:outline-level="3"><text:bookmark-start text:name="__RefHeading__20863_356159161"/>Using Math<text:bookmark-end text:name="__RefHeading__20863_356159161"/></text:h>
      <text:list xml:id="list82726758066609" text:continue-list="list82726493126290" text:style-name="Numbering_20_1">
        <text:list-item text:start-value="1">
          <text:p text:style-name="P101">Create a folder on your computer to contain your formulas. Give the folder a memorable name, for example Formula Library.</text:p>
        </text:list-item>
        <text:list-item>
          <text:p text:style-name="P101">In LibreOffice, go to <text:span text:style-name="LOStrongEmphasis">File &gt; New &gt; Formula</text:span> on the menu bar, or click on <text:span text:style-name="LOStrongEmphasis">Math Formula</text:span> in the opening splash screen to open LibreOffice Math and create your formula using the Formula Editor. See “<text:bookmark-ref text:reference-format="text" text:ref-name="__RefHeading__36324_314314075">Formulas as separate documents or files</text:bookmark-ref>” on page <text:bookmark-ref text:reference-format="page" text:ref-name="__RefHeading__36324_314314075">6</text:bookmark-ref> for more information.</text:p>
        </text:list-item>
        <text:list-item>
          <text:p text:style-name="P101">Go to <text:span text:style-name="LOStrongEmphasis">File &gt; Save As</text:span> on the menu bar or use the keyboard shortcut <text:span text:style-name="LOKeystroke">Ctrl+Shift+S</text:span> to open a Save As dialog.</text:p>
        </text:list-item>
        <text:list-item>
          <text:p text:style-name="P101">Navigate to the folder you have created for your formula library.</text:p>
        </text:list-item>
        <text:list-item>
          <text:p text:style-name="P101">Type a memorable name for your formula in the <text:span text:style-name="LOStrongEmphasis">File name</text:span> text box.</text:p>
        </text:list-item>
        <text:list-item>
          <text:p text:style-name="P101">Select from the drop-down list for <text:span text:style-name="LOStrongEmphasis">File type</text:span> either <text:span text:style-name="LOEmphasis">ODF Formula (.odf)</text:span> or <text:span text:style-name="LOEmphasis">MathML 1.01 (.mml)</text:span> as the file type for your formula.</text:p>
        </text:list-item>
        <text:list-item>
          <text:p text:style-name="P101">Click <text:span text:style-name="LOStrongEmphasis">Save</text:span> to save the formula and close the Save As dialog.</text:p>
        </text:list-item>
      </text:list>
      <text:h text:style-name="P107" text:outline-level="3"><text:bookmark-start text:name="__RefHeading__20865_356159161"/>Using Writer, Calc, Draw, or Impress<text:bookmark-end text:name="__RefHeading__20865_356159161"/></text:h>
      <text:list xml:id="list82726545777636" text:continue-list="list82726758066609" text:style-name="Numbering_20_1">
        <text:list-item text:start-value="1">
          <text:p text:style-name="P101">Create a folder on your computer to contain your formulas. Give the folder a memorable name, for example Formula Library.</text:p>
        </text:list-item>
        <text:list-item>
          <text:p text:style-name="P101">Open a document using Writer, Calc, Draw, or Impress.</text:p>
        </text:list-item>
        <text:list-item>
          <text:p text:style-name="P101">Go to <text:span text:style-name="LOStrongEmphasis">Insert &gt; Object &gt; Formula</text:span> on the menu bar to open the Formula Editor and create your formula. See “<text:bookmark-ref text:reference-format="text" text:ref-name="__RefHeading__21560_1954213482">Formulas in LibreOffice documents</text:bookmark-ref>” on page <text:bookmark-ref text:reference-format="page" text:ref-name="__RefHeading__21560_1954213482">7</text:bookmark-ref> for more information.</text:p>
        </text:list-item>
        <text:list-item>
          <text:p text:style-name="P101">Right-click on the formula object and select <text:span text:style-name="LOStrongEmphasis">Save Copy as</text:span> from the context menu to open a Save As dialog.</text:p>
        </text:list-item>
        <text:list-item>
          <text:p text:style-name="P101">Navigate to the folder you have created for your formula library.</text:p>
        </text:list-item>
        <text:list-item>
          <text:p text:style-name="P104">Type a memorable name for your formula in the <text:span text:style-name="LOStrongEmphasis">File name</text:span> text box.</text:p>
        </text:list-item>
        <text:list-item>
          <text:p text:style-name="P104">Select from the drop-down list for <text:span text:style-name="LOStrongEmphasis">File type</text:span> either <text:span text:style-name="LOEmphasis">ODF Formula (.odf)</text:span> or <text:span text:style-name="LOEmphasis">MathML 1.01 (.mml)</text:span> as the file type for your formula.</text:p>
        </text:list-item>
        <text:list-item>
          <text:p text:style-name="P104">Click <text:span text:style-name="LOStrongEmphasis">Save</text:span> to save the formula and close the Save As dialog.</text:p>
        </text:list-item>
      </text:list>
      <text:h text:style-name="P107" text:outline-level="3"><text:bookmark-start text:name="__RefHeading__20867_356159161"/><text:soft-page-break/>Using your formula library<text:bookmark-end text:name="__RefHeading__20867_356159161"/></text:h>
      <text:p text:style-name="P10">You cannot insert a formula from your library into a document by dragging and dropping using the mouse, nor by using <text:span text:style-name="LOStrongEmphasis">Insert &gt; File</text:span> on the menu bar. You must insert a formula from your library into your document as an OLE object.</text:p>
      <text:list xml:id="list82726308712767" text:continue-list="list82726545777636" text:style-name="Numbering_20_1">
        <text:list-item text:start-value="1">
          <text:p text:style-name="P101">Open the document in Writer, Calc, Draw, or Impress.</text:p>
        </text:list-item>
        <text:list-item>
          <text:p text:style-name="P101">Go to <text:span text:style-name="LOStrongEmphasis">Insert &gt; Object &gt; OLE Object</text:span> on the menu bar to open the Insert OLE Object dialog.</text:p>
        </text:list-item>
        <text:list-item>
          <text:p text:style-name="P101">Select the option <text:span text:style-name="LOStrongEmphasis">Create from file</text:span>.</text:p>
        </text:list-item>
        <text:list-item>
          <text:p text:style-name="P101">Click <text:span text:style-name="LOStrongEmphasis">Search</text:span> to open a file browser dialog.</text:p>
        </text:list-item>
        <text:list-item>
          <text:p text:style-name="P101">Navigate to the folder you have created for your formula library.</text:p>
        </text:list-item>
        <text:list-item>
          <text:p text:style-name="P101">Select the formula you want to insert and click <text:span text:style-name="LOStrongEmphasis">Open</text:span>, or double-click on the formula you want to insert.</text:p>
        </text:list-item>
        <text:list-item>
          <text:p text:style-name="P101">Click <text:span text:style-name="LOStrongEmphasis">OK</text:span> to insert the formula as an OLE object in the document and close the OLE Object dialog.</text:p>
        </text:list-item>
      </text:list>
      <text:h text:style-name="P80" text:outline-level="1"><text:bookmark-start text:name="__RefHeading__60607_1954213482"/>Formulas in Writer<text:bookmark-end text:name="__RefHeading__60607_1954213482"/></text:h>
      <text:p text:style-name="P10">When a formula is inserted into a document, LibreOffice Writer inserts the formula into a frame and treats the formula as an OLE object. Double-clicking on an inserted formula will open the Formula Editor in LibreOffice Math, where you can edit the formula. </text:p>
      <text:p text:style-name="P10">This section explains what options you can change for each individual formula within a Writer document. Please refer to the chapters on styles in the <text:span text:style-name="LOEmphasis">Writer Guide</text:span> for information on how to change the default settings for frame styles for OLE objects.</text:p>
      <text:h text:style-name="P89" text:outline-level="2"><text:bookmark-start text:name="__RefHeading__60609_1954213482"/><text:alphabetical-index-mark text:string-value="číslování vzorců"/><text:alphabetical-index-mark text:string-value="číslování" text:key1="rovnice"/>Automatic formula numbering<text:bookmark-end text:name="__RefHeading__60609_1954213482"/></text:h>
      <text:p text:style-name="P10">Automatic numbering of formulas for cross-reference purposes can only be carried out in LibreOffice Writer.</text:p>
      <text:h text:style-name="P111" text:outline-level="3"><text:bookmark-start text:name="__RefHeading__22019_555494442"/>Číslování<text:bookmark-end text:name="__RefHeading__22019_555494442"/></text:h>
      <text:list xml:id="list82726793982537" text:continue-list="list82726308712767" text:style-name="Numbering_20_1">
        <text:list-item text:start-value="1">
          <text:p text:style-name="P101">Start a new line in your document.</text:p>
        </text:list-item>
        <text:list-item>
          <text:p text:style-name="P101">Type <text:span text:style-name="LOKeystroke">fn</text:span> (mnemonic for <text:span text:style-name="LOStrongEmphasis">f</text:span><text:span text:style-name="LOKeystroke">ormula </text:span><text:span text:style-name="LOStrongEmphasis">n</text:span><text:span text:style-name="LOKeystroke">umbered</text:span>) and then press the <text:span text:style-name="LOKeystroke">F3</text:span> key. A two-column table with no borders is inserted into the document with the left column containing a sample formula and the right column containing a reference number, as shown below.</text:p>
        </text:list-item>
      </text:list>
      <table:table table:name="Table28" table:style-name="Table28">
        <table:table-column table:style-name="Table28.A"/>
        <table:table-column table:style-name="Table28.B"/>
        <table:table-header-rows>
          <table:table-row>
            <table:table-cell office:value-type="string">
              <text:p text:style-name="P32"><draw:frame draw:style-name="fr14" draw:name="Object53" text:anchor-type="as-char" svg:width="0.7547in" svg:height="0.1839in" draw:z-index="71"><draw:object xlink:href="./Object 53" xlink:type="simple" xlink:show="embed" xlink:actuate="onLoad"/><draw:image xlink:href="./ObjectReplacements/Object 53" xlink:type="simple" xlink:show="embed" xlink:actuate="onLoad"/><svg:desc>vzorec</svg:desc></draw:frame></text:p>
            </table:table-cell>
            <table:table-cell table:style-name="Table28.B1" office:value-type="string">
              <text:p text:style-name="P41">(<text:sequence text:ref-name="refText0" text:name="Text" text:formula="ooow:Text+1" style:num-format="1">1</text:sequence>)</text:p>
            </table:table-cell>
          </table:table-row>
        </table:table-header-rows>
      </table:table>
      <text:list xml:id="list82726355041829" text:continue-numbering="true" text:style-name="Numbering_20_1">
        <text:list-item>
          <text:p text:style-name="P101">Delete the sample formula and insert your formula as an object in the left column. See “<text:bookmark-ref text:reference-format="text" text:ref-name="__RefHeading__21562_1954213482">Creating formulas</text:bookmark-ref>” on page <text:bookmark-ref text:reference-format="page" text:ref-name="__RefHeading__21562_1954213482">8</text:bookmark-ref> for more information on inserting formulas.</text:p>
        </text:list-item>
      </text:list>
      <text:p text:style-name="Text_20_body">Alternatively, you can first insert your formula into the document, then carry out Steps 1 and 2 above, replacing the sample formula with your formula.</text:p>
      <text:list xml:id="list82727057503960" text:continue-list="list82726015809599" text:style-name="Heading_20_Note">
        <text:list-item>
          <text:p text:style-name="P96">Poznámka</text:p>
        </text:list-item>
      </text:list>
      <text:p text:style-name="P27">If you want to use square parentheses instead of round ones around the formula number, or if you want the formula number to be separated from the formula by tabs instead of using a table, then you need to modify the AutoText entry for <text:span text:style-name="LOEmphasis">fn</text:span>. Refer to the section on AutoText in Chapter 4, Getting Started with Writer.</text:p>
      <text:h text:style-name="P110" text:outline-level="3"><text:bookmark-start text:name="__RefHeading__22021_555494442"/><text:soft-page-break/>Cross-referencing<text:bookmark-end text:name="__RefHeading__22021_555494442"/></text:h>
      <text:list xml:id="list82726361213826" text:continue-list="list82726355041829" text:style-name="Numbering_20_1">
        <text:list-item text:start-value="1">
          <text:p text:style-name="Numbering_20_1">Click in the document where you want the cross-reference to appear.</text:p>
        </text:list-item>
        <text:list-item>
          <text:p text:style-name="Numbering_20_1">Go to <text:span text:style-name="LOStrongEmphasis">Insert &gt; Cross-reference</text:span> on the menu bar to open the Fields dialog (Figure <text:sequence-ref text:reference-format="value" text:ref-name="refFigure9">10</text:sequence-ref>).</text:p>
        </text:list-item>
        <text:list-item>
          <text:p text:style-name="Numbering_20_1">Click on the <text:span text:style-name="LOStrongEmphasis">Cross-references</text:span> tab, then select <text:span text:style-name="LOEmphasis">Text</text:span> in the <text:span text:style-name="LOStrongEmphasis">Type</text:span> section.</text:p>
        </text:list-item>
        <text:list-item>
          <text:p text:style-name="Numbering_20_1">In the <text:span text:style-name="LOStrongEmphasis">Selection</text:span> section, select the formula number you want to refer to.</text:p>
        </text:list-item>
        <text:list-item>
          <text:p text:style-name="Numbering_20_1">In the <text:span text:style-name="LOStrongEmphasis">Insert reference to</text:span> section, select <text:span text:style-name="LOEmphasis">Reference</text:span> and click <text:span text:style-name="LOStrongEmphasis">Insert</text:span>.</text:p>
        </text:list-item>
        <text:list-item>
          <text:p text:style-name="Numbering_20_1">When you have finished creating cross-references, click <text:span text:style-name="LOStrongEmphasis">Close</text:span> to close the Fields dialog.</text:p>
        </text:list-item>
      </text:list>
      <text:list xml:id="list82725388536086" text:continue-list="list82725368379365" text:style-name="Heading_20_Tip">
        <text:list-item>
          <text:p text:style-name="Heading_20_Tip">Tip</text:p>
        </text:list-item>
      </text:list>
      <text:p text:style-name="P28">To insert the cross-reference number without parentheses, select <text:span text:style-name="LOEmphasis">Numbering</text:span> instead of <text:span text:style-name="LOEmphasis">Reference</text:span> in the <text:span text:style-name="LOStrongEmphasis">Insert</text:span> reference to section.</text:p>
      <text:p text:style-name="P55"><draw:frame draw:style-name="fr2" draw:name="Frame30" text:anchor-type="as-char" svg:width="4.7244in" draw:z-index="72"><draw:text-box fo:min-height="4.2209in"><text:p text:style-name="Frame_20_contents"><draw:frame draw:style-name="fr10" draw:name="Image2" text:anchor-type="as-char" svg:width="4.7244in" svg:height="3.9618in" draw:z-index="73"><draw:image xlink:href="Pictures/10000000000002AA0000023CFEC71C2D0E13795C.png" xlink:type="simple" xlink:show="embed" xlink:actuate="onLoad"/></draw:frame></text:p><text:p text:style-name="Caption">Figure <text:sequence text:ref-name="refFigure9" text:name="Figure" text:formula="ooow:Figure+1" style:num-format="1">10</text:sequence>: Fields dialog – Cross-references page</text:p></draw:text-box></draw:frame></text:p>
      <text:h text:style-name="P90" text:outline-level="2"><text:bookmark-start text:name="__RefHeading__60611_1954213482"/>Anchoring formulas<text:bookmark-end text:name="__RefHeading__60611_1954213482"/></text:h>
      <text:p text:style-name="P10">A formula is treated as an object within Writer and its default anchoring is <text:span text:style-name="LOStrongEmphasis">As character</text:span> within a paragraph when it is inserted into a document. To change the anchoring of a formula object:</text:p>
      <text:list xml:id="list82725139911369" text:continue-list="list82726361213826" text:style-name="Numbering_20_1">
        <text:list-item text:start-value="1">
          <text:p text:style-name="P101">Right-click on the selected formula object and select <text:span text:style-name="LOStrongEmphasis">Anchor</text:span> from the context menu.</text:p>
        </text:list-item>
        <text:list-item>
          <text:p text:style-name="P101">Select a new anchoring option from the context sub-menu. The anchoring positions available are <text:span text:style-name="LOStrongEmphasis">To page</text:span>, <text:span text:style-name="LOStrongEmphasis">To paragraph</text:span>, <text:span text:style-name="LOStrongEmphasis">To character</text:span>, or <text:span text:style-name="LOStrongEmphasis">As character</text:span>.</text:p>
        </text:list-item>
      </text:list>
      <text:p text:style-name="P67">Alternatively,</text:p>
      <text:list xml:id="list82726100295508" text:continue-list="list82725139911369" text:style-name="Numbering_20_1">
        <text:list-item text:start-value="1">
          <text:p text:style-name="Numbering_20_1">Right-click on the selected formula object and select <text:span text:style-name="LOStrongEmphasis">Object</text:span> from the context menu, or go to <text:span text:style-name="LOStrongEmphasis">Format &gt; Frame/Object</text:span> on the menu bar to open the Object dialog (Figure <text:sequence-ref text:reference-format="value" text:ref-name="refFigure10">11</text:sequence-ref>).</text:p>
        </text:list-item>
        <text:list-item>
          <text:p text:style-name="P101">Make sure the <text:span text:style-name="LOStrongEmphasis">Type</text:span> page is selected and select a new anchoring position from the <text:span text:style-name="LOEmphasis">Anchor</text:span> section.</text:p>
        </text:list-item>
        <text:list-item>
          <text:p text:style-name="P101">Click <text:span text:style-name="LOStrongEmphasis">OK</text:span> to save your changes and close the Object dialog.</text:p>
        </text:list-item>
      </text:list>
      <text:p text:style-name="P52"><text:soft-page-break/><draw:frame draw:style-name="fr5" draw:name="Frame12" text:anchor-type="as-char" svg:width="6.2992in" draw:z-index="74"><draw:text-box fo:min-height="0.1965in"><text:p text:style-name="Frame_20_contents"><draw:frame draw:style-name="fr10" draw:name="Image33" text:anchor-type="as-char" svg:width="6.2992in" svg:height="4.0744in" draw:z-index="75"><draw:image xlink:href="Pictures/100000000000034900000220929BC5CB171FC354.png" xlink:type="simple" xlink:show="embed" xlink:actuate="onLoad"/></draw:frame></text:p><text:p text:style-name="Caption">Figure <text:sequence text:ref-name="refFigure10" text:name="Figure" text:formula="ooow:Figure+1" style:num-format="1">11</text:sequence>: Object dialog – Type page with Anchor options</text:p></draw:text-box></draw:frame></text:p>
      <text:list xml:id="list82725026081473" text:continue-list="list82727057503960" text:style-name="Heading_20_Note">
        <text:list-item>
          <text:p text:style-name="P97">Poznámka</text:p>
        </text:list-item>
      </text:list>
      <text:p text:style-name="P24">The anchoring options are not available in the Object dialog when you are making changes to the various options available for frame styles. For more information on how to modify frame styles, please refer to the chapters on styles in the <text:span text:style-name="LOEmphasis">Writer Guide</text:span>.</text:p>
      <text:h text:style-name="P81" text:outline-level="2"><text:bookmark-start text:name="__RefHeading__60613_1954213482"/>Vertical alignment<text:bookmark-end text:name="__RefHeading__60613_1954213482"/></text:h>
      <text:p text:style-name="P10">The normal default setting for vertical alignment for formula objects is to use the text base line as a reference. This default setting can be changed by modifying the formula frame style. See the chapters on styles in the <text:span text:style-name="LOEmphasis">Writer Guide</text:span> for more information.</text:p>
      <text:p text:style-name="P62">To change the vertical alignment position of an individual formula object:</text:p>
      <text:list xml:id="list82726532012482" text:continue-list="list82726100295508" text:style-name="Numbering_20_1">
        <text:list-item text:start-value="1">
          <text:p text:style-name="Numbering_20_1">Right-click on the selected formula object and select <text:span text:style-name="LOStrongEmphasis">Object</text:span> from the context menu, or go to <text:span text:style-name="LOStrongEmphasis">Format &gt; Frame/Object</text:span> to open the Object dialog (Figure <text:sequence-ref text:reference-format="value" text:ref-name="refFigure10">11</text:sequence-ref>).</text:p>
        </text:list-item>
        <text:list-item>
          <text:p text:style-name="P101">Make sure the <text:span text:style-name="LOStrongEmphasis">Type</text:span> page is selected and select a new alignment position from the drop-down list in the <text:span text:style-name="LOEmphasis">Position</text:span> section. The vertical alignment options available are <text:span text:style-name="LOStrongEmphasis">Top</text:span>, <text:span text:style-name="LOStrongEmphasis">Bottom</text:span>, <text:span text:style-name="LOStrongEmphasis">Center</text:span> or <text:span text:style-name="LOStrongEmphasis">From bottom</text:span>.</text:p>
        </text:list-item>
        <text:list-item>
          <text:p text:style-name="P101">If necessary, type in the text box a plus or minus value for vertical alignment. This option is only available if <text:span text:style-name="LOStrongEmphasis">From bottom</text:span> vertical alignment has been selected.</text:p>
        </text:list-item>
        <text:list-item>
          <text:p text:style-name="P101">Select the type of text alignment from the drop-down list in the <text:span text:style-name="LOEmphasis">Position</text:span> section. The text alignment options available are <text:span text:style-name="LOStrongEmphasis">Base line</text:span>, <text:span text:style-name="LOStrongEmphasis">Character</text:span> and <text:span text:style-name="LOStrongEmphasis">Row</text:span>.</text:p>
        </text:list-item>
        <text:list-item>
          <text:p text:style-name="P101">Click <text:span text:style-name="LOStrongEmphasis">OK</text:span> to save your changes and close the Object dialog.</text:p>
        </text:list-item>
      </text:list>
      <text:p text:style-name="P51"><text:soft-page-break/><draw:frame draw:style-name="fr5" draw:name="Frame15" text:anchor-type="as-char" svg:width="6.2992in" draw:z-index="76"><draw:text-box fo:min-height="0.1965in"><text:p text:style-name="Frame_20_contents"><draw:frame draw:style-name="fr10" draw:name="Image34" text:anchor-type="as-char" svg:width="6.2992in" svg:height="4.0744in" draw:z-index="77"><draw:image xlink:href="Pictures/1000000000000349000002207675ACBE986C02D5.png" xlink:type="simple" xlink:show="embed" xlink:actuate="onLoad"/></draw:frame></text:p><text:p text:style-name="Caption">Figure <text:sequence text:ref-name="refFigure11" text:name="Figure" text:formula="ooow:Figure+1" style:num-format="1">12</text:sequence>: Object dialog – Wrap page</text:p></draw:text-box></draw:frame></text:p>
      <text:list xml:id="list82725268857974" text:continue-list="list82725026081473" text:style-name="Heading_20_Note">
        <text:list-item>
          <text:p text:style-name="P98">Poznámka</text:p>
        </text:list-item>
      </text:list>
      <text:p text:style-name="P22">If the <text:span text:style-name="LOEmphasis">Position</text:span> section in the Object dialog is grayed out and not available, then go to <text:span text:style-name="LOStrongEmphasis">Tools &gt; Options &gt; LibreOffice Writer &gt; Formatting Aids</text:span> and uncheck the option <text:span text:style-name="LOEmphasis">Math baseline alignment</text:span>. Toto nastavení se uloží spolu s dokumentem a vztahuje se na všechny vzorce, které se v něm nacházejí. Any new documents created will also use this setting for <text:span text:style-name="LOEmphasis">Math baseline alignment</text:span>.</text:p>
      <text:h text:style-name="P81" text:outline-level="2"><text:bookmark-start text:name="__RefHeading__60615_1954213482"/>Object spacing<text:bookmark-end text:name="__RefHeading__60615_1954213482"/></text:h>
      <text:p text:style-name="P10">A formula object, when inserted into a Writer document, has spacing on each side. The default value used for spacing is set within the frame style for formula objects and can be changed by modifying the formula frame style, see the chapters on styles in the <text:span text:style-name="LOEmphasis">Writer Guide</text:span> for more information.</text:p>
      <text:p text:style-name="P62">You can individually adjust the spacing for each formula object within a document as follows:</text:p>
      <text:list xml:id="list82725559426818" text:continue-list="list82726532012482" text:style-name="Numbering_20_1">
        <text:list-item text:start-value="1">
          <text:p text:style-name="P101">Create the formula in your Writer document.</text:p>
        </text:list-item>
        <text:list-item>
          <text:p text:style-name="P101">Right-click on the selected formula object and select <text:span text:style-name="LOStrongEmphasis">Object</text:span> from the context menu, or go to <text:span text:style-name="LOStrongEmphasis">Format &gt; Frame/Object</text:span> on the menu bar to open the Object dialog.</text:p>
        </text:list-item>
        <text:list-item>
          <text:p text:style-name="Numbering_20_1">Click on the <text:span text:style-name="LOStrongEmphasis">Wrap</text:span> tab to open the Wrap page in the Object dialog (Figure <text:sequence-ref text:reference-format="value" text:ref-name="refFigure11">12</text:sequence-ref>).</text:p>
        </text:list-item>
        <text:list-item>
          <text:p text:style-name="Numbering_20_1">In the <text:span text:style-name="LOStrongEmphasis">Spacing</text:span> section, enter the spacing value for <text:span text:style-name="LOEmphasis">Left</text:span>, <text:span text:style-name="LOEmphasis">Right</text:span>, <text:span text:style-name="LOEmphasis">Top</text:span> and <text:span text:style-name="LOEmphasis">Bottom</text:span> spacing.</text:p>
        </text:list-item>
        <text:list-item>
          <text:p text:style-name="Numbering_20_1">Click <text:span text:style-name="LOStrongEmphasis">OK</text:span> to save your changes and close the Object dialog.</text:p>
        </text:list-item>
      </text:list>
      <text:h text:style-name="P81" text:outline-level="2"><text:bookmark-start text:name="__RefHeading__60617_1954213482"/><text:soft-page-break/>Textový režim<text:bookmark-end text:name="__RefHeading__60617_1954213482"/></text:h>
      <text:p text:style-name="P10">In large formulas placed within a line of text, the formula elements can often be higher than the text height. Therefore, to make large formulas easier to read, it is recommended to always insert them into a separate paragraph of their own.</text:p>
      <text:p text:style-name="P10">However, if it is necessary to place a large formula within a line of text, double-click on the formula to open the Formula Editor and then go to <text:span text:style-name="LOStrongEmphasis">Format &gt; Text Mode</text:span> on the menu bar. The Formula Editor will try to shrink the formula to fit the text height. The numerators and denominators of fractions are shrunk, and the limits of integrals and sums are placed beside the integral/sum sign, as shown in the following example.</text:p>
      <text:p text:style-name="P50">Příklad</text:p>
      <text:p text:style-name="P30">Vzorec v samostatném odstavci:</text:p>
      <text:p text:style-name="P31"><draw:frame draw:style-name="fr14" draw:name="Object54" text:anchor-type="as-char" svg:width="0.4016in" svg:height="0.4484in" draw:z-index="78"><draw:object xlink:href="./Object 54" xlink:type="simple" xlink:show="embed" xlink:actuate="onLoad"/><draw:image xlink:href="./ObjectReplacements/Object 54" xlink:type="simple" xlink:show="embed" xlink:actuate="onLoad"/><svg:desc>vzorec</svg:desc></draw:frame></text:p>
      <text:p text:style-name="P30">and the same formula embedded into a line of text using text mode format: <text:span text:style-name="T162"><draw:frame draw:style-name="fr14" draw:name="Object55" text:anchor-type="as-char" svg:width="0.5047in" svg:height="0.2209in" draw:z-index="79"><draw:object xlink:href="./Object 55" xlink:type="simple" xlink:show="embed" xlink:actuate="onLoad"/><draw:image xlink:href="./ObjectReplacements/Object 55" xlink:type="simple" xlink:show="embed" xlink:actuate="onLoad"/><svg:desc>formula</svg:desc></draw:frame></text:span></text:p>
      <text:h text:style-name="P81" text:outline-level="2"><text:bookmark-start text:name="__RefHeading__60619_1954213482"/>Background and borders<text:bookmark-end text:name="__RefHeading__60619_1954213482"/></text:h>
      <text:p text:style-name="P10">The default setting for background (area fill) and borders for formula objects is set by the formula frame style. To change this default setting for formula frame style, refer to the chapters on styles in the <text:span text:style-name="LOEmphasis">Writer Guide</text:span>. However, for individual formulas in a document, you can change the background and borders.</text:p>
      <text:list xml:id="list82726771728952" text:continue-list="list82725268857974" text:style-name="Heading_20_Note">
        <text:list-item>
          <text:p text:style-name="P98">Poznámka</text:p>
        </text:list-item>
      </text:list>
      <text:p text:style-name="P22">The size of the frame that a formula is placed in when inserted into a document cannot be changed. The frame size for a formula object depends on the setting of the formula font size; see the <text:span text:style-name="LOEmphasis">Math Guide</text:span> for more information.</text:p>
      <text:h text:style-name="P107" text:outline-level="3"><text:bookmark-start text:name="__RefHeading__43959_666340315"/>Backgrounds<text:bookmark-end text:name="__RefHeading__43959_666340315"/></text:h>
      <text:list xml:id="list82725166974467" text:continue-list="list82725559426818" text:style-name="Numbering_20_1">
        <text:list-item text:start-value="1">
          <text:p text:style-name="P101">In the document, select the formula where you wish to change the background.</text:p>
        </text:list-item>
        <text:list-item>
          <text:p text:style-name="P101">Right-click on the formula and select <text:span text:style-name="LOStrongEmphasis">Object</text:span> from the context menu, or go to <text:span text:style-name="LOStrongEmphasis">Format &gt; Frame/Object</text:span> on the menu bar to open the object dialog.</text:p>
        </text:list-item>
        <text:list-item>
          <text:p text:style-name="Numbering_20_1">Click on the <text:span text:style-name="LOStrongEmphasis">Area</text:span> tab and select the type of fill you want to use for the formula from the <text:span text:style-name="LOEmphasis">Fill</text:span> drop-down list (Figure <text:sequence-ref text:reference-format="value" text:ref-name="refFigure12">13</text:sequence-ref>).</text:p>
        </text:list-item>
        <text:list-item>
          <text:p text:style-name="P101">Select the options you want to use for the formula background. The options change depending on the type of fill selected.</text:p>
        </text:list-item>
        <text:list-item>
          <text:p text:style-name="P101">Click <text:span text:style-name="LOStrongEmphasis">OK</text:span> to save your changes and close the Object dialog.</text:p>
        </text:list-item>
      </text:list>
      <text:p text:style-name="P57"><text:soft-page-break/><draw:frame draw:style-name="fr5" draw:name="Frame18" text:anchor-type="as-char" svg:width="6.2992in" draw:z-index="80"><draw:text-box fo:min-height="0.1965in"><text:p text:style-name="Frame_20_contents"><draw:frame draw:style-name="fr13" draw:name="Image36" text:anchor-type="as-char" svg:width="6.2992in" svg:height="2.8193in" draw:z-index="81"><draw:image xlink:href="Pictures/1000000000000348000001783250F78F8E09DBB2.png" xlink:type="simple" xlink:show="embed" xlink:actuate="onLoad"/></draw:frame></text:p><text:p text:style-name="Caption">Figure <text:sequence text:ref-name="refFigure12" text:name="Figure" text:formula="ooow:Figure+1" style:num-format="1">13</text:sequence>: Object dialog – Area page</text:p></draw:text-box></draw:frame></text:p>
      <text:h text:style-name="P107" text:outline-level="3"><text:bookmark-start text:name="__RefHeading__21214_1542381791"/>Borders<text:bookmark-end text:name="__RefHeading__21214_1542381791"/></text:h>
      <text:list xml:id="list82725737892344" text:continue-list="list82725166974467" text:style-name="Numbering_20_1">
        <text:list-item text:start-value="1">
          <text:p text:style-name="P101">In the document, select the formula where you want to change the borders.</text:p>
        </text:list-item>
        <text:list-item>
          <text:p text:style-name="P101">Right-click on the formula and select <text:span text:style-name="LOStrongEmphasis">Object</text:span> from the context menu, or go to <text:span text:style-name="LOStrongEmphasis">Format &gt; Frame/Object</text:span> on the menu bar to open the object dialog.</text:p>
        </text:list-item>
        <text:list-item>
          <text:p text:style-name="Numbering_20_1">Click on the <text:span text:style-name="LOStrongEmphasis">Borders</text:span> tab and select the options you want to use for the formula borders (Figure <text:sequence-ref text:reference-format="value" text:ref-name="refFigure13">14</text:sequence-ref>).</text:p>
        </text:list-item>
        <text:list-item>
          <text:p text:style-name="P101">Click <text:span text:style-name="LOStrongEmphasis">OK</text:span> to save your changes and close the Object dialog.</text:p>
        </text:list-item>
      </text:list>
      <text:p text:style-name="P57"><draw:frame draw:style-name="fr5" draw:name="Frame19" text:anchor-type="as-char" svg:width="6.2992in" draw:z-index="82"><draw:text-box fo:min-height="0.1965in"><text:p text:style-name="Frame_20_contents"><draw:frame draw:style-name="fr13" draw:name="Image37" text:anchor-type="as-char" svg:width="6.2992in" svg:height="3.0819in" draw:z-index="83"><draw:image xlink:href="Pictures/10000000000003460000019A186D4CDE92021525.png" xlink:type="simple" xlink:show="embed" xlink:actuate="onLoad"/></draw:frame></text:p><text:p text:style-name="Caption">Figure <text:sequence text:ref-name="refFigure13" text:name="Figure" text:formula="ooow:Figure+1" style:num-format="1">14</text:sequence>: Object dialog – Borders page</text:p></draw:text-box></draw:frame></text:p>
      <text:h text:style-name="P81" text:outline-level="2"><text:bookmark-start text:name="__RefHeading__60621_1954213482"/>Quick insertion of formulas<text:bookmark-end text:name="__RefHeading__60621_1954213482"/></text:h>
      <text:p text:style-name="P10">To quickly insert a formula into a Writer document without opening the Formula Editor, where you know the markup language for the formula:</text:p>
      <text:list xml:id="list82727123603667" text:continue-list="list82725737892344" text:style-name="Numbering_20_1">
        <text:list-item text:start-value="1">
          <text:p text:style-name="P101">Enter the formula markup language into the document at the position where you want the formula.</text:p>
        </text:list-item>
        <text:list-item>
          <text:p text:style-name="P101"><text:soft-page-break/>Select the markup language.</text:p>
        </text:list-item>
        <text:list-item>
          <text:p text:style-name="P101">Go to <text:span text:style-name="LOStrongEmphasis">Insert &gt; Object</text:span> on the menu bar and select <text:span text:style-name="LOStrongEmphasis">Formula</text:span>, or click on the <text:span text:style-name="LOStrongEmphasis">Formula</text:span> icon <text:span text:style-name="T446"><draw:frame draw:style-name="fr8" draw:name="Image35" text:anchor-type="as-char" svg:width="0.2492in" svg:height="0.1807in" draw:z-index="84"><draw:image xlink:href="Pictures/10000000000000120000000D1ACFF2A61F40BE64.png" xlink:type="simple" xlink:show="embed" xlink:actuate="onLoad"/></draw:frame></text:span> on the Standard toolbar to create a formula from the selected markup language.</text:p>
        </text:list-item>
      </text:list>
      <text:list xml:id="list82726077309639" text:continue-list="list82726771728952" text:style-name="Heading_20_Note">
        <text:list-item>
          <text:p text:style-name="P98">Poznámka</text:p>
        </text:list-item>
      </text:list>
      <text:p text:style-name="P22">If the <text:span text:style-name="LOStrongEmphasis">Formula</text:span> icon is not displayed on the Standard toolbar, then right-click in an empty area on the toolbar, select <text:span text:style-name="LOStrongEmphasis">Visible Buttons</text:span> from the context menu, then select <text:span text:style-name="LOStrongEmphasis">Formula</text:span> from the available options.</text:p>
      <text:h text:style-name="P77" text:outline-level="1"><text:bookmark-start text:name="__RefHeading__60623_1954213482"/>Formulas in Calc, Draw, and Impress<text:bookmark-end text:name="__RefHeading__60623_1954213482"/></text:h>
      <text:p text:style-name="P10">In Calc, Draw, and Impress, formulas are inserted as OLE objects without any background (area fill) or borders. See the <text:span text:style-name="LOEmphasis">Math Guide</text:span> for more information.</text:p>
      <text:p text:style-name="P10">Each formula object is inserted into a spreadsheet, drawing, or slide as follows:</text:p>
      <text:list xml:id="list82725472051109" text:continue-list="list82725922687219" text:style-name="List_20_1">
        <text:list-item>
          <text:p text:style-name="P115">In Calc, formulas are inserted into a selected cell in a spreadsheet with no style assigned to the formula object.</text:p>
        </text:list-item>
        <text:list-item>
          <text:p text:style-name="P115">In Draw and Impress, formulas are inserted into a central position on a drawing or slide and, by default, are assigned the drawing object style <text:span text:style-name="LOEmphasis">Object with no fill and no line</text:span>. For more information on how to modify or assign drawing object styles, see the <text:span text:style-name="LOEmphasis">Draw Guide</text:span> or the <text:span text:style-name="LOEmphasis">Impress Guide</text:span>.</text:p>
        </text:list-item>
      </text:list>
      <text:h text:style-name="P91" text:outline-level="2"><text:bookmark-start text:name="__RefHeading__105083_1944604369"/>Anchoring formulas<text:bookmark-end text:name="__RefHeading__105083_1944604369"/></text:h>
      <text:h text:style-name="P107" text:outline-level="3"><text:bookmark-start text:name="__RefHeading__22000_993642331"/>Calc<text:bookmark-end text:name="__RefHeading__22000_993642331"/></text:h>
      <text:p text:style-name="P10">A formula object can be anchored into a spreadsheet as <text:span text:style-name="LOStrongEmphasis">To Page</text:span> (default setting), or as <text:span text:style-name="LOStrongEmphasis">To Cell</text:span>. To change the anchoring type of formulas in a Calc spreadsheet:</text:p>
      <text:list xml:id="list82725562855919" text:continue-list="list82727123603667" text:style-name="Numbering_20_1">
        <text:list-item text:start-value="1">
          <text:p text:style-name="P101">Select the formula object in the spreadsheet.</text:p>
        </text:list-item>
        <text:list-item>
          <text:p text:style-name="P101">Right-click on the formula and select <text:span text:style-name="LOStrongEmphasis">Anchor &gt; To Page</text:span> or <text:span text:style-name="LOStrongEmphasis">To Cell</text:span> from the context menu</text:p>
        </text:list-item>
        <text:list-item>
          <text:p text:style-name="P101">Alternatively, go to <text:span text:style-name="LOStrongEmphasis">Format &gt; Anchor</text:span> on the menu bar and select <text:span text:style-name="LOStrongEmphasis">To Page</text:span> or <text:span text:style-name="LOStrongEmphasis">To Cell</text:span>.</text:p>
        </text:list-item>
      </text:list>
      <text:h text:style-name="P107" text:outline-level="3"><text:bookmark-start text:name="__RefHeading__22002_993642331"/>Draw and Impress<text:bookmark-end text:name="__RefHeading__22002_993642331"/></text:h>
      <text:p text:style-name="P10">When a formula is inserted into a drawing or slide, it is inserted as a floating OLE object and is not anchored to any particular position in a drawing or slide.</text:p>
      <text:h text:style-name="P81" text:outline-level="2"><text:bookmark-start text:name="__RefHeading__18213_270489466"/>Formula object properties<text:bookmark-end text:name="__RefHeading__18213_270489466"/></text:h>
      <text:p text:style-name="P10">Formula objects in Calc, Draw, and Impress can be modified just like any other object that has been placed in a spreadsheet, drawing, or presentation, with the exception of formula object size and changing the format of any text within a formula. For more information on how to change object properties, see the <text:span text:style-name="LOEmphasis">Calc Guide</text:span>, <text:span text:style-name="LOEmphasis">Draw Guide</text:span>, and <text:span text:style-name="LOEmphasis">Impress Guide</text:span>. For more information on formula object size and formatting formula text, see the <text:span text:style-name="LOEmphasis">Math Guide</text:span>.</text:p>
      <text:p text:style-name="P10">The following points will help you select which dialog to use if you want to change the properties of formula objects.</text:p>
      <text:list xml:id="list82727170357599" text:continue-list="list82725472051109" text:style-name="List_20_1">
        <text:list-item>
          <text:p text:style-name="P115">For formula backgrounds, use the various options in the pages of the Area dialog.</text:p>
        </text:list-item>
        <text:list-item>
          <text:p text:style-name="P115">For formula borders, use the various options in the Line dialog. Note that formula borders are separate from cell borders in a Calc spreadsheet.</text:p>
        </text:list-item>
        <text:list-item>
          <text:p text:style-name="P115"><text:soft-page-break/>To accurately re-position a formula object, use the various options in pages of the Position and Size dialog.</text:p>
        </text:list-item>
        <text:list-item>
          <text:p text:style-name="P115">In Draw and Impress, you can arrange, align, group, flip, convert, break, combine, and edit points of formula objects.</text:p>
        </text:list-item>
        <text:list-item>
          <text:p text:style-name="P115">You cannot change the text attributes of a formula object. The text used in a formula is set when you create the formula in the Formula Editor.</text:p>
        </text:list-item>
        <text:list-item>
          <text:p text:style-name="P115">Formula object size is set by the formula font size when the formula is created in the Formula Editor. The formula object size is protected in the Position and Size dialog, but this can be deselected if you so wish. However, this is not recommended, as resizing a formula object using the Position and Size dialog could lead to distortion of a formula making it difficult to read.</text:p>
        </text:list-item>
      </text:list>
      <text:h text:style-name="P81" text:outline-level="2"><text:bookmark-start text:name="__RefHeading__18217_270489466"/>Formulas in charts<text:bookmark-end text:name="__RefHeading__18217_270489466"/></text:h>
      <text:p text:style-name="P10">A chart in a Calc spreadsheet is itself an OLE object; therefore you cannot use the Formula Editor to create and insert a formula into a chart.</text:p>
      <text:p text:style-name="P10">To insert a formula into a chart, create the formula first using the Formula Editor and copy the formula to the clipboard. You then create the chart in Calc and paste the formula into the chart. The formula is automatically converted into the correct format for insertion into a chart.</text:p>
      <text:p text:style-name="P6">If you want to change the formula at a later date, then you must repeat the whole process of creating, copying, and past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DejaVu Sans1" svg:font-family="'DejaVu Sans'" style:font-adornments="Regular" style:font-family-generic="swiss"/>
    <style:font-face style:name="Liberation Sans5" svg:font-family="'Liberation Sans'" style:font-family-generic="swiss"/>
    <style:font-face style:name="Liberation Sans6" svg:font-family="'Liberation Sans'" style:font-adornments="Regular"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3" svg:font-family="'Liberation Mono'"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Mono2" svg:font-family="'Liberation Mono'" style:font-adornments="Regular" style:font-family-generic="swiss"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Standard" style:next-style-name="Text_20_Note" style:list-style-name="Heading_20_Note" style:master-page-name="">
      <style:paragraph-properties fo:margin-top="0.05in" fo:margin-bottom="0.05in" loext:contextual-spacing="false" style:page-number="auto" fo:keep-with-next="alway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style:paragraph-properties fo:margin-top="0.05in" fo:margin-bottom="0.05in" loext:contextual-spacing="false" style:page-number="auto" fo:keep-with-next="always"/>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style:paragraph-properties fo:margin-top="0.05in" fo:margin-bottom="0.05in" loext:contextual-spacing="false" style:page-number="auto" fo:keep-with-next="always"/>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style:paragraph-properties fo:margin-top="0.0799in" fo:margin-bottom="0.0799in" loext:contextual-spacing="false" fo:text-align="center" style:justify-single-word="false" style:page-number="auto"/>
      <style:text-properties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1" fo:font-family="'Liberation Mono'" style:font-family-generic="modern" style:font-pitch="fixed" fo:font-size="10pt" style:font-name-asian="Liberation Mono1" style:font-family-asian="'Liberation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ComputerCode" style:family="text">
      <style:text-properties style:font-name="Liberation Mono" fo:font-family="'Liberation Mono'" style:font-style-name="Regular" style:font-family-generic="modern" style:font-pitch="fixed" fo:font-size="11pt" officeooo:rsid="001f0121" style:font-size-asian="10.5p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draw:fill="none">
        <style:columns fo:column-count="1" fo:column-gap="0in"/>
      </style:graphic-propertie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Heading_20_Note" style:display-name="Heading Note">
      <text:list-level-style-image text:level="1"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2"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2"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3"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4"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5"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6"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7"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8"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9"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10"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000000000AA0000009D89E5228948E4137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2" xlink:href="Pictures/10000000000000AA0000009D89E5228948E4137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3" xlink:href="Pictures/10000000000000AA0000009D89E5228948E4137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4" xlink:href="Pictures/10000000000000AA0000009D89E5228948E4137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5" xlink:href="Pictures/10000000000000AA0000009D89E5228948E4137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6" xlink:href="Pictures/10000000000000AA0000009D89E5228948E4137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7" xlink:href="Pictures/10000000000000AA0000009D89E5228948E4137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8" xlink:href="Pictures/10000000000000AA0000009D89E5228948E4137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9" xlink:href="Pictures/10000000000000AA0000009D89E5228948E4137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10" xlink:href="Pictures/10000000000000AA0000009D89E5228948E4137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0a7e8e2"/>
    </style:style>
    <style:style style:name="MP2" style:family="paragraph" style:parent-style-name="Footer">
      <style:paragraph-properties fo:text-align="start" style:justify-single-word="false"/>
      <style:text-properties officeooo:paragraph-rsid="007aace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fo:font-size="10pt" style:font-size-asian="10pt" style:font-size-complex="10pt"/>
    </style:style>
    <style:style style:name="MT4" style:family="text">
      <style:text-properties fo:font-size="10pt" fo:font-style="italic" style:font-size-asian="10pt" style:font-style-asian="italic" style:font-size-complex="10pt" style:font-style-complex="italic"/>
    </style:style>
    <style:style style:name="MT5" style:family="text">
      <style:text-properties officeooo:rsid="0029a911"/>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1">Changing formula appearance</text:chapter> <text:span text:style-name="MT1">| </text:span><text:page-number text:select-page="current">19</text:page-number></text:p>
      </style:footer>
      <style:footer-left>
        <text:p text:style-name="MP1"><text:page-number text:select-page="current">20</text:page-number> <text:span text:style-name="MT2">| </text:span><text:span text:style-name="MT2"><text:title>Chapter 9  Getting Started with Math</text:title></text:span></text:p>
      </style:footer-left>
    </style:master-page>
    <style:master-page style:name="First_20_Page" style:display-name="First Page" style:page-layout-name="Mpm2" style:next-style-name="Standard"/>
    <style:master-page style:name="LOFrontMatter" style:page-layout-name="Mpm3">
      <style:footer>
        <text:p text:style-name="MP2"><text:span text:style-name="MT3">Dokumentace pro balík LibreOffice je dostupná na </text:span><text:a xlink:type="simple" xlink:href="http://www.libreoffice.org/get-help/documentation" text:style-name="Internet_20_link" text:visited-style-name="Visited_20_Internet_20_Link"><text:span text:style-name="Internet_20_link"><text:span text:style-name="MT4">http://cs.libreoffice.org/get-help/documentation</text:span></text:span></text:a></text:p>
      </style:footer>
      <style:footer-left>
        <text:p text:style-name="MP3"><text:span text:style-name="MT5"><text:page-number text:select-page="current">4</text:page-number></text:span><text:span text:style-name="MT5">| </text:span><text:title>Chapter 9  Getting Started with Math</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2T11:11:34.188151000</meta:creation-date>
    <meta:editing-duration>PT18H3M23S</meta:editing-duration>
    <meta:editing-cycles>74</meta:editing-cycles>
    <meta:generator>LibreOffice/5.1.1.3$Linux_X86_64 LibreOffice_project/89f508ef3ecebd2cfb8e1def0f0ba9a803b88a6d</meta:generator>
    <dc:title>Chapter 9  Getting Started with Math</dc:title>
    <meta:initial-creator>Jean Weber</meta:initial-creator>
    <dc:date>2016-07-27T08:27:24.667242892</dc:date>
    <dc:creator>Milos Sramek</dc:creator>
    <meta:document-statistic meta:table-count="7" meta:image-count="22" meta:object-count="57" meta:page-count="31" meta:paragraph-count="623" meta:word-count="9012" meta:character-count="51340" meta:non-whitespace-character-count="42913"/>
    <meta:template xlink:type="simple" xlink:actuate="onRequest" xlink:title="LO 5.0 Chapter Template" xlink:href="../../../../../../../Library/Application%20Support/LibreOffice/4/user/template/LO%205.0%20Chapter%20Template.ott" meta:date="2016-02-12T11:11:33.871474000"/>
  </office:meta>
</office:document-meta>
</file>

<file path=Object 1/content.xml><?xml version="1.0" encoding="utf-8"?>
<math xmlns="http://www.w3.org/1998/Math/MathML" display="block">
  <semantics>
    <mrow>
      <mrow>
        <mfrac>
          <mrow>
            <mi mathvariant="italic">df</mi>
            <mrow>
              <mo fence="true" stretchy="false">(</mo>
              <mrow>
                <mi>x</mi>
              </mrow>
              <mo fence="true" stretchy="false">)</mo>
            </mrow>
          </mrow>
          <mi mathvariant="italic">dx</mi>
        </mfrac>
        <mo stretchy="false">=</mo>
        <mi>ln</mi>
      </mrow>
      <mrow>
        <mrow>
          <mo fence="true" stretchy="false">(</mo>
          <mrow>
            <mi>x</mi>
          </mrow>
          <mo fence="true" stretchy="false">)</mo>
        </mrow>
        <mo stretchy="false">+</mo>
        <msup>
          <mi>tan</mi>
          <mrow>
            <mo stretchy="false">−</mo>
            <mn>1</mn>
          </mrow>
        </msup>
      </mrow>
      <mrow>
        <mo fence="true" stretchy="false">(</mo>
        <mrow>
          <msup>
            <mi>x</mi>
            <mn>2</mn>
          </msup>
        </mrow>
        <mo fence="true" stretchy="false">)</mo>
      </mrow>
    </mrow>
    <annotation encoding="StarMath 5.0">{df(x)} over {dx} = ln(x) + tan^{-1}(x^2)</annotation>
  </semantics>
</math>
</file>

<file path=Object 10/content.xml><?xml version="1.0" encoding="utf-8"?>
<math xmlns="http://www.w3.org/1998/Math/MathML" display="block">
  <semantics>
    <mrow>
      <mo stretchy="false">∑</mo>
      <msub>
        <mi>a</mi>
        <mi>n</mi>
      </msub>
    </mrow>
    <annotation encoding="StarMath 5.0">sum a_n</annotation>
  </semantics>
</math>
</file>

<file path=Object 11/content.xml><?xml version="1.0" encoding="utf-8"?>
<math xmlns="http://www.w3.org/1998/Math/MathML" display="block">
  <semantics>
    <mrow>
      <mi>a</mi>
      <mo stretchy="false">≤</mo>
      <mi>b</mi>
    </mrow>
    <annotation encoding="StarMath 5.0">a &lt;= b</annotation>
  </semantics>
</math>
</file>

<file path=Object 12/content.xml><?xml version="1.0" encoding="utf-8"?>
<math xmlns="http://www.w3.org/1998/Math/MathML" display="block">
  <semantics>
    <mi mathvariant="normal">∞</mi>
    <annotation encoding="StarMath 5.0">infinity</annotation>
  </semantics>
</math>
</file>

<file path=Object 13/content.xml><?xml version="1.0" encoding="utf-8"?>
<math xmlns="http://www.w3.org/1998/Math/MathML" display="block">
  <semantics>
    <mrow>
      <mi>a</mi>
      <mo stretchy="false">×</mo>
      <mi>b</mi>
    </mrow>
    <annotation encoding="StarMath 5.0">a times b</annotation>
  </semantics>
</math>
</file>

<file path=Object 14/content.xml><?xml version="1.0" encoding="utf-8"?>
<math xmlns="http://www.w3.org/1998/Math/MathML" display="block">
  <semantics>
    <mrow>
      <mi>x</mi>
      <mo stretchy="false">⋅</mo>
      <mi>y</mi>
    </mrow>
    <annotation encoding="StarMath 5.0">x cdot y</annotation>
  </semantics>
</math>
</file>

<file path=Object 15/content.xml><?xml version="1.0" encoding="utf-8"?>
<math xmlns="http://www.w3.org/1998/Math/MathML" display="block">
  <semantics>
    <mrow>
      <mn>5</mn>
      <mo stretchy="false">×</mo>
      <mn>4</mn>
    </mrow>
    <annotation encoding="StarMath 5.0">5 times 4</annotation>
  </semantics>
</math>
</file>

<file path=Object 16/content.xml><?xml version="1.0" encoding="utf-8"?>
<math xmlns="http://www.w3.org/1998/Math/MathML" display="block">
  <semantics>
    <mrow>
      <mn>5</mn>
      <mo stretchy="false">×</mo>
      <mn>4</mn>
    </mrow>
    <annotation encoding="StarMath 5.0">5 times 4</annotation>
  </semantics>
</math>
</file>

<file path=Object 17/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18/content.xml><?xml version="1.0" encoding="utf-8"?>
<math xmlns="http://www.w3.org/1998/Math/MathML" display="block">
  <semantics>
    <mrow>
      <mrow/>
      <mo stretchy="false">≃</mo>
      <mrow/>
    </mrow>
    <annotation encoding="StarMath 5.0">{} simeq {}</annotation>
  </semantics>
</math>
</file>

<file path=Object 19/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2/content.xml><?xml version="1.0" encoding="utf-8"?>
<math xmlns="http://www.w3.org/1998/Math/MathML" display="block">
  <semantics>
    <mstyle mathvariant="normal">
      <mrow>
        <mrow>
          <msub>
            <mi>NH</mi>
            <mn>3</mn>
          </msub>
          <mo stretchy="false">+</mo>
          <msub>
            <mi mathvariant="normal">H</mi>
            <mn>2</mn>
          </msub>
        </mrow>
        <mi mathvariant="normal">O</mi>
        <mi mathvariant="normal">⇌</mi>
        <mrow>
          <msubsup>
            <mi>NH</mi>
            <mn>4</mn>
            <mrow>
              <mo stretchy="false">+</mo>
              <mrow/>
            </mrow>
          </msubsup>
          <mo stretchy="false">+</mo>
          <msup>
            <mi>OH</mi>
            <mrow>
              <mspace width="0.5em"/>
              <mo stretchy="false">−</mo>
              <mrow/>
            </mrow>
          </msup>
        </mrow>
      </mrow>
    </mstyle>
    <annotation encoding="StarMath 5.0">nitalic{NH_3 + H_2 O %Ux21CC  NH_4^{+{}} + OH^{`-{}} }</annotation>
  </semantics>
</math>
</file>

<file path=Object 20/content.xml><?xml version="1.0" encoding="utf-8"?>
<math xmlns="http://www.w3.org/1998/Math/MathML" display="block">
  <semantics>
    <mrow>
      <mfrac>
        <mn>2</mn>
        <mi>x</mi>
      </mfrac>
      <mo stretchy="false">+</mo>
      <mn>1</mn>
    </mrow>
    <annotation encoding="StarMath 5.0">2 over x + 1</annotation>
  </semantics>
</math>
</file>

<file path=Object 21/content.xml><?xml version="1.0" encoding="utf-8"?>
<math xmlns="http://www.w3.org/1998/Math/MathML" display="block">
  <semantics>
    <mfrac>
      <mn>2</mn>
      <mrow>
        <mi>x</mi>
        <mo stretchy="false">+</mo>
        <mn>1</mn>
      </mrow>
    </mfrac>
    <annotation encoding="StarMath 5.0">2 over {x + 1}</annotation>
  </semantics>
</math>
</file>

<file path=Object 22/content.xml><?xml version="1.0" encoding="utf-8"?>
<math xmlns="http://www.w3.org/1998/Math/MathML" display="block">
  <semantics>
    <mfrac>
      <mrow>
        <mo stretchy="false">−</mo>
        <mn>1</mn>
      </mrow>
      <mn>2</mn>
    </mfrac>
    <annotation encoding="StarMath 5.0">- 1 over 2</annotation>
  </semantics>
</math>
</file>

<file path=Object 23/content.xml><?xml version="1.0" encoding="utf-8"?>
<math xmlns="http://www.w3.org/1998/Math/MathML" display="block">
  <semantics>
    <mrow>
      <mi>–</mi>
      <mfrac>
        <mn>1</mn>
        <mn>2</mn>
      </mfrac>
    </mrow>
    <annotation encoding="StarMath 5.0">– {1 over 2}</annotation>
  </semantics>
</math>
</file>

<file path=Object 24/content.xml><?xml version="1.0" encoding="utf-8"?>
<math xmlns="http://www.w3.org/1998/Math/MathML" display="block">
  <semantics>
    <mfrac>
      <mi>x</mi>
      <mrow>
        <mi>–</mi>
        <mrow>
          <mi>x</mi>
          <mo stretchy="false">+</mo>
          <mn>1</mn>
        </mrow>
      </mrow>
    </mfrac>
    <annotation encoding="StarMath 5.0">x over {–x + 1}</annotation>
  </semantics>
</math>
</file>

<file path=Object 25/content.xml><?xml version="1.0" encoding="utf-8"?>
<math xmlns="http://www.w3.org/1998/Math/MathML" display="block">
  <semantics>
    <mfrac>
      <mi>x</mi>
      <mrow>
        <mo fence="true" stretchy="false">{</mo>
        <mrow>
          <mrow>
            <mi>–</mi>
            <mrow>
              <mi>x</mi>
              <mo stretchy="false">+</mo>
              <mn>1</mn>
            </mrow>
          </mrow>
        </mrow>
        <mo fence="true" stretchy="false">}</mo>
      </mrow>
    </mfrac>
    <annotation encoding="StarMath 5.0">x over lbrace –x + 1 rbrace</annotation>
  </semantics>
</math>
</file>

<file path=Object 26/content.xml><?xml version="1.0" encoding="utf-8"?>
<math xmlns="http://www.w3.org/1998/Math/MathML" display="block">
  <semantics>
    <mtable>
      <mtr>
        <mtd>
          <mi>a</mi>
        </mtd>
        <mtd>
          <mi>b</mi>
        </mtd>
      </mtr>
      <mtr>
        <mtd>
          <mi>c</mi>
        </mtd>
        <mtd>
          <mi>d</mi>
        </mtd>
      </mtr>
    </mtable>
    <annotation encoding="StarMath 5.0">matrix { a # b ## c # d }</annotation>
  </semantics>
</math>
</file>

<file path=Object 27/content.xml><?xml version="1.0" encoding="utf-8"?>
<math xmlns="http://www.w3.org/1998/Math/MathML" display="block">
  <semantics>
    <mrow>
      <mo fence="true" stretchy="false">(</mo>
      <mrow>
        <mtable>
          <mtr>
            <mtd>
              <mi>a</mi>
            </mtd>
            <mtd>
              <mi>b</mi>
            </mtd>
          </mtr>
          <mtr>
            <mtd>
              <mi>c</mi>
            </mtd>
            <mtd>
              <mi>d</mi>
            </mtd>
          </mtr>
        </mtable>
      </mrow>
      <mo fence="true" stretchy="false">)</mo>
    </mrow>
    <annotation encoding="StarMath 5.0">( matrix { a # b ## c # d } )</annotation>
  </semantics>
</math>
</file>

<file path=Object 28/content.xml><?xml version="1.0" encoding="utf-8"?>
<math xmlns="http://www.w3.org/1998/Math/MathML" display="block">
  <semantics>
    <mrow>
      <mo fence="true" stretchy="true">(</mo>
      <mrow>
        <mtable>
          <mtr>
            <mtd>
              <mi>a</mi>
            </mtd>
            <mtd>
              <mi>b</mi>
            </mtd>
          </mtr>
          <mtr>
            <mtd>
              <mi>c</mi>
            </mtd>
            <mtd>
              <mi>d</mi>
            </mtd>
          </mtr>
        </mtable>
      </mrow>
      <mo fence="true" stretchy="true">)</mo>
    </mrow>
    <annotation encoding="StarMath 5.0">left( matrix { a # b ## c # d } right)</annotation>
  </semantics>
</math>
</file>

<file path=Object 29/content.xml><?xml version="1.0" encoding="utf-8"?>
<math xmlns="http://www.w3.org/1998/Math/MathML" display="block">
  <semantics>
    <mtable>
      <mtr>
        <mtd>
          <mrow/>
        </mtd>
      </mtr>
      <mtr>
        <mtd>
          <mrow>
            <mi>a</mi>
            <mi>;</mi>
            <mi>b</mi>
            <mrow/>
          </mrow>
        </mtd>
      </mtr>
      <mtr>
        <mtd>
          <mrow/>
        </mtd>
      </mtr>
    </mtable>
    <annotation encoding="StarMath 5.0">[ a; b [</annotation>
  </semantics>
</math>
</file>

<file path=Object 3/content.xml><?xml version="1.0" encoding="utf-8"?>
<math xmlns="http://www.w3.org/1998/Math/MathML" display="block">
  <semantics>
    <mfrac>
      <mi>a</mi>
      <mi>b</mi>
    </mfrac>
    <annotation encoding="StarMath 5.0">a over b</annotation>
  </semantics>
</math>
</file>

<file path=Object 30/content.xml><?xml version="1.0" encoding="utf-8"?>
<math xmlns="http://www.w3.org/1998/Math/MathML" display="block">
  <semantics>
    <mrow>
      <mo stretchy="false">[</mo>
      <mi>a</mi>
      <mi>;</mi>
      <mi>b</mi>
      <mo stretchy="false">[</mo>
    </mrow>
    <annotation encoding="StarMath 5.0">\ [ a; b \ [</annotation>
  </semantics>
</math>
</file>

<file path=Object 31/content.xml><?xml version="1.0" encoding="utf-8"?>
<math xmlns="http://www.w3.org/1998/Math/MathML" display="block">
  <semantics>
    <mrow>
      <mrow>
        <mo fence="true" stretchy="true">|</mo>
        <mrow>
          <mi>x</mi>
        </mrow>
        <mo fence="true" stretchy="true">|</mo>
      </mrow>
      <mo stretchy="false">=</mo>
      <mrow>
        <mo fence="true" stretchy="true">{</mo>
        <mrow>
          <mtable>
            <mtr>
              <mtd>
                <mrow>
                  <mi>x</mi>
                  <mtext>for</mtext>
                  <mrow>
                    <mi>x</mi>
                    <mo stretchy="false">≥</mo>
                    <mn>0</mn>
                  </mrow>
                </mrow>
              </mtd>
            </mtr>
            <mtr>
              <mtd>
                <mrow>
                  <mrow>
                    <mo stretchy="false">−</mo>
                    <mi>x</mi>
                  </mrow>
                  <mtext>for</mtext>
                  <mrow>
                    <mi>x</mi>
                    <mo stretchy="false">&lt;</mo>
                    <mn>0</mn>
                  </mrow>
                </mrow>
              </mtd>
            </mtr>
          </mtable>
        </mrow>
      </mrow>
    </mrow>
    <annotation encoding="StarMath 5.0">abs x = left lbrace stack {x "for" x &gt;= 0 # -x "for" x &lt; 0} right none</annotation>
  </semantics>
</math>
</file>

<file path=Object 32/content.xml><?xml version="1.0" encoding="utf-8"?>
<math xmlns="http://www.w3.org/1998/Math/MathML" display="block">
  <semantics>
    <mtable>
      <mtr>
        <mtd>
          <mrow/>
        </mtd>
      </mtr>
      <mtr>
        <mtd>
          <mtable>
            <mtr>
              <mtd>
                <mrow>
                  <mi>x</mi>
                  <mtext>for</mtext>
                  <mrow>
                    <mi>x</mi>
                    <mo stretchy="false">≥</mo>
                    <mn>0</mn>
                  </mrow>
                </mrow>
              </mtd>
            </mtr>
            <mtr>
              <mtd>
                <mrow>
                  <mrow>
                    <mo stretchy="false">−</mo>
                    <mi>x</mi>
                  </mrow>
                  <mtext>for</mtext>
                  <mrow>
                    <mi>x</mi>
                    <mo stretchy="false">&lt;</mo>
                    <mn>0</mn>
                  </mrow>
                </mrow>
              </mtd>
            </mtr>
          </mtable>
        </mtd>
      </mtr>
      <mtr>
        <mtd>
          <mrow>
            <mrow>
              <mo fence="true" stretchy="true">|</mo>
              <mrow>
                <mrow/>
              </mrow>
              <mo fence="true" stretchy="true">|</mo>
            </mrow>
            <mi>x</mi>
            <mrow/>
          </mrow>
        </mtd>
      </mtr>
    </mtable>
    <annotation encoding="StarMath 5.0">abs = x lbrace stack {x "for" x &gt;= 0 # -x "for" x &lt; 0</annotation>
  </semantics>
</math>
</file>

<file path=Object 33/content.xml><?xml version="1.0" encoding="utf-8"?>
<math xmlns="http://www.w3.org/1998/Math/MathML" display="block">
  <semantics>
    <mtable>
      <mtr>
        <mtd>
          <mrow>
            <mi>x</mi>
            <mo stretchy="false">=</mo>
            <mn>3</mn>
          </mrow>
        </mtd>
      </mtr>
      <mtr>
        <mtd>
          <mrow>
            <mi>y</mi>
            <mo stretchy="false">=</mo>
            <mn>1</mn>
          </mrow>
        </mtd>
      </mtr>
    </mtable>
    <annotation encoding="StarMath 5.0">x = 3 newline y = 1</annotation>
  </semantics>
</math>
</file>

<file path=Object 34/content.xml><?xml version="1.0" encoding="utf-8"?>
<math xmlns="http://www.w3.org/1998/Math/MathML" display="block">
  <semantics>
    <mrow>
      <mrow>
        <mi>x</mi>
        <mo stretchy="false">=</mo>
        <mn>3</mn>
      </mrow>
      <mrow>
        <mi>y</mi>
        <mo stretchy="false">=</mo>
        <mn>1</mn>
      </mrow>
    </mrow>
    <annotation encoding="StarMath 5.0">x = 3
y = 1</annotation>
  </semantics>
</math>
</file>

<file path=Object 35/content.xml><?xml version="1.0" encoding="utf-8"?>
<math xmlns="http://www.w3.org/1998/Math/MathML" display="block">
  <semantics>
    <mtable>
      <mtr>
        <mtd>
          <mrow>
            <mi>x</mi>
            <mo stretchy="false">=</mo>
            <mn>3</mn>
          </mrow>
        </mtd>
      </mtr>
      <mtr>
        <mtd>
          <mrow>
            <mi>y</mi>
            <mo stretchy="false">=</mo>
            <mn>1</mn>
          </mrow>
        </mtd>
      </mtr>
    </mtable>
    <annotation encoding="StarMath 5.0">x = 3 newline y = 1</annotation>
  </semantics>
</math>
</file>

<file path=Object 36/content.xml><?xml version="1.0" encoding="utf-8"?>
<math xmlns="http://www.w3.org/1998/Math/MathML" display="block">
  <semantics>
    <mrow>
      <munderover>
        <mo stretchy="false">∑</mo>
        <mrow>
          <mi>k</mi>
          <mo stretchy="false">=</mo>
          <mn>1</mn>
        </mrow>
        <mi>n</mi>
      </munderover>
      <msub>
        <mi>a</mi>
        <mi>k</mi>
      </msub>
    </mrow>
    <annotation encoding="StarMath 5.0">sum from k = 1 to n a_k</annotation>
  </semantics>
</math>
</file>

<file path=Object 37/content.xml><?xml version="1.0" encoding="utf-8"?>
<math xmlns="http://www.w3.org/1998/Math/MathML" display="block">
  <semantics>
    <mrow>
      <mrow>
        <munderover>
          <mo stretchy="false">∫</mo>
          <mn>0</mn>
          <mi>x</mi>
        </munderover>
        <mi>f</mi>
      </mrow>
      <mrow>
        <mo fence="true" stretchy="false">(</mo>
        <mrow>
          <mi>t</mi>
        </mrow>
        <mo fence="true" stretchy="false">)</mo>
      </mrow>
      <mi mathvariant="italic">dt</mi>
    </mrow>
    <annotation encoding="StarMath 5.0">int from 0 to x f(t) dt</annotation>
  </semantics>
</math>
</file>

<file path=Object 38/content.xml><?xml version="1.0" encoding="utf-8"?>
<math xmlns="http://www.w3.org/1998/Math/MathML" display="block">
  <semantics>
    <mrow>
      <mrow>
        <msubsup>
          <mo stretchy="false">∫</mo>
          <mn>0</mn>
          <mi>x</mi>
        </msubsup>
        <mi>f</mi>
      </mrow>
      <mrow>
        <mo fence="true" stretchy="false">(</mo>
        <mrow>
          <mi>t</mi>
        </mrow>
        <mo fence="true" stretchy="false">)</mo>
      </mrow>
      <mi mathvariant="italic">dt</mi>
    </mrow>
    <annotation encoding="StarMath 5.0">int_0^x f(t) dt</annotation>
  </semantics>
</math>
</file>

<file path=Object 39/content.xml><?xml version="1.0" encoding="utf-8"?>
<math xmlns="http://www.w3.org/1998/Math/MathML" display="block">
  <semantics>
    <mrow>
      <munder>
        <mo stretchy="false">∫</mo>
        <mi mathvariant="normal">ℜ</mi>
      </munder>
      <mi>f</mi>
    </mrow>
    <annotation encoding="StarMath 5.0">int from Re f</annotation>
  </semantics>
</math>
</file>

<file path=Object 4/content.xml><?xml version="1.0" encoding="utf-8"?>
<math xmlns="http://www.w3.org/1998/Math/MathML" display="block">
  <semantics>
    <mrow>
      <mn>5</mn>
      <mo stretchy="false">×</mo>
      <mn>4</mn>
    </mrow>
    <annotation encoding="StarMath 5.0">5 times 4</annotation>
  </semantics>
</math>
</file>

<file path=Object 40/content.xml><?xml version="1.0" encoding="utf-8"?>
<math xmlns="http://www.w3.org/1998/Math/MathML" display="block">
  <semantics>
    <mrow>
      <mover>
        <mo stretchy="false">∑</mo>
        <mi mathvariant="normal">∞</mi>
      </mover>
      <msup>
        <mn>2</mn>
        <mrow>
          <mo stretchy="false">−</mo>
          <mi>n</mi>
        </mrow>
      </msup>
    </mrow>
    <annotation encoding="StarMath 5.0">sum to infinity 2^{-n}</annotation>
  </semantics>
</math>
</file>

<file path=Object 41/content.xml><?xml version="1.0" encoding="utf-8"?>
<math xmlns="http://www.w3.org/1998/Math/MathML" display="block">
  <semantics>
    <mfrac>
      <mi mathvariant="italic">df</mi>
      <mi mathvariant="italic">dx</mi>
    </mfrac>
    <annotation encoding="StarMath 5.0">{df} over {dx}</annotation>
  </semantics>
</math>
</file>

<file path=Object 42/content.xml><?xml version="1.0" encoding="utf-8"?>
<math xmlns="http://www.w3.org/1998/Math/MathML" display="block">
  <semantics>
    <mfrac>
      <mrow>
        <mo stretchy="false">∂</mo>
        <mi>f</mi>
      </mrow>
      <mrow>
        <mo stretchy="false">∂</mo>
        <mi>y</mi>
      </mrow>
    </mfrac>
    <annotation encoding="StarMath 5.0">{partial f} over {partial y}</annotation>
  </semantics>
</math>
</file>

<file path=Object 43/content.xml><?xml version="1.0" encoding="utf-8"?>
<math xmlns="http://www.w3.org/1998/Math/MathML" display="block">
  <semantics>
    <mfrac>
      <mrow>
        <msup>
          <mo stretchy="false">∂</mo>
          <mn>2</mn>
        </msup>
        <mi>f</mi>
      </mrow>
      <mrow>
        <mo stretchy="false">∂</mo>
        <msup>
          <mi>t</mi>
          <mn>2</mn>
        </msup>
      </mrow>
    </mfrac>
    <annotation encoding="StarMath 5.0">{partial^2 f} over {partial t^2}</annotation>
  </semantics>
</math>
</file>

<file path=Object 44/content.xml><?xml version="1.0" encoding="utf-8"?>
<math xmlns="http://www.w3.org/1998/Math/MathML" display="block">
  <semantics>
    <mrow>
      <mn>2</mn>
      <mrow>
        <mtext>%</mtext>
        <mo stretchy="false">=</mo>
        <mn>0.02</mn>
      </mrow>
    </mrow>
    <annotation encoding="StarMath 5.0">2"%"= 0.02</annotation>
  </semantics>
</math>
</file>

<file path=Object 45/content.xml><?xml version="1.0" encoding="utf-8"?>
<math xmlns="http://www.w3.org/1998/Math/MathML" display="block">
  <semantics>
    <mrow>
      <mo fence="true" stretchy="false">{</mo>
      <mrow/>
      <mo fence="true" stretchy="false">}</mo>
    </mrow>
    <annotation encoding="StarMath 5.0">lbrace rbrace</annotation>
  </semantics>
</math>
</file>

<file path=Object 46/content.xml><?xml version="1.0" encoding="utf-8"?>
<math xmlns="http://www.w3.org/1998/Math/MathML" display="block">
  <semantics>
    <mrow>
      <mi>x</mi>
      <mtext> for </mtext>
      <mrow>
        <mi>x</mi>
        <mo stretchy="false">≥</mo>
        <mn>0</mn>
      </mrow>
    </mrow>
    <annotation encoding="StarMath 5.0">x " for " x &gt;= 0</annotation>
  </semantics>
</math>
</file>

<file path=Object 47/content.xml><?xml version="1.0" encoding="utf-8"?>
<math xmlns="http://www.w3.org/1998/Math/MathML" display="block">
  <semantics>
    <mrow>
      <mtext>In </mtext>
      <mstyle color="blue">
        <mstyle mathvariant="bold">
          <mtext>isosceles</mtext>
        </mstyle>
      </mstyle>
      <mtext>triangles, the base angles are equal</mtext>
    </mrow>
    <annotation encoding="StarMath 5.0">"In " color blue bold "isosceles" "triangles, the base angles are equal"</annotation>
  </semantics>
</math>
</file>

<file path=Object 48/content.xml><?xml version="1.0" encoding="utf-8"?>
<math xmlns="http://www.w3.org/1998/Math/MathML" display="block">
  <semantics>
    <mtable>
      <mtr>
        <mtd columnalign="right">
          <mrow>
            <mi>x</mi>
            <mo stretchy="false">+</mo>
            <mi>y</mi>
          </mrow>
        </mtd>
        <mtd>
          <mrow>
            <mrow/>
            <mo stretchy="false">=</mo>
            <mrow/>
          </mrow>
        </mtd>
        <mtd columnalign="left">
          <mn>2</mn>
        </mtd>
      </mtr>
      <mtr>
        <mtd columnalign="right">
          <mi>x</mi>
        </mtd>
        <mtd>
          <mrow>
            <mrow/>
            <mo stretchy="false">=</mo>
            <mrow/>
          </mrow>
        </mtd>
        <mtd columnalign="left">
          <mrow>
            <mn>2</mn>
            <mo stretchy="false">−</mo>
            <mi>y</mi>
          </mrow>
        </mtd>
      </mtr>
    </mtable>
    <annotation encoding="StarMath 5.0">matrix{ alignr x+y # {}={} # alignl 2 ## alignr x   # {}={} # alignl 2-y }</annotation>
  </semantics>
</math>
</file>

<file path=Object 49/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5/content.xml><?xml version="1.0" encoding="utf-8"?>
<math xmlns="http://www.w3.org/1998/Math/MathML" display="block">
  <semantics>
    <mrow>
      <mi>a</mi>
      <mo stretchy="false">=</mo>
      <mi>b</mi>
    </mrow>
    <annotation encoding="StarMath 5.0">a = b</annotation>
  </semantics>
</math>
</file>

<file path=Object 50/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51/content.xml><?xml version="1.0" encoding="utf-8"?>
<math xmlns="http://www.w3.org/1998/Math/MathML" display="block">
  <semantics>
    <mrow>
      <mstyle color="red">
        <mi mathvariant="italic">ABC</mi>
      </mstyle>
      <mrow>
        <mn>5</mn>
        <mo stretchy="false">×</mo>
        <mn>4</mn>
      </mrow>
    </mrow>
    <annotation encoding="StarMath 5.0">color red ABC 5 times 4</annotation>
  </semantics>
</math>
</file>

<file path=Object 52/content.xml><?xml version="1.0" encoding="utf-8"?>
<math xmlns="http://www.w3.org/1998/Math/MathML" display="block">
  <semantics>
    <mstyle color="red">
      <mrow>
        <mi mathvariant="italic">ABC</mi>
        <mrow>
          <mn>5</mn>
          <mo stretchy="false">×</mo>
          <mn>4</mn>
        </mrow>
      </mrow>
    </mstyle>
    <annotation encoding="StarMath 5.0">color red {ABC 5 times 4}</annotation>
  </semantics>
</math>
</file>

<file path=Object 53/content.xml><?xml version="1.0" encoding="utf-8"?>
<math xmlns="http://www.w3.org/1998/Math/MathML" display="block">
  <semantics>
    <mstyle color="red">
      <mrow>
        <mi mathvariant="italic">ABC</mi>
        <mrow>
          <mn>5</mn>
          <mo stretchy="false">×</mo>
          <mn>4</mn>
        </mrow>
      </mrow>
    </mstyle>
    <annotation encoding="StarMath 5.0">color red {ABC 5 times 4}</annotation>
  </semantics>
</math>
</file>

<file path=Object 54/content.xml><?xml version="1.0" encoding="utf-8"?>
<math xmlns="http://www.w3.org/1998/Math/MathML" display="block">
  <semantics>
    <mrow>
      <munderover>
        <mo stretchy="false">∑</mo>
        <mrow>
          <mi>i</mi>
          <mo stretchy="false">=</mo>
          <mn>2</mn>
        </mrow>
        <mn>5</mn>
      </munderover>
      <msup>
        <mi>i</mi>
        <mn>2</mn>
      </msup>
    </mrow>
    <annotation encoding="StarMath 5.0">sum from i = 2 to 5 i^2</annotation>
  </semantics>
</math>
</file>

<file path=Object 55/content.xml><?xml version="1.0" encoding="utf-8"?>
<math xmlns="http://www.w3.org/1998/Math/MathML">
  <semantics>
    <mrow>
      <munderover>
        <mo stretchy="false">∑</mo>
        <mrow>
          <mi>i</mi>
          <mo stretchy="false">=</mo>
          <mn>2</mn>
        </mrow>
        <mn>5</mn>
      </munderover>
      <msup>
        <mi>i</mi>
        <mn>2</mn>
      </msup>
    </mrow>
    <annotation encoding="StarMath 5.0">sum from i = 2 to 5 i^2</annotation>
  </semantics>
</math>
</file>

<file path=Object 56/content.xml><?xml version="1.0" encoding="utf-8"?>
<math xmlns="http://www.w3.org/1998/Math/MathML" display="block">
  <semantics>
    <mrow>
      <mn>5</mn>
      <mo stretchy="false">×</mo>
      <mn>4</mn>
    </mrow>
    <annotation encoding="StarMath 5.0">5 times 4</annotation>
  </semantics>
</math>
</file>

<file path=Object 57/content.xml><?xml version="1.0" encoding="utf-8"?>
<math xmlns="http://www.w3.org/1998/Math/MathML" display="block">
  <semantics>
    <mrow>
      <mi>E</mi>
      <mo stretchy="false">=</mo>
      <msup>
        <mi>mc</mi>
        <mn>2</mn>
      </msup>
    </mrow>
    <annotation encoding="StarMath 5.0">{E = func mc^2}</annotation>
  </semantics>
</math>
</file>

<file path=Object 6/content.xml><?xml version="1.0" encoding="utf-8"?>
<math xmlns="http://www.w3.org/1998/Math/MathML" display="block">
  <semantics>
    <msqrt>
      <mi>a</mi>
    </msqrt>
    <annotation encoding="StarMath 5.0">sqrt {a}</annotation>
  </semantics>
</math>
</file>

<file path=Object 7/content.xml><?xml version="1.0" encoding="utf-8"?>
<math xmlns="http://www.w3.org/1998/Math/MathML" display="block">
  <semantics>
    <msup>
      <mi>a</mi>
      <mn>2</mn>
    </msup>
    <annotation encoding="StarMath 5.0">a^2</annotation>
  </semantics>
</math>
</file>

<file path=Object 8/content.xml><?xml version="1.0" encoding="utf-8"?>
<math xmlns="http://www.w3.org/1998/Math/MathML" display="block">
  <semantics>
    <msub>
      <mi>a</mi>
      <mi>n</mi>
    </msub>
    <annotation encoding="StarMath 5.0">a_n</annotation>
  </semantics>
</math>
</file>

<file path=Object 9/content.xml><?xml version="1.0" encoding="utf-8"?>
<math xmlns="http://www.w3.org/1998/Math/MathML" display="block">
  <semantics>
    <mrow>
      <mrow>
        <mo stretchy="false">∫</mo>
        <mi>f</mi>
      </mrow>
      <mrow>
        <mo fence="true" stretchy="false">(</mo>
        <mrow>
          <mi>x</mi>
        </mrow>
        <mo fence="true" stretchy="false">)</mo>
      </mrow>
      <mi mathvariant="italic">dx</mi>
    </mrow>
    <annotation encoding="StarMath 5.0">int f(x) dx</annotation>
  </semantics>
</math>
</file>